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automatic-styles>
    <style:style style:name="Table7" style:family="table">
      <style:table-properties style:width="15.979cm" fo:margin-left="0cm" fo:margin-right="0cm" table:align="margins"/>
    </style:style>
    <style:style style:name="Table7.A" style:family="table-column">
      <style:table-column-properties style:column-width="1.692cm" style:rel-column-width="6941*"/>
    </style:style>
    <style:style style:name="Table7.B" style:family="table-column">
      <style:table-column-properties style:column-width="6.853cm" style:rel-column-width="28105*"/>
    </style:style>
    <style:style style:name="Table7.C" style:family="table-column">
      <style:table-column-properties style:column-width="1.58cm" style:rel-column-width="6485*"/>
    </style:style>
    <style:style style:name="Table7.D" style:family="table-column">
      <style:table-column-properties style:column-width="5.853cm" style:rel-column-width="24004*"/>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5" style:family="table">
      <style:table-properties style:width="15.979cm" fo:margin-left="0cm" fo:margin-right="0cm" table:align="margins"/>
    </style:style>
    <style:style style:name="Table5.A" style:family="table-column">
      <style:table-column-properties style:column-width="1.692cm" style:rel-column-width="6941*"/>
    </style:style>
    <style:style style:name="Table5.B" style:family="table-column">
      <style:table-column-properties style:column-width="6.853cm" style:rel-column-width="28105*"/>
    </style:style>
    <style:style style:name="Table5.C" style:family="table-column">
      <style:table-column-properties style:column-width="1.58cm" style:rel-column-width="6485*"/>
    </style:style>
    <style:style style:name="Table5.D" style:family="table-column">
      <style:table-column-properties style:column-width="5.853cm" style:rel-column-width="24004*"/>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2" style:family="table">
      <style:table-properties style:width="15.979cm" fo:margin-left="0cm" fo:margin-right="0cm" table:align="margins"/>
    </style:style>
    <style:style style:name="Table12.A" style:family="table-column">
      <style:table-column-properties style:column-width="1.692cm" style:rel-column-width="6941*"/>
    </style:style>
    <style:style style:name="Table12.B" style:family="table-column">
      <style:table-column-properties style:column-width="6.853cm" style:rel-column-width="28105*"/>
    </style:style>
    <style:style style:name="Table12.C" style:family="table-column">
      <style:table-column-properties style:column-width="1.58cm" style:rel-column-width="6485*"/>
    </style:style>
    <style:style style:name="Table12.D" style:family="table-column">
      <style:table-column-properties style:column-width="5.853cm" style:rel-column-width="24004*"/>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4" style:family="table">
      <style:table-properties style:width="15.979cm" fo:margin-left="0cm" fo:margin-right="0cm" table:align="margins"/>
    </style:style>
    <style:style style:name="Table14.A" style:family="table-column">
      <style:table-column-properties style:column-width="1.692cm" style:rel-column-width="6941*"/>
    </style:style>
    <style:style style:name="Table14.B" style:family="table-column">
      <style:table-column-properties style:column-width="6.853cm" style:rel-column-width="28105*"/>
    </style:style>
    <style:style style:name="Table14.C" style:family="table-column">
      <style:table-column-properties style:column-width="1.58cm" style:rel-column-width="6485*"/>
    </style:style>
    <style:style style:name="Table14.D" style:family="table-column">
      <style:table-column-properties style:column-width="5.853cm" style:rel-column-width="24004*"/>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6" style:family="table">
      <style:table-properties style:width="15.979cm" fo:margin-left="0cm" fo:margin-right="0cm" table:align="margins"/>
    </style:style>
    <style:style style:name="Table6.A" style:family="table-column">
      <style:table-column-properties style:column-width="1.692cm" style:rel-column-width="6941*"/>
    </style:style>
    <style:style style:name="Table6.B" style:family="table-column">
      <style:table-column-properties style:column-width="6.853cm" style:rel-column-width="28105*"/>
    </style:style>
    <style:style style:name="Table6.C" style:family="table-column">
      <style:table-column-properties style:column-width="1.58cm" style:rel-column-width="6485*"/>
    </style:style>
    <style:style style:name="Table6.D" style:family="table-column">
      <style:table-column-properties style:column-width="5.853cm" style:rel-column-width="24004*"/>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5.979cm" fo:margin-left="0cm" fo:margin-right="0cm" table:align="margins"/>
    </style:style>
    <style:style style:name="Table1.A" style:family="table-column">
      <style:table-column-properties style:column-width="1.692cm" style:rel-column-width="6941*"/>
    </style:style>
    <style:style style:name="Table1.B" style:family="table-column">
      <style:table-column-properties style:column-width="6.853cm" style:rel-column-width="28105*"/>
    </style:style>
    <style:style style:name="Table1.C" style:family="table-column">
      <style:table-column-properties style:column-width="1.58cm" style:rel-column-width="6485*"/>
    </style:style>
    <style:style style:name="Table1.D" style:family="table-column">
      <style:table-column-properties style:column-width="5.853cm" style:rel-column-width="2400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5.979cm" fo:margin-left="0cm" fo:margin-right="0cm" table:align="margins"/>
    </style:style>
    <style:style style:name="Table3.A" style:family="table-column">
      <style:table-column-properties style:column-width="1.692cm" style:rel-column-width="6941*"/>
    </style:style>
    <style:style style:name="Table3.B" style:family="table-column">
      <style:table-column-properties style:column-width="6.853cm" style:rel-column-width="28105*"/>
    </style:style>
    <style:style style:name="Table3.C" style:family="table-column">
      <style:table-column-properties style:column-width="1.58cm" style:rel-column-width="6485*"/>
    </style:style>
    <style:style style:name="Table3.D" style:family="table-column">
      <style:table-column-properties style:column-width="5.853cm" style:rel-column-width="2400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2" style:family="table">
      <style:table-properties style:width="15.979cm" fo:margin-left="0cm" fo:margin-right="0cm" table:align="margins"/>
    </style:style>
    <style:style style:name="Table2.A" style:family="table-column">
      <style:table-column-properties style:column-width="1.692cm" style:rel-column-width="6941*"/>
    </style:style>
    <style:style style:name="Table2.B" style:family="table-column">
      <style:table-column-properties style:column-width="6.853cm" style:rel-column-width="28105*"/>
    </style:style>
    <style:style style:name="Table2.C" style:family="table-column">
      <style:table-column-properties style:column-width="1.58cm" style:rel-column-width="6485*"/>
    </style:style>
    <style:style style:name="Table2.D" style:family="table-column">
      <style:table-column-properties style:column-width="5.853cm" style:rel-column-width="24004*"/>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4" style:family="table">
      <style:table-properties style:width="15.979cm" fo:margin-left="0cm" fo:margin-right="0cm" table:align="margins"/>
    </style:style>
    <style:style style:name="Table4.A" style:family="table-column">
      <style:table-column-properties style:column-width="1.692cm" style:rel-column-width="6941*"/>
    </style:style>
    <style:style style:name="Table4.B" style:family="table-column">
      <style:table-column-properties style:column-width="6.853cm" style:rel-column-width="28105*"/>
    </style:style>
    <style:style style:name="Table4.C" style:family="table-column">
      <style:table-column-properties style:column-width="1.58cm" style:rel-column-width="6485*"/>
    </style:style>
    <style:style style:name="Table4.D" style:family="table-column">
      <style:table-column-properties style:column-width="5.853cm" style:rel-column-width="24004*"/>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8" style:family="table">
      <style:table-properties style:width="15.979cm" fo:margin-left="0cm" fo:margin-right="0cm" table:align="margins"/>
    </style:style>
    <style:style style:name="Table8.A" style:family="table-column">
      <style:table-column-properties style:column-width="1.692cm" style:rel-column-width="6940*"/>
    </style:style>
    <style:style style:name="Table8.B" style:family="table-column">
      <style:table-column-properties style:column-width="6.853cm" style:rel-column-width="28105*"/>
    </style:style>
    <style:style style:name="Table8.C" style:family="table-column">
      <style:table-column-properties style:column-width="1.517cm" style:rel-column-width="6222*"/>
    </style:style>
    <style:style style:name="Table8.D" style:family="table-column">
      <style:table-column-properties style:column-width="5.918cm" style:rel-column-width="24268*"/>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5.979cm" fo:margin-left="0cm" fo:margin-right="0cm" table:align="margins"/>
    </style:style>
    <style:style style:name="Table9.A" style:family="table-column">
      <style:table-column-properties style:column-width="1.692cm" style:rel-column-width="6939*"/>
    </style:style>
    <style:style style:name="Table9.B" style:family="table-column">
      <style:table-column-properties style:column-width="6.853cm" style:rel-column-width="28104*"/>
    </style:style>
    <style:style style:name="Table9.C" style:family="table-column">
      <style:table-column-properties style:column-width="1.58cm" style:rel-column-width="6483*"/>
    </style:style>
    <style:style style:name="Table9.D" style:family="table-column">
      <style:table-column-properties style:column-width="5.854cm" style:rel-column-width="2400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1" style:family="table">
      <style:table-properties style:width="15.979cm" fo:margin-left="0cm" fo:margin-right="0cm" table:align="margins"/>
    </style:style>
    <style:style style:name="Table11.A" style:family="table-column">
      <style:table-column-properties style:column-width="1.692cm" style:rel-column-width="6941*"/>
    </style:style>
    <style:style style:name="Table11.B" style:family="table-column">
      <style:table-column-properties style:column-width="6.853cm" style:rel-column-width="28105*"/>
    </style:style>
    <style:style style:name="Table11.C" style:family="table-column">
      <style:table-column-properties style:column-width="1.58cm" style:rel-column-width="6485*"/>
    </style:style>
    <style:style style:name="Table11.D" style:family="table-column">
      <style:table-column-properties style:column-width="5.853cm" style:rel-column-width="24004*"/>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0" style:family="table">
      <style:table-properties style:width="15.979cm" fo:margin-left="0cm" fo:margin-right="0cm" table:align="margins"/>
    </style:style>
    <style:style style:name="Table10.A" style:family="table-column">
      <style:table-column-properties style:column-width="1.692cm" style:rel-column-width="6941*"/>
    </style:style>
    <style:style style:name="Table10.B" style:family="table-column">
      <style:table-column-properties style:column-width="6.853cm" style:rel-column-width="28105*"/>
    </style:style>
    <style:style style:name="Table10.C" style:family="table-column">
      <style:table-column-properties style:column-width="1.58cm" style:rel-column-width="6485*"/>
    </style:style>
    <style:style style:name="Table10.D" style:family="table-column">
      <style:table-column-properties style:column-width="5.853cm" style:rel-column-width="24004*"/>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5" style:family="table">
      <style:table-properties style:width="15.979cm" fo:margin-left="0cm" fo:margin-right="0cm" table:align="margins"/>
    </style:style>
    <style:style style:name="Table15.A" style:family="table-column">
      <style:table-column-properties style:column-width="1.692cm" style:rel-column-width="6941*"/>
    </style:style>
    <style:style style:name="Table15.B" style:family="table-column">
      <style:table-column-properties style:column-width="6.853cm" style:rel-column-width="28105*"/>
    </style:style>
    <style:style style:name="Table15.C" style:family="table-column">
      <style:table-column-properties style:column-width="1.58cm" style:rel-column-width="6485*"/>
    </style:style>
    <style:style style:name="Table15.D" style:family="table-column">
      <style:table-column-properties style:column-width="5.853cm" style:rel-column-width="24004*"/>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3" style:family="table">
      <style:table-properties style:width="15.979cm" fo:margin-left="0cm" fo:margin-right="0cm" table:align="margins"/>
    </style:style>
    <style:style style:name="Table13.A" style:family="table-column">
      <style:table-column-properties style:column-width="1.692cm" style:rel-column-width="6941*"/>
    </style:style>
    <style:style style:name="Table13.B" style:family="table-column">
      <style:table-column-properties style:column-width="6.853cm" style:rel-column-width="28105*"/>
    </style:style>
    <style:style style:name="Table13.C" style:family="table-column">
      <style:table-column-properties style:column-width="1.58cm" style:rel-column-width="6485*"/>
    </style:style>
    <style:style style:name="Table13.D" style:family="table-column">
      <style:table-column-properties style:column-width="5.853cm" style:rel-column-width="24004*"/>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7" style:family="table">
      <style:table-properties style:width="15.979cm" fo:margin-left="0cm" fo:margin-right="0cm" table:align="margins"/>
    </style:style>
    <style:style style:name="Table17.A" style:family="table-column">
      <style:table-column-properties style:column-width="1.692cm" style:rel-column-width="6941*"/>
    </style:style>
    <style:style style:name="Table17.B" style:family="table-column">
      <style:table-column-properties style:column-width="6.853cm" style:rel-column-width="28105*"/>
    </style:style>
    <style:style style:name="Table17.C" style:family="table-column">
      <style:table-column-properties style:column-width="1.58cm" style:rel-column-width="6485*"/>
    </style:style>
    <style:style style:name="Table17.D" style:family="table-column">
      <style:table-column-properties style:column-width="5.853cm" style:rel-column-width="24004*"/>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6" style:family="table">
      <style:table-properties style:width="15.979cm" fo:margin-left="0cm" fo:margin-right="0cm" table:align="margins"/>
    </style:style>
    <style:style style:name="Table16.A" style:family="table-column">
      <style:table-column-properties style:column-width="1.692cm" style:rel-column-width="6941*"/>
    </style:style>
    <style:style style:name="Table16.B" style:family="table-column">
      <style:table-column-properties style:column-width="6.853cm" style:rel-column-width="28105*"/>
    </style:style>
    <style:style style:name="Table16.C" style:family="table-column">
      <style:table-column-properties style:column-width="1.58cm" style:rel-column-width="6485*"/>
    </style:style>
    <style:style style:name="Table16.D" style:family="table-column">
      <style:table-column-properties style:column-width="5.853cm" style:rel-column-width="24004*"/>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estScenario" style:family="table">
      <style:table-properties style:width="15.979cm" table:align="margins"/>
    </style:style>
    <style:style style:name="TestScenario.A" style:family="table-column">
      <style:table-column-properties style:column-width="1.325cm" style:rel-column-width="5433*"/>
    </style:style>
    <style:style style:name="TestScenario.B" style:family="table-column">
      <style:table-column-properties style:column-width="12.065cm" style:rel-column-width="49480*"/>
    </style:style>
    <style:style style:name="TestScenario.C" style:family="table-column">
      <style:table-column-properties style:column-width="2.589cm" style:rel-column-width="10622*"/>
    </style:style>
    <style:style style:name="TestScenario.A1" style:family="table-cell">
      <style:table-cell-properties fo:padding="0.097cm" fo:border-left="0.002cm solid #000000" fo:border-right="none" fo:border-top="0.002cm solid #000000" fo:border-bottom="0.002cm solid #000000"/>
    </style:style>
    <style:style style:name="TestScenario.C1" style:family="table-cell">
      <style:table-cell-properties fo:padding="0.097cm" fo:border="0.002cm solid #000000"/>
    </style:style>
    <style:style style:name="TestScenario.A2" style:family="table-cell">
      <style:table-cell-properties fo:padding="0.097cm" fo:border-left="0.002cm solid #000000" fo:border-right="none" fo:border-top="none" fo:border-bottom="0.002cm solid #000000"/>
    </style:style>
    <style:style style:name="TestScenario.C2" style:family="table-cell">
      <style:table-cell-properties fo:padding="0.097cm" fo:border-left="0.002cm solid #000000" fo:border-right="0.002cm solid #000000" fo:border-top="none" fo:border-bottom="0.002cm solid #000000"/>
    </style:style>
    <style:style style:name="TestScenario.C203" style:family="table-cell" style:data-style-name="N5000">
      <style:table-cell-properties style:vertical-align="bottom" fo:padding="0.097cm" fo:border-left="0.002cm solid #000000" fo:border-right="0.002cm solid #000000" fo:border-top="none" fo:border-bottom="0.002cm solid #000000"/>
    </style:style>
    <style:style style:name="TestScenario.C205" style:family="table-cell">
      <style:table-cell-properties style:vertical-align="top" fo:padding="0.097cm" fo:border-left="0.002cm solid #000000" fo:border-right="0.002cm solid #000000" fo:border-top="none" fo:border-bottom="0.002cm solid #000000"/>
    </style:style>
    <style:style style:name="TestScenario.C285" style:family="table-cell" style:data-style-name="N5000">
      <style:table-cell-properties style:vertical-align="top" fo:padding="0.097cm" fo:border-left="0.002cm solid #000000" fo:border-right="0.002cm solid #000000" fo:border-top="none" fo:border-bottom="0.002cm solid #000000"/>
    </style:style>
    <style:style style:name="P1" style:family="paragraph" style:parent-style-name="Text">
      <style:paragraph-properties fo:text-align="start" style:justify-single-word="false"/>
      <style:text-properties style:text-underline-style="solid" style:text-underline-type="double" style:text-underline-width="auto" style:text-underline-color="font-color"/>
    </style:style>
    <style:style style:name="P2" style:family="paragraph" style:parent-style-name="Contents_20_1">
      <style:paragraph-properties>
        <style:tab-stops>
          <style:tab-stop style:position="15.979cm" style:type="right" style:leader-style="dotted" style:leader-text="."/>
        </style:tab-stops>
      </style:paragraph-properties>
    </style:style>
    <style:style style:name="P3" style:family="paragraph" style:parent-style-name="Contents_20_2">
      <style:paragraph-properties>
        <style:tab-stops>
          <style:tab-stop style:position="15.979cm" style:type="right" style:leader-style="dotted" style:leader-text="."/>
        </style:tab-stops>
      </style:paragraph-properties>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style>
    <style:style style:name="P6" style:family="paragraph" style:parent-style-name="Table_20_Contents">
      <style:text-properties fo:font-weight="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normal" fo:background-color="transparent"/>
    </style:style>
    <style:style style:name="P9" style:family="paragraph" style:parent-style-name="Table_20_Contents">
      <style:text-properties fo:font-style="normal" fo:font-weight="normal" fo:background-color="transparent"/>
    </style:style>
    <style:style style:name="P10" style:family="paragraph" style:parent-style-name="Table_20_Contents">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5000" number:language="en" number:country="GB">
      <number:number number:min-integer-digits="1"/>
    </number:number-style>
  </office:automatic-styles>
  <office:body>
    <office:text text:use-soft-page-breaks="true">
      <text:variable-decls>
        <text:variable-decl office:value-type="float" text:name="cond1"/>
        <text:variable-decl office:value-type="float" text:name="cond1.1"/>
        <text:variable-decl office:value-type="float" text:name="cond1.2"/>
        <text:variable-decl office:value-type="float" text:name="cond10"/>
        <text:variable-decl office:value-type="float" text:name="cond10.1"/>
        <text:variable-decl office:value-type="float" text:name="cond10.2"/>
        <text:variable-decl office:value-type="float" text:name="cond10.3"/>
        <text:variable-decl office:value-type="float" text:name="cond100"/>
        <text:variable-decl office:value-type="float" text:name="cond100.1"/>
        <text:variable-decl office:value-type="float" text:name="cond100.2"/>
        <text:variable-decl office:value-type="float" text:name="cond100.3"/>
        <text:variable-decl office:value-type="float" text:name="cond101"/>
        <text:variable-decl office:value-type="float" text:name="cond101.1"/>
        <text:variable-decl office:value-type="float" text:name="cond102"/>
        <text:variable-decl office:value-type="float" text:name="cond102.1"/>
        <text:variable-decl office:value-type="float" text:name="cond103"/>
        <text:variable-decl office:value-type="float" text:name="cond103.1"/>
        <text:variable-decl office:value-type="float" text:name="cond104"/>
        <text:variable-decl office:value-type="float" text:name="cond104.1"/>
        <text:variable-decl office:value-type="float" text:name="cond105"/>
        <text:variable-decl office:value-type="float" text:name="cond105.1"/>
        <text:variable-decl office:value-type="float" text:name="cond106"/>
        <text:variable-decl office:value-type="float" text:name="cond106.1"/>
        <text:variable-decl office:value-type="float" text:name="cond107"/>
        <text:variable-decl office:value-type="float" text:name="cond107.1"/>
        <text:variable-decl office:value-type="float" text:name="cond108"/>
        <text:variable-decl office:value-type="float" text:name="cond108.1"/>
        <text:variable-decl office:value-type="float" text:name="cond109"/>
        <text:variable-decl office:value-type="float" text:name="cond109.1"/>
        <text:variable-decl office:value-type="float" text:name="cond11"/>
        <text:variable-decl office:value-type="float" text:name="cond11.1"/>
        <text:variable-decl office:value-type="float" text:name="cond11.2"/>
        <text:variable-decl office:value-type="float" text:name="cond11.3"/>
        <text:variable-decl office:value-type="float" text:name="cond110"/>
        <text:variable-decl office:value-type="float" text:name="cond110.1"/>
        <text:variable-decl office:value-type="float" text:name="cond111"/>
        <text:variable-decl office:value-type="float" text:name="cond111.1"/>
        <text:variable-decl office:value-type="float" text:name="cond112"/>
        <text:variable-decl office:value-type="float" text:name="cond112.1"/>
        <text:variable-decl office:value-type="float" text:name="cond113"/>
        <text:variable-decl office:value-type="float" text:name="cond113.1"/>
        <text:variable-decl office:value-type="float" text:name="cond114"/>
        <text:variable-decl office:value-type="float" text:name="cond114.1"/>
        <text:variable-decl office:value-type="float" text:name="cond115"/>
        <text:variable-decl office:value-type="float" text:name="cond115.1"/>
        <text:variable-decl office:value-type="float" text:name="cond116"/>
        <text:variable-decl office:value-type="float" text:name="cond116.1"/>
        <text:variable-decl office:value-type="float" text:name="cond117"/>
        <text:variable-decl office:value-type="float" text:name="cond117.1"/>
        <text:variable-decl office:value-type="float" text:name="cond118"/>
        <text:variable-decl office:value-type="float" text:name="cond118.1"/>
        <text:variable-decl office:value-type="float" text:name="cond119"/>
        <text:variable-decl office:value-type="float" text:name="cond119.1"/>
        <text:variable-decl office:value-type="float" text:name="cond12"/>
        <text:variable-decl office:value-type="float" text:name="cond12.1"/>
        <text:variable-decl office:value-type="float" text:name="cond120"/>
        <text:variable-decl office:value-type="float" text:name="cond120.1"/>
        <text:variable-decl office:value-type="float" text:name="cond121"/>
        <text:variable-decl office:value-type="float" text:name="cond121.1"/>
        <text:variable-decl office:value-type="float" text:name="cond122"/>
        <text:variable-decl office:value-type="float" text:name="cond122.1"/>
        <text:variable-decl office:value-type="float" text:name="cond123"/>
        <text:variable-decl office:value-type="float" text:name="cond123.1"/>
        <text:variable-decl office:value-type="float" text:name="cond124"/>
        <text:variable-decl office:value-type="float" text:name="cond124.1"/>
        <text:variable-decl office:value-type="float" text:name="cond125"/>
        <text:variable-decl office:value-type="float" text:name="cond125.1"/>
        <text:variable-decl office:value-type="float" text:name="cond126"/>
        <text:variable-decl office:value-type="float" text:name="cond126.1"/>
        <text:variable-decl office:value-type="float" text:name="cond127"/>
        <text:variable-decl office:value-type="float" text:name="cond127.1"/>
        <text:variable-decl office:value-type="float" text:name="cond128"/>
        <text:variable-decl office:value-type="float" text:name="cond128.1"/>
        <text:variable-decl office:value-type="float" text:name="cond129"/>
        <text:variable-decl office:value-type="float" text:name="cond129.1"/>
        <text:variable-decl office:value-type="float" text:name="cond13"/>
        <text:variable-decl office:value-type="float" text:name="cond13.1"/>
        <text:variable-decl office:value-type="float" text:name="cond130"/>
        <text:variable-decl office:value-type="float" text:name="cond130.1"/>
        <text:variable-decl office:value-type="float" text:name="cond130.2"/>
        <text:variable-decl office:value-type="float" text:name="cond130.3"/>
        <text:variable-decl office:value-type="float" text:name="cond130.4"/>
        <text:variable-decl office:value-type="float" text:name="cond131"/>
        <text:variable-decl office:value-type="float" text:name="cond131.1"/>
        <text:variable-decl office:value-type="float" text:name="cond132"/>
        <text:variable-decl office:value-type="float" text:name="cond132.1"/>
        <text:variable-decl office:value-type="float" text:name="cond133"/>
        <text:variable-decl office:value-type="float" text:name="cond133.1"/>
        <text:variable-decl office:value-type="float" text:name="cond133.2"/>
        <text:variable-decl office:value-type="float" text:name="cond133.3"/>
        <text:variable-decl office:value-type="float" text:name="cond133.4"/>
        <text:variable-decl office:value-type="float" text:name="cond133.5"/>
        <text:variable-decl office:value-type="float" text:name="cond133.6"/>
        <text:variable-decl office:value-type="float" text:name="cond134"/>
        <text:variable-decl office:value-type="float" text:name="cond134.1"/>
        <text:variable-decl office:value-type="float" text:name="cond134.2"/>
        <text:variable-decl office:value-type="float" text:name="cond134.3"/>
        <text:variable-decl office:value-type="float" text:name="cond134.4"/>
        <text:variable-decl office:value-type="float" text:name="cond135"/>
        <text:variable-decl office:value-type="float" text:name="cond135.1"/>
        <text:variable-decl office:value-type="float" text:name="cond135.2"/>
        <text:variable-decl office:value-type="float" text:name="cond136"/>
        <text:variable-decl office:value-type="float" text:name="cond136.1"/>
        <text:variable-decl office:value-type="float" text:name="cond136.2"/>
        <text:variable-decl office:value-type="float" text:name="cond136.3"/>
        <text:variable-decl office:value-type="float" text:name="cond136.4"/>
        <text:variable-decl office:value-type="float" text:name="cond136.5"/>
        <text:variable-decl office:value-type="float" text:name="cond136.6"/>
        <text:variable-decl office:value-type="float" text:name="cond136.7"/>
        <text:variable-decl office:value-type="float" text:name="cond137"/>
        <text:variable-decl office:value-type="float" text:name="cond137.1"/>
        <text:variable-decl office:value-type="float" text:name="cond137.2"/>
        <text:variable-decl office:value-type="float" text:name="cond137.3"/>
        <text:variable-decl office:value-type="float" text:name="cond14"/>
        <text:variable-decl office:value-type="float" text:name="cond14.1"/>
        <text:variable-decl office:value-type="float" text:name="cond15"/>
        <text:variable-decl office:value-type="float" text:name="cond15.1"/>
        <text:variable-decl office:value-type="float" text:name="cond16"/>
        <text:variable-decl office:value-type="float" text:name="cond16.1"/>
        <text:variable-decl office:value-type="float" text:name="cond16.10"/>
        <text:variable-decl office:value-type="float" text:name="cond16.11"/>
        <text:variable-decl office:value-type="float" text:name="cond16.12"/>
        <text:variable-decl office:value-type="float" text:name="cond16.13"/>
        <text:variable-decl office:value-type="float" text:name="cond16.14"/>
        <text:variable-decl office:value-type="float" text:name="cond16.15"/>
        <text:variable-decl office:value-type="float" text:name="cond16.16"/>
        <text:variable-decl office:value-type="float" text:name="cond16.17"/>
        <text:variable-decl office:value-type="float" text:name="cond16.18"/>
        <text:variable-decl office:value-type="float" text:name="cond16.19"/>
        <text:variable-decl office:value-type="float" text:name="cond16.2"/>
        <text:variable-decl office:value-type="float" text:name="cond16.20"/>
        <text:variable-decl office:value-type="float" text:name="cond16.3"/>
        <text:variable-decl office:value-type="float" text:name="cond16.4"/>
        <text:variable-decl office:value-type="float" text:name="cond16.5"/>
        <text:variable-decl office:value-type="float" text:name="cond16.6"/>
        <text:variable-decl office:value-type="float" text:name="cond16.7"/>
        <text:variable-decl office:value-type="float" text:name="cond16.8"/>
        <text:variable-decl office:value-type="float" text:name="cond16.9"/>
        <text:variable-decl office:value-type="float" text:name="cond17"/>
        <text:variable-decl office:value-type="float" text:name="cond17.1"/>
        <text:variable-decl office:value-type="float" text:name="cond18"/>
        <text:variable-decl office:value-type="float" text:name="cond18.1"/>
        <text:variable-decl office:value-type="float" text:name="cond19"/>
        <text:variable-decl office:value-type="float" text:name="cond19.1"/>
        <text:variable-decl office:value-type="float" text:name="cond2"/>
        <text:variable-decl office:value-type="float" text:name="cond2.1"/>
        <text:variable-decl office:value-type="float" text:name="cond2.2"/>
        <text:variable-decl office:value-type="float" text:name="cond2.3"/>
        <text:variable-decl office:value-type="float" text:name="cond20"/>
        <text:variable-decl office:value-type="float" text:name="cond20.1"/>
        <text:variable-decl office:value-type="float" text:name="cond21"/>
        <text:variable-decl office:value-type="float" text:name="cond21.1"/>
        <text:variable-decl office:value-type="float" text:name="cond22"/>
        <text:variable-decl office:value-type="float" text:name="cond22.1"/>
        <text:variable-decl office:value-type="float" text:name="cond23"/>
        <text:variable-decl office:value-type="float" text:name="cond23.1"/>
        <text:variable-decl office:value-type="float" text:name="cond23.2"/>
        <text:variable-decl office:value-type="float" text:name="cond23.3"/>
        <text:variable-decl office:value-type="float" text:name="cond23.4"/>
        <text:variable-decl office:value-type="float" text:name="cond24"/>
        <text:variable-decl office:value-type="float" text:name="cond24.1"/>
        <text:variable-decl office:value-type="float" text:name="cond25"/>
        <text:variable-decl office:value-type="float" text:name="cond25.1"/>
        <text:variable-decl office:value-type="float" text:name="cond26"/>
        <text:variable-decl office:value-type="float" text:name="cond26.1"/>
        <text:variable-decl office:value-type="float" text:name="cond27"/>
        <text:variable-decl office:value-type="float" text:name="cond27.1"/>
        <text:variable-decl office:value-type="float" text:name="cond28"/>
        <text:variable-decl office:value-type="float" text:name="cond28.1"/>
        <text:variable-decl office:value-type="float" text:name="cond29"/>
        <text:variable-decl office:value-type="float" text:name="cond29.1"/>
        <text:variable-decl office:value-type="float" text:name="cond3"/>
        <text:variable-decl office:value-type="float" text:name="cond3.1"/>
        <text:variable-decl office:value-type="float" text:name="cond30"/>
        <text:variable-decl office:value-type="float" text:name="cond30.1"/>
        <text:variable-decl office:value-type="float" text:name="cond31"/>
        <text:variable-decl office:value-type="float" text:name="cond31.1"/>
        <text:variable-decl office:value-type="float" text:name="cond32"/>
        <text:variable-decl office:value-type="float" text:name="cond32.1"/>
        <text:variable-decl office:value-type="float" text:name="cond32.2"/>
        <text:variable-decl office:value-type="float" text:name="cond33"/>
        <text:variable-decl office:value-type="float" text:name="cond34"/>
        <text:variable-decl office:value-type="float" text:name="cond35"/>
        <text:variable-decl office:value-type="float" text:name="cond35.1"/>
        <text:variable-decl office:value-type="float" text:name="cond35.2"/>
        <text:variable-decl office:value-type="float" text:name="cond35.3"/>
        <text:variable-decl office:value-type="float" text:name="cond36"/>
        <text:variable-decl office:value-type="float" text:name="cond36.1"/>
        <text:variable-decl office:value-type="float" text:name="cond37"/>
        <text:variable-decl office:value-type="float" text:name="cond37.1"/>
        <text:variable-decl office:value-type="float" text:name="cond37.2"/>
        <text:variable-decl office:value-type="float" text:name="cond37.3"/>
        <text:variable-decl office:value-type="float" text:name="cond38"/>
        <text:variable-decl office:value-type="float" text:name="cond38.1"/>
        <text:variable-decl office:value-type="float" text:name="cond39"/>
        <text:variable-decl office:value-type="float" text:name="cond39.1"/>
        <text:variable-decl office:value-type="float" text:name="cond39.2"/>
        <text:variable-decl office:value-type="float" text:name="cond4"/>
        <text:variable-decl office:value-type="float" text:name="cond4.1"/>
        <text:variable-decl office:value-type="float" text:name="cond40"/>
        <text:variable-decl office:value-type="float" text:name="cond40.1"/>
        <text:variable-decl office:value-type="float" text:name="cond41"/>
        <text:variable-decl office:value-type="float" text:name="cond41.1"/>
        <text:variable-decl office:value-type="float" text:name="cond42"/>
        <text:variable-decl office:value-type="float" text:name="cond42.1"/>
        <text:variable-decl office:value-type="float" text:name="cond43"/>
        <text:variable-decl office:value-type="float" text:name="cond43.1"/>
        <text:variable-decl office:value-type="float" text:name="cond43.2"/>
        <text:variable-decl office:value-type="float" text:name="cond43.3"/>
        <text:variable-decl office:value-type="float" text:name="cond43.4"/>
        <text:variable-decl office:value-type="float" text:name="cond44"/>
        <text:variable-decl office:value-type="float" text:name="cond44.1"/>
        <text:variable-decl office:value-type="float" text:name="cond44.2"/>
        <text:variable-decl office:value-type="float" text:name="cond44.3"/>
        <text:variable-decl office:value-type="float" text:name="cond45"/>
        <text:variable-decl office:value-type="float" text:name="cond45.1"/>
        <text:variable-decl office:value-type="float" text:name="cond45.2"/>
        <text:variable-decl office:value-type="float" text:name="cond45.3"/>
        <text:variable-decl office:value-type="float" text:name="cond46"/>
        <text:variable-decl office:value-type="float" text:name="cond46.1"/>
        <text:variable-decl office:value-type="float" text:name="cond46.2"/>
        <text:variable-decl office:value-type="float" text:name="cond46.3"/>
        <text:variable-decl office:value-type="float" text:name="cond47"/>
        <text:variable-decl office:value-type="float" text:name="cond47.1"/>
        <text:variable-decl office:value-type="float" text:name="cond47.2"/>
        <text:variable-decl office:value-type="float" text:name="cond47.3"/>
        <text:variable-decl office:value-type="float" text:name="cond48"/>
        <text:variable-decl office:value-type="float" text:name="cond48.1"/>
        <text:variable-decl office:value-type="float" text:name="cond48.2"/>
        <text:variable-decl office:value-type="float" text:name="cond48.3"/>
        <text:variable-decl office:value-type="float" text:name="cond49"/>
        <text:variable-decl office:value-type="float" text:name="cond49.1"/>
        <text:variable-decl office:value-type="float" text:name="cond49.2"/>
        <text:variable-decl office:value-type="float" text:name="cond49.3"/>
        <text:variable-decl office:value-type="float" text:name="cond49.4"/>
        <text:variable-decl office:value-type="float" text:name="cond49.5"/>
        <text:variable-decl office:value-type="float" text:name="cond49.6"/>
        <text:variable-decl office:value-type="float" text:name="cond49.7"/>
        <text:variable-decl office:value-type="float" text:name="cond5"/>
        <text:variable-decl office:value-type="float" text:name="cond5.1"/>
        <text:variable-decl office:value-type="float" text:name="cond50"/>
        <text:variable-decl office:value-type="float" text:name="cond50.1"/>
        <text:variable-decl office:value-type="float" text:name="cond51"/>
        <text:variable-decl office:value-type="float" text:name="cond51.1"/>
        <text:variable-decl office:value-type="float" text:name="cond52"/>
        <text:variable-decl office:value-type="float" text:name="cond52.1"/>
        <text:variable-decl office:value-type="float" text:name="cond53"/>
        <text:variable-decl office:value-type="float" text:name="cond53.1"/>
        <text:variable-decl office:value-type="float" text:name="cond54"/>
        <text:variable-decl office:value-type="float" text:name="cond54.1"/>
        <text:variable-decl office:value-type="float" text:name="cond55"/>
        <text:variable-decl office:value-type="float" text:name="cond55.1"/>
        <text:variable-decl office:value-type="float" text:name="cond55.2"/>
        <text:variable-decl office:value-type="float" text:name="cond55.3"/>
        <text:variable-decl office:value-type="float" text:name="cond56"/>
        <text:variable-decl office:value-type="float" text:name="cond56.1"/>
        <text:variable-decl office:value-type="float" text:name="cond56.10"/>
        <text:variable-decl office:value-type="float" text:name="cond56.11"/>
        <text:variable-decl office:value-type="float" text:name="cond56.12"/>
        <text:variable-decl office:value-type="float" text:name="cond56.13"/>
        <text:variable-decl office:value-type="float" text:name="cond56.2"/>
        <text:variable-decl office:value-type="float" text:name="cond56.3"/>
        <text:variable-decl office:value-type="float" text:name="cond56.4"/>
        <text:variable-decl office:value-type="float" text:name="cond56.5"/>
        <text:variable-decl office:value-type="float" text:name="cond56.6"/>
        <text:variable-decl office:value-type="float" text:name="cond56.7"/>
        <text:variable-decl office:value-type="float" text:name="cond56.8"/>
        <text:variable-decl office:value-type="float" text:name="cond56.9"/>
        <text:variable-decl office:value-type="float" text:name="cond57"/>
        <text:variable-decl office:value-type="float" text:name="cond57.1"/>
        <text:variable-decl office:value-type="float" text:name="cond58"/>
        <text:variable-decl office:value-type="float" text:name="cond58.1"/>
        <text:variable-decl office:value-type="float" text:name="cond59"/>
        <text:variable-decl office:value-type="float" text:name="cond59.1"/>
        <text:variable-decl office:value-type="float" text:name="cond6"/>
        <text:variable-decl office:value-type="float" text:name="cond6.1"/>
        <text:variable-decl office:value-type="float" text:name="cond6.2"/>
        <text:variable-decl office:value-type="float" text:name="cond6.3"/>
        <text:variable-decl office:value-type="float" text:name="cond6.4"/>
        <text:variable-decl office:value-type="float" text:name="cond6.5"/>
        <text:variable-decl office:value-type="float" text:name="cond6.6"/>
        <text:variable-decl office:value-type="float" text:name="cond60"/>
        <text:variable-decl office:value-type="float" text:name="cond60.1"/>
        <text:variable-decl office:value-type="float" text:name="cond60.2"/>
        <text:variable-decl office:value-type="float" text:name="cond61"/>
        <text:variable-decl office:value-type="float" text:name="cond61.1"/>
        <text:variable-decl office:value-type="float" text:name="cond61.2"/>
        <text:variable-decl office:value-type="float" text:name="cond62"/>
        <text:variable-decl office:value-type="float" text:name="cond62.1"/>
        <text:variable-decl office:value-type="float" text:name="cond62.2"/>
        <text:variable-decl office:value-type="float" text:name="cond63"/>
        <text:variable-decl office:value-type="float" text:name="cond63.1"/>
        <text:variable-decl office:value-type="float" text:name="cond63.2"/>
        <text:variable-decl office:value-type="float" text:name="cond64"/>
        <text:variable-decl office:value-type="float" text:name="cond64.1"/>
        <text:variable-decl office:value-type="float" text:name="cond64.2"/>
        <text:variable-decl office:value-type="float" text:name="cond64.3"/>
        <text:variable-decl office:value-type="float" text:name="cond64.4"/>
        <text:variable-decl office:value-type="float" text:name="cond64.5"/>
        <text:variable-decl office:value-type="float" text:name="cond64.6"/>
        <text:variable-decl office:value-type="float" text:name="cond64.7"/>
        <text:variable-decl office:value-type="float" text:name="cond65"/>
        <text:variable-decl office:value-type="float" text:name="cond65.1"/>
        <text:variable-decl office:value-type="float" text:name="cond65.2"/>
        <text:variable-decl office:value-type="float" text:name="cond66"/>
        <text:variable-decl office:value-type="float" text:name="cond66.1"/>
        <text:variable-decl office:value-type="float" text:name="cond66.2"/>
        <text:variable-decl office:value-type="float" text:name="cond67"/>
        <text:variable-decl office:value-type="float" text:name="cond67.1"/>
        <text:variable-decl office:value-type="float" text:name="cond68"/>
        <text:variable-decl office:value-type="float" text:name="cond68.1"/>
        <text:variable-decl office:value-type="float" text:name="cond69"/>
        <text:variable-decl office:value-type="float" text:name="cond69.1"/>
        <text:variable-decl office:value-type="float" text:name="cond69.2"/>
        <text:variable-decl office:value-type="float" text:name="cond69.3"/>
        <text:variable-decl office:value-type="float" text:name="cond69.4"/>
        <text:variable-decl office:value-type="float" text:name="cond69.5"/>
        <text:variable-decl office:value-type="float" text:name="cond7"/>
        <text:variable-decl office:value-type="float" text:name="cond7.1"/>
        <text:variable-decl office:value-type="float" text:name="cond70"/>
        <text:variable-decl office:value-type="float" text:name="cond70.1"/>
        <text:variable-decl office:value-type="float" text:name="cond71"/>
        <text:variable-decl office:value-type="float" text:name="cond71.1"/>
        <text:variable-decl office:value-type="float" text:name="cond72"/>
        <text:variable-decl office:value-type="float" text:name="cond72.1"/>
        <text:variable-decl office:value-type="float" text:name="cond73"/>
        <text:variable-decl office:value-type="float" text:name="cond73.1"/>
        <text:variable-decl office:value-type="float" text:name="cond73.2"/>
        <text:variable-decl office:value-type="float" text:name="cond73.3"/>
        <text:variable-decl office:value-type="float" text:name="cond74"/>
        <text:variable-decl office:value-type="float" text:name="cond74.1"/>
        <text:variable-decl office:value-type="float" text:name="cond74.2"/>
        <text:variable-decl office:value-type="float" text:name="cond74.3"/>
        <text:variable-decl office:value-type="float" text:name="cond74.4"/>
        <text:variable-decl office:value-type="float" text:name="cond75"/>
        <text:variable-decl office:value-type="float" text:name="cond75.1"/>
        <text:variable-decl office:value-type="float" text:name="cond75.2"/>
        <text:variable-decl office:value-type="float" text:name="cond75.3"/>
        <text:variable-decl office:value-type="float" text:name="cond75.4"/>
        <text:variable-decl office:value-type="float" text:name="cond76"/>
        <text:variable-decl office:value-type="float" text:name="cond76.1"/>
        <text:variable-decl office:value-type="float" text:name="cond77"/>
        <text:variable-decl office:value-type="float" text:name="cond77.1"/>
        <text:variable-decl office:value-type="float" text:name="cond78"/>
        <text:variable-decl office:value-type="float" text:name="cond78.1"/>
        <text:variable-decl office:value-type="float" text:name="cond78.2"/>
        <text:variable-decl office:value-type="float" text:name="cond79"/>
        <text:variable-decl office:value-type="float" text:name="cond79.1"/>
        <text:variable-decl office:value-type="float" text:name="cond79.2"/>
        <text:variable-decl office:value-type="float" text:name="cond8"/>
        <text:variable-decl office:value-type="float" text:name="cond8.1"/>
        <text:variable-decl office:value-type="float" text:name="cond8.2"/>
        <text:variable-decl office:value-type="float" text:name="cond8.3"/>
        <text:variable-decl office:value-type="float" text:name="cond8.4"/>
        <text:variable-decl office:value-type="float" text:name="cond80"/>
        <text:variable-decl office:value-type="float" text:name="cond80.1"/>
        <text:variable-decl office:value-type="float" text:name="cond80.2"/>
        <text:variable-decl office:value-type="float" text:name="cond80.3"/>
        <text:variable-decl office:value-type="float" text:name="cond81"/>
        <text:variable-decl office:value-type="float" text:name="cond81.1"/>
        <text:variable-decl office:value-type="float" text:name="cond82"/>
        <text:variable-decl office:value-type="float" text:name="cond82.1"/>
        <text:variable-decl office:value-type="float" text:name="cond83"/>
        <text:variable-decl office:value-type="float" text:name="cond83.1"/>
        <text:variable-decl office:value-type="float" text:name="cond84"/>
        <text:variable-decl office:value-type="float" text:name="cond84.1"/>
        <text:variable-decl office:value-type="float" text:name="cond85"/>
        <text:variable-decl office:value-type="float" text:name="cond85.1"/>
        <text:variable-decl office:value-type="float" text:name="cond86"/>
        <text:variable-decl office:value-type="float" text:name="cond86.1"/>
        <text:variable-decl office:value-type="float" text:name="cond87"/>
        <text:variable-decl office:value-type="float" text:name="cond87.1"/>
        <text:variable-decl office:value-type="float" text:name="cond88"/>
        <text:variable-decl office:value-type="float" text:name="cond88.1"/>
        <text:variable-decl office:value-type="float" text:name="cond89"/>
        <text:variable-decl office:value-type="float" text:name="cond89.1"/>
        <text:variable-decl office:value-type="float" text:name="cond9"/>
        <text:variable-decl office:value-type="float" text:name="cond9.1"/>
        <text:variable-decl office:value-type="float" text:name="cond9.2"/>
        <text:variable-decl office:value-type="float" text:name="cond90"/>
        <text:variable-decl office:value-type="float" text:name="cond90.1"/>
        <text:variable-decl office:value-type="float" text:name="cond91"/>
        <text:variable-decl office:value-type="float" text:name="cond91.1"/>
        <text:variable-decl office:value-type="float" text:name="cond92"/>
        <text:variable-decl office:value-type="float" text:name="cond92.1"/>
        <text:variable-decl office:value-type="float" text:name="cond93"/>
        <text:variable-decl office:value-type="float" text:name="cond93.1"/>
        <text:variable-decl office:value-type="float" text:name="cond931"/>
        <text:variable-decl office:value-type="float" text:name="cond94"/>
        <text:variable-decl office:value-type="float" text:name="cond94.1"/>
        <text:variable-decl office:value-type="float" text:name="cond95"/>
        <text:variable-decl office:value-type="float" text:name="cond95.1"/>
        <text:variable-decl office:value-type="float" text:name="cond96"/>
        <text:variable-decl office:value-type="float" text:name="cond96.1"/>
        <text:variable-decl office:value-type="float" text:name="cond97"/>
        <text:variable-decl office:value-type="float" text:name="cond97.1"/>
        <text:variable-decl office:value-type="float" text:name="cond98"/>
        <text:variable-decl office:value-type="float" text:name="cond98.1"/>
        <text:variable-decl office:value-type="float" text:name="cond99"/>
        <text:variable-decl office:value-type="float" text:name="cond99.1"/>
        <text:variable-decl office:value-type="float" text:name="step1"/>
        <text:variable-decl office:value-type="float" text:name="step2"/>
        <text:variable-decl office:value-type="float" text:name="step3"/>
        <text:variable-decl office:value-type="float" text:name="step4"/>
        <text:variable-decl office:value-type="float" text:name="cond85.2"/>
        <text:variable-decl office:value-type="float" text:name="cond84.2"/>
        <text:variable-decl office:value-type="float" text:name="cond138"/>
        <text:variable-decl office:value-type="float" text:name="cond138.1"/>
        <text:variable-decl office:value-type="float" text:name="cond139"/>
        <text:variable-decl office:value-type="float" text:name="cond139.1"/>
        <text:variable-decl office:value-type="float" text:name="cond140"/>
        <text:variable-decl office:value-type="float" text:name="cond140.1"/>
        <text:variable-decl office:value-type="float" text:name="cond141"/>
        <text:variable-decl office:value-type="float" text:name="cond141.1"/>
        <text:variable-decl office:value-type="float" text:name="cond142"/>
        <text:variable-decl office:value-type="float" text:name="cond143"/>
        <text:variable-decl office:value-type="float" text:name="cond144"/>
        <text:variable-decl office:value-type="float" text:name="cond145"/>
        <text:variable-decl office:value-type="float" text:name="cond146"/>
        <text:variable-decl office:value-type="float" text:name="cond146.1"/>
        <text:variable-decl office:value-type="float" text:name="cond146.2"/>
        <text:variable-decl office:value-type="float" text:name="cond145.1"/>
        <text:variable-decl office:value-type="float" text:name="cond147.1"/>
        <text:variable-decl office:value-type="float" text:name="cond144.1"/>
        <text:variable-decl office:value-type="float" text:name="cond143.1"/>
        <text:variable-decl office:value-type="float" text:name="cond142.1"/>
        <text:variable-decl office:value-type="float" text:name="cond147"/>
        <text:variable-decl office:value-type="float" text:name="cond148"/>
        <text:variable-decl office:value-type="float" text:name="cond148.1"/>
        <text:variable-decl office:value-type="float" text:name="cond17.2"/>
        <text:variable-decl office:value-type="float" text:name="cond17.3"/>
        <text:variable-decl office:value-type="float" text:name="cond149"/>
        <text:variable-decl office:value-type="float" text:name="cond149.1"/>
        <text:variable-decl office:value-type="float" text:name="cond56.14"/>
        <text:variable-decl office:value-type="float" text:name="cond56.15"/>
        <text:variable-decl office:value-type="float" text:name="cond33.1"/>
        <text:variable-decl office:value-type="float" text:name="cond34.1"/>
        <text:variable-decl office:value-type="float" text:name="cond150"/>
        <text:variable-decl office:value-type="float" text:name="cond150.1"/>
        <text:variable-decl office:value-type="float" text:name="cond11.4"/>
        <text:variable-decl office:value-type="float" text:name="cond16.21"/>
        <text:variable-decl office:value-type="float" text:name="cond151"/>
        <text:variable-decl office:value-type="float" text:name="cond151.1"/>
        <text:variable-decl office:value-type="float" text:name="cond151.2"/>
        <text:variable-decl office:value-type="float" text:name="cond151.3"/>
        <text:variable-decl office:value-type="float" text:name="cond151.4"/>
        <text:variable-decl office:value-type="float" text:name="cond23.5"/>
        <text:variable-decl office:value-type="float" text:name="cond152"/>
        <text:variable-decl office:value-type="float" text:name="cond152.1"/>
        <text:variable-decl office:value-type="float" text:name="cond153"/>
        <text:variable-decl office:value-type="float" text:name="cond154"/>
        <text:variable-decl office:value-type="float" text:name="cond153.1"/>
        <text:variable-decl office:value-type="float" text:name="cond154.1"/>
        <text:variable-decl office:value-type="float" text:name="cond154.2"/>
        <text:variable-decl office:value-type="float" text:name="cond154.3"/>
        <text:variable-decl office:value-type="float" text:name="cond154.4"/>
        <text:variable-decl office:value-type="float" text:name="cond154.5"/>
        <text:variable-decl office:value-type="float" text:name="cond154.6"/>
        <text:variable-decl office:value-type="float" text:name="cond155"/>
        <text:variable-decl office:value-type="float" text:name="cond156"/>
        <text:variable-decl office:value-type="float" text:name="cond155.1"/>
        <text:variable-decl office:value-type="float" text:name="cond155.2"/>
        <text:variable-decl office:value-type="float" text:name="cond156.1"/>
        <text:variable-decl office:value-type="float" text:name="cond156.2"/>
        <text:variable-decl office:value-type="float" text:name="cond156.3"/>
        <text:variable-decl office:value-type="float" text:name="cond157"/>
        <text:variable-decl office:value-type="float" text:name="cond157.1"/>
        <text:variable-decl office:value-type="float" text:name="cond158"/>
        <text:variable-decl office:value-type="float" text:name="cond158.1"/>
        <text:variable-decl office:value-type="float" text:name="cond158.2"/>
        <text:variable-decl office:value-type="float" text:name="cond158.3"/>
        <text:variable-decl office:value-type="float" text:name="cond159"/>
        <text:variable-decl office:value-type="float" text:name="cond159.1"/>
        <text:variable-decl office:value-type="float" text:name="cond160"/>
        <text:variable-decl office:value-type="float" text:name="cond160.1"/>
        <text:variable-decl office:value-type="float" text:name="cond132.2"/>
        <text:variable-decl office:value-type="float" text:name="cond40.2"/>
        <text:variable-decl office:value-type="float" text:name="cond161"/>
        <text:variable-decl office:value-type="float" text:name="cond162"/>
        <text:variable-decl office:value-type="float" text:name="cond161.1"/>
        <text:variable-decl office:value-type="float" text:name="cond162.1"/>
        <text:variable-decl office:value-type="float" text:name="cond162.3"/>
        <text:variable-decl office:value-type="float" text:name="cond162.2"/>
        <text:variable-decl office:value-type="float" text:name="cond162.4"/>
        <text:variable-decl office:value-type="float" text:name="cond162.5"/>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ext"/>
      <text:p text:style-name="Text"/>
      <text:p text:style-name="Text"/>
      <text:p text:style-name="Text"/>
      <text:p text:style-name="Text"/>
      <text:p text:style-name="Text"/>
      <text:p text:style-name="Text"/>
      <text:p text:style-name="Text"/>
      <text:p text:style-name="DocumentTitle">JPO Test Scope Document</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st Conditons<text:tab/>2</text:p>
          <text:p text:style-name="P3">Installation<text:tab/>2</text:p>
          <text:p text:style-name="P3">Startup<text:tab/>3</text:p>
          <text:p text:style-name="P3">Main Menu<text:tab/>4</text:p>
          <text:p text:style-name="P3">Loading and Saving<text:tab/>5</text:p>
          <text:p text:style-name="P3">Hirarchical structure<text:tab/>5</text:p>
          <text:p text:style-name="P3">Group Nodes<text:tab/>6</text:p>
          <text:p text:style-name="P3">Searching<text:tab/>10</text:p>
          <text:p text:style-name="P3">Miscelaneous<text:tab/>11</text:p>
          <text:p text:style-name="P3">Picture Nodes<text:tab/>11</text:p>
          <text:p text:style-name="P3">Thumbnails<text:tab/>14</text:p>
          <text:p text:style-name="P3">Picture Viewer<text:tab/>14</text:p>
          <text:p text:style-name="P3">Drag &amp; Drop<text:tab/>17</text:p>
          <text:p text:style-name="P3">Export<text:tab/>19</text:p>
          <text:p text:style-name="P3">Categories<text:tab/>20</text:p>
          <text:p text:style-name="P3">Camera Editor<text:tab/>20</text:p>
          <text:p text:style-name="P3">Add from Camera<text:tab/>20</text:p>
          <text:p text:style-name="P3">Template<text:tab/>20</text:p>
          <text:p text:style-name="P2">Test Scenario<text:tab/>22</text:p>
        </text:index-body>
      </text:table-of-content>
      <text:p text:style-name="Standard"/>
      <text:p text:style-name="Standard"/>
      <text:h text:style-name="Heading_20_1" text:outline-level="1">Test Conditons</text:h>
      <text:h text:style-name="Heading_20_2" text:outline-level="2">Installatio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Nr</text:p>
            </table:table-cell>
            <table:table-cell table:style-name="Table7.A1" office:value-type="string">
              <text:p text:style-name="Table_20_Heading">Condition</text:p>
            </table:table-cell>
            <table:table-cell table:style-name="Table7.A1" office:value-type="string">
              <text:p text:style-name="Table_20_Heading">Nr</text:p>
            </table:table-cell>
            <table:table-cell table:style-name="Table7.D1" office:value-type="string">
              <text:p text:style-name="Table_20_Heading">Expected Result</text:p>
            </table:table-cell>
          </table:table-row>
        </table:table-header-rows>
        <table:table-row>
          <table:table-cell table:style-name="Table7.A2" office:value-type="string">
            <text:p text:style-name="Table_20_Contents"><text:variable-set text:name="cond130" office:value-type="float" office:value="1" style:data-style-name="N5000">1</text:variable-set></text:p>
          </table:table-cell>
          <table:table-cell table:style-name="Table7.A2" office:value-type="string">
            <text:p text:style-name="Table_20_Contents">Click on the “Latest Stable Version using Java Web Start” link on the public homepage of JPO</text:p>
          </table:table-cell>
          <table:table-cell table:style-name="Table7.A2" office:value-type="string">
            <text:p text:style-name="Table_20_Contents"><text:variable-set text:name="cond130.1" text:formula="ooow:cond130+.01" office:value-type="float" office:value="1.01" style:data-style-name="N5000">1.01</text:variable-set></text:p>
          </table:table-cell>
          <table:table-cell table:style-name="Table7.D2" office:value-type="string">
            <text:p text:style-name="Table_20_Contents">Java Web Start is fired up.</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2" text:formula="ooow:cond130.1+.01" office:value-type="float" office:value="1.02" style:data-style-name="N5000">1.02</text:variable-set></text:p>
          </table:table-cell>
          <table:table-cell table:style-name="Table7.D2" office:value-type="string">
            <text:p text:style-name="Table_20_Contents">Java Web Start downloads the splash screen and displays it</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3" text:formula="ooow:cond130.2+.01" office:value-type="float" office:value="1.03" style:data-style-name="N5000">1.03</text:variable-set></text:p>
          </table:table-cell>
          <table:table-cell table:style-name="Table7.D2" office:value-type="string">
            <text:p text:style-name="Table_20_Contents">Java Web Start ensures and perhaps downloads the 1.4 version of the JVM if one isn't installed.</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0.4" text:formula="ooow:cond130.3+0.01" office:value-type="float" office:value="1.04" style:data-style-name="N5000">1.04</text:variable-set></text:p>
          </table:table-cell>
          <table:table-cell table:style-name="Table7.D2" office:value-type="string">
            <text:p text:style-name="Table_20_Contents">Java Web Start launches the application</text:p>
          </table:table-cell>
        </table:table-row>
        <table:table-row>
          <table:table-cell table:style-name="Table7.A2" office:value-type="string">
            <text:p text:style-name="Table_20_Contents"><text:variable-set text:name="cond131" text:formula="ooow:cond130+1" office:value-type="float" office:value="2" style:data-style-name="N5000">2</text:variable-set></text:p>
          </table:table-cell>
          <table:table-cell table:style-name="Table7.A2" office:value-type="string">
            <text:p text:style-name="Table_20_Contents">Settings are stored in the PersistenceService of Java Web Start</text:p>
          </table:table-cell>
          <table:table-cell table:style-name="Table7.A2" office:value-type="string">
            <text:p text:style-name="Table_20_Contents"><text:variable-set text:name="cond131.1" text:formula="ooow:cond131+.01" office:value-type="float" office:value="2.01" style:data-style-name="N5000">2.01</text:variable-set></text:p>
          </table:table-cell>
          <table:table-cell table:style-name="Table7.D2" office:value-type="string">
            <text:p text:style-name="Table_20_Contents">Launching JPO from the web or from the Java Web Start icon yields the same settings.</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text:variable-set text:name="cond7" text:formula="ooow:cond131+1" office:value-type="float" office:value="3" style:data-style-name="N5000">3</text:variable-set></text:p>
          </table:table-cell>
          <table:table-cell table:style-name="Table7.A2" office:value-type="string">
            <text:p text:style-name="Table_20_Contents">Download the Jpo Jar from the Internet homepage</text:p>
          </table:table-cell>
          <table:table-cell table:style-name="Table7.A2" office:value-type="string">
            <text:p text:style-name="Table_20_Contents"><text:variable-set text:name="cond7.1" text:formula="ooow:cond7+0.01" office:value-type="float" office:value="3.01" style:data-style-name="N5000">3.01</text:variable-set> </text:p>
          </table:table-cell>
          <table:table-cell table:style-name="Table7.D2" office:value-type="string">
            <text:p text:style-name="Table_20_Contents">The jar downloads to the pc</text:p>
          </table:table-cell>
        </table:table-row>
        <table:table-row>
          <table:table-cell table:style-name="Table7.A2" office:value-type="string">
            <text:p text:style-name="Table_20_Contents"><text:variable-set text:name="cond9" text:formula="ooow:cond7+1" office:value-type="float" office:value="4" style:data-style-name="N5000">4</text:variable-set></text:p>
          </table:table-cell>
          <table:table-cell table:style-name="Table7.A2" office:value-type="string">
            <text:p text:style-name="Table_20_Contents">Check the installation instructions for Windows on the web</text:p>
          </table:table-cell>
          <table:table-cell table:style-name="Table7.A2" office:value-type="string">
            <text:p text:style-name="Table_20_Contents"><text:variable-set text:name="cond9.1" text:formula="ooow:cond9+.01" office:value-type="float" office:value="4.01" style:data-style-name="N5000">4.01</text:variable-set> </text:p>
          </table:table-cell>
          <table:table-cell table:style-name="Table7.D2" office:value-type="string">
            <text:p text:style-name="Table_20_Contents">The instructions are accurate clear and easy to follow.</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9.2" text:formula="ooow:cond9.1+.01" office:value-type="float" office:value="4.02" style:data-style-name="N5000">4.02</text:variable-set> </text:p>
          </table:table-cell>
          <table:table-cell table:style-name="Table7.D2" office:value-type="string">
            <text:p text:style-name="Table_20_Contents">The application starts up correctly following the instructions.</text:p>
          </table:table-cell>
        </table:table-row>
        <table:table-row>
          <table:table-cell table:style-name="Table7.A2" office:value-type="string">
            <text:p text:style-name="Table_20_Contents"><text:variable-set text:name="cond132" text:formula="ooow:cond9+1" office:value-type="float" office:value="5" style:data-style-name="N5000">5</text:variable-set></text:p>
          </table:table-cell>
          <table:table-cell table:style-name="Table7.A2" office:value-type="string">
            <text:p text:style-name="Table_20_Contents">Run JPO from an icon created following the instructions</text:p>
          </table:table-cell>
          <table:table-cell table:style-name="Table7.A2" office:value-type="string">
            <text:p text:style-name="Table_20_Contents"><text:variable-set text:name="cond132.1" text:formula="ooow:cond132+.01" office:value-type="float" office:value="5.01" style:data-style-name="N5000">5.01</text:variable-set></text:p>
          </table:table-cell>
          <table:table-cell table:style-name="Table7.D2" office:value-type="string">
            <text:p text:style-name="Table_20_Contents">When the settings are saved they are written to the file JPO.ini in the current working directory.</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32.2" text:formula="ooow:cond132.1+.01" office:value-type="float" office:value="5.02" style:data-style-name="N0">5.02</text:variable-set></text:p>
          </table:table-cell>
          <table:table-cell table:style-name="Table7.D2" office:value-type="string">
            <text:p text:style-name="Table_20_Contents">If the settings were already written to disk then they are read from the JPO.ini file.</text:p>
          </table:table-cell>
        </table:table-row>
        <table:table-row>
          <table:table-cell table:style-name="Table7.A2" office:value-type="string">
            <text:p text:style-name="Table_20_Contents"><text:variable-set text:name="cond161" text:formula="ooow:cond132+1" office:value-type="float" office:value="6" style:data-style-name="N0">6</text:variable-set></text:p>
          </table:table-cell>
          <table:table-cell table:style-name="Table7.A2" office:value-type="string">
            <text:p text:style-name="Table_20_Contents">Install on Windows with the Windows installer</text:p>
          </table:table-cell>
          <table:table-cell table:style-name="Table7.A2" office:value-type="string">
            <text:p text:style-name="Table_20_Contents"><text:variable-set text:name="cond161.1" text:formula="ooow:cond161+.1" office:value-type="float" office:value="6.1" style:data-style-name="N0">6.1</text:variable-set></text:p>
          </table:table-cell>
          <table:table-cell table:style-name="Table7.D2" office:value-type="string">
            <text:p text:style-name="Table_20_Contents">JPO runs smoothly from the icon</text:p>
          </table:table-cell>
        </table:table-row>
        <table:table-row>
          <table:table-cell table:style-name="Table7.A2" office:value-type="string">
            <text:p text:style-name="Table_20_Contents"><text:variable-set text:name="cond162" text:formula="ooow:cond161+1" office:value-type="float" office:value="7" style:data-style-name="N0">7</text:variable-set></text:p>
          </table:table-cell>
          <table:table-cell table:style-name="Table7.A2" office:value-type="string">
            <text:p text:style-name="Table_20_Contents">Uninstall from Windows with the uninstaller</text:p>
          </table:table-cell>
          <table:table-cell table:style-name="Table7.A2" office:value-type="string">
            <text:p text:style-name="Table_20_Contents"><text:variable-set text:name="cond162.1" text:formula="ooow:cond162+.1" office:value-type="float" office:value="7.1" style:data-style-name="N0">7.1</text:variable-set></text:p>
          </table:table-cell>
          <table:table-cell table:style-name="Table7.D2" office:value-type="string">
            <text:p text:style-name="Table_20_Contents">The shortcut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2" text:formula="ooow:cond162.1+.1" office:value-type="float" office:value="7.2" style:data-style-name="N0">7.2</text:variable-set></text:p>
          </table:table-cell>
          <table:table-cell table:style-name="Table7.D2" office:value-type="string">
            <text:p text:style-name="Table_20_Contents">The 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3" text:formula="ooow:cond162.2+.1" office:value-type="float" office:value="7.3" style:data-style-name="N0">7.3</text:variable-set></text:p>
          </table:table-cell>
          <table:table-cell table:style-name="Table7.D2" office:value-type="string">
            <text:p text:style-name="Table_20_Contents">The tempfiles are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4" text:formula="ooow:cond162.3+.1" office:value-type="float" office:value="7.4" style:data-style-name="N0">7.4</text:variable-set></text:p>
          </table:table-cell>
          <table:table-cell table:style-name="Table7.D2" office:value-type="string">
            <text:p text:style-name="Table_20_Contents">The Programs Dir is gone</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162.5" text:formula="ooow:cond162.4+.1" office:value-type="float" office:value="7.5" style:data-style-name="N0">7.5</text:variable-set></text:p>
          </table:table-cell>
          <table:table-cell table:style-name="Table7.D2" office:value-type="string">
            <text:p text:style-name="Table_20_Contents">The settings are gone</text:p>
          </table:table-cell>
        </table:table-row>
        <table:table-row>
          <table:table-cell table:style-name="Table7.A2" office:value-type="string">
            <text:p text:style-name="Table_20_Contents"><text:variable-set text:name="cond8" text:formula="ooow:cond162+1" office:value-type="float" office:value="8" style:data-style-name="N0">8</text:variable-set></text:p>
          </table:table-cell>
          <table:table-cell table:style-name="Table7.A2" office:value-type="string">
            <text:p text:style-name="Table_20_Contents">Download the source from the internet</text:p>
          </table:table-cell>
          <table:table-cell table:style-name="Table7.A2" office:value-type="string">
            <text:p text:style-name="Table_20_Contents"><text:variable-set text:name="cond8.1" text:formula="ooow:cond8+0.01" office:value-type="float" office:value="8.01" style:data-style-name="N5000">8.01</text:variable-set></text:p>
          </table:table-cell>
          <table:table-cell table:style-name="Table7.D2" office:value-type="string">
            <text:p text:style-name="Table_20_Contents">The source unpacks neatly into a new directory named jpo_versio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2" text:formula="ooow:cond8.1+0.1" office:value-type="float" office:value="8.11" style:data-style-name="N5000">8.11</text:variable-set></text:p>
          </table:table-cell>
          <table:table-cell table:style-name="Table7.D2" office:value-type="string">
            <text:p text:style-name="Table_20_Contents">The source has a version number</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ext:soft-page-break/>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3" text:formula="ooow:cond8.2+.01" office:value-type="float" office:value="8.12" style:data-style-name="N5000">8.12</text:variable-set></text:p>
          </table:table-cell>
          <table:table-cell table:style-name="Table7.D2" office:value-type="string">
            <text:p text:style-name="Table_20_Contents">Following the instructions the programmer can compile the program</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text:variable-set text:name="cond8.4" text:formula="ooow:cond8.3+.01" office:value-type="float" office:value="8.13" style:data-style-name="N5000">8.13</text:variable-set></text:p>
          </table:table-cell>
          <table:table-cell table:style-name="Table7.D2" office:value-type="string">
            <text:p text:style-name="Table_20_Contents">The instructions cover how to publish the application.</text:p>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
      <text:p text:style-name="Text_20_body"/>
      <text:p text:style-name="Standard"/>
      <text:p text:style-name="Standard"/>
      <text:h text:style-name="Heading_20_2" text:outline-level="2">Startup</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Nr</text:p>
            </table:table-cell>
            <table:table-cell table:style-name="Table5.A1" office:value-type="string">
              <text:p text:style-name="Table_20_Heading">Condition</text:p>
            </table:table-cell>
            <table:table-cell table:style-name="Table5.A1" office:value-type="string">
              <text:p text:style-name="Table_20_Heading">Nr</text:p>
            </table:table-cell>
            <table:table-cell table:style-name="Table5.D1" office:value-type="string">
              <text:p text:style-name="Table_20_Heading">Expected Result</text:p>
            </table:table-cell>
          </table:table-row>
        </table:table-header-rows>
        <table:table-row>
          <table:table-cell table:style-name="Table5.A2" office:value-type="string">
            <text:p text:style-name="P4"><text:variable-set text:name="cond1" text:formula="ooow:cond8+1" office:value-type="float" office:value="9" style:data-style-name="N5000">9</text:variable-set></text:p>
          </table:table-cell>
          <table:table-cell table:style-name="Table5.A2" office:value-type="string">
            <text:p text:style-name="Table_20_Contents">In Windows double click on the icon that was created in the start menu</text:p>
          </table:table-cell>
          <table:table-cell table:style-name="Table5.A2" office:value-type="string">
            <text:p text:style-name="Table_20_Contents"><text:variable-set text:name="cond1.1" text:formula="ooow:cond1+.01" office:value-type="float" office:value="9.01" style:data-style-name="N5000">9.01</text:variable-set></text:p>
          </table:table-cell>
          <table:table-cell table:style-name="Table5.D2" office:value-type="string">
            <text:p text:style-name="Table_20_Contents">The jpo application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1.2" text:formula="ooow:cond1.1+0.01" office:value-type="float" office:value="9.02" style:data-style-name="N5000">9.02</text:variable-set></text:p>
          </table:table-cell>
          <table:table-cell table:style-name="Table5.D2" office:value-type="string">
            <text:p text:style-name="Table_20_Contents">The Memory available corresponds to the memory indicated in the command parameters in the startup script (Help About)</text:p>
          </table:table-cell>
        </table:table-row>
        <table:table-row>
          <table:table-cell table:style-name="Table5.A2" office:value-type="string">
            <text:p text:style-name="Table_20_Contents"/>
          </table:table-cell>
          <table:table-cell table:style-name="Table5.A2" office:value-type="string">
            <text:p text:style-name="Table_20_Contents">Click on the Icon in the start menu that the installer created.</text:p>
          </table:table-cell>
          <table:table-cell table:style-name="Table5.A2" office:value-type="string">
            <text:p text:style-name="Table_20_Contents"/>
          </table:table-cell>
          <table:table-cell table:style-name="Table5.D2" office:value-type="string">
            <text:p text:style-name="Table_20_Contents">Jpo starts up</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Memory is 80/500 MB</text:p>
          </table:table-cell>
        </table:table-row>
        <table:table-row>
          <table:table-cell table:style-name="Table5.A2" office:value-type="string">
            <text:p text:style-name="Crossed_20_off_20_Table_20_Contents"><text:variable-set text:name="cond2" text:formula="ooow:cond1 + 1" office:value-type="float" office:value="10" style:data-style-name="N5000">10</text:variable-set></text:p>
          </table:table-cell>
          <table:table-cell table:style-name="Table5.A2" office:value-type="string">
            <text:p text:style-name="Crossed_20_off_20_Table_20_Contents">In Windows 2000 double click on the icon of a downloaded clean jar file</text:p>
          </table:table-cell>
          <table:table-cell table:style-name="Table5.A2" office:value-type="string">
            <text:p text:style-name="Crossed_20_off_20_Table_20_Contents"><text:variable-set text:name="cond2.1" text:formula="ooow:cond2+0.01" office:value-type="float" office:value="10.01" style:data-style-name="N5000">10.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2" text:formula="ooow:cond2.1 +.01" office:value-type="float" office:value="10.02" style:data-style-name="N5000">10.02</text:variable-set></text:p>
          </table:table-cell>
          <table:table-cell table:style-name="Table5.D2" office:value-type="string">
            <text:p text:style-name="Crossed_20_off_20_Table_20_Contents">If this is a first time run, the default memory settings have been used (by building a command and start system calling that)</text:p>
          </table:table-cell>
        </table:table-row>
        <table:table-row>
          <table:table-cell table:style-name="Table5.A2" office:value-type="string">
            <text:p text:style-name="Crossed_20_off_20_Table_20_Contents"/>
          </table:table-cell>
          <table:table-cell table:style-name="Table5.A2" office:value-type="string">
            <text:p text:style-name="Crossed_20_off_20_Table_20_Contents"/>
          </table:table-cell>
          <table:table-cell table:style-name="Table5.A2" office:value-type="string">
            <text:p text:style-name="Crossed_20_off_20_Table_20_Contents"><text:variable-set text:name="cond2.3" text:formula="ooow:cond2.2+0.01" office:value-type="float" office:value="10.03" style:data-style-name="N5000">10.03</text:variable-set></text:p>
          </table:table-cell>
          <table:table-cell table:style-name="Table5.D2" office:value-type="string">
            <text:p text:style-name="Crossed_20_off_20_Table_20_Contents">If an .ini file exists the memory setting specified in the ini file are used.</text:p>
          </table:table-cell>
        </table:table-row>
        <table:table-row>
          <table:table-cell table:style-name="Table5.A2" office:value-type="string">
            <text:p text:style-name="Crossed_20_off_20_Table_20_Contents"><text:variable-set text:name="cond3" text:formula="ooow:cond2 + 1" office:value-type="float" office:value="11" style:data-style-name="N5000">11</text:variable-set></text:p>
          </table:table-cell>
          <table:table-cell table:style-name="Table5.A2" office:value-type="string">
            <text:p text:style-name="Crossed_20_off_20_Table_20_Contents">In Windows XP a double click on the icon of a downloaded clean jar file</text:p>
          </table:table-cell>
          <table:table-cell table:style-name="Table5.A2" office:value-type="string">
            <text:p text:style-name="Crossed_20_off_20_Table_20_Contents"><text:variable-set text:name="cond3.1" text:formula="ooow:cond3+.01" office:value-type="float" office:value="11.01" style:data-style-name="N5000">11.01</text:variable-set></text:p>
          </table:table-cell>
          <table:table-cell table:style-name="Table5.D2" office:value-type="string">
            <text:p text:style-name="Crossed_20_off_20_Table_20_Contents">The appliaction starts up</text:p>
          </table:table-cell>
        </table:table-row>
        <table:table-row>
          <table:table-cell table:style-name="Table5.A2" office:value-type="string">
            <text:p text:style-name="Crossed_20_off_20_Table_20_Contents"><text:variable-set text:name="cond4" text:formula="ooow:cond3 + 1" office:value-type="float" office:value="12" style:data-style-name="N5000">12</text:variable-set></text:p>
          </table:table-cell>
          <table:table-cell table:style-name="Table5.A2" office:value-type="string">
            <text:p text:style-name="Crossed_20_off_20_Table_20_Contents">In Windows <text:s/>98 double click on the icon of a downloaded clean jar file</text:p>
          </table:table-cell>
          <table:table-cell table:style-name="Table5.A2" office:value-type="string">
            <text:p text:style-name="Crossed_20_off_20_Table_20_Contents"><text:variable-set text:name="cond4.1" text:formula="ooow:cond4+.01" office:value-type="float" office:value="12.01" style:data-style-name="N5000">12.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5" text:formula="ooow:cond4 + 1" office:value-type="float" office:value="13" style:data-style-name="N5000">13</text:variable-set></text:p>
          </table:table-cell>
          <table:table-cell table:style-name="Table5.A2" office:value-type="string">
            <text:p text:style-name="Crossed_20_off_20_Table_20_Contents">In Windows ME double click on the icon of a downloaded clean jar file</text:p>
          </table:table-cell>
          <table:table-cell table:style-name="Table5.A2" office:value-type="string">
            <text:p text:style-name="Crossed_20_off_20_Table_20_Contents"><text:variable-set text:name="cond5.1" text:formula="ooow:cond5+.01" office:value-type="float" office:value="13.01" style:data-style-name="N5000">13.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6" text:formula="ooow:cond5 + 1" office:value-type="float" office:value="14" style:data-style-name="N5000">14</text:variable-set></text:p>
          </table:table-cell>
          <table:table-cell table:style-name="Table5.A2" office:value-type="string">
            <text:p text:style-name="Crossed_20_off_20_Table_20_Contents">In Windows 95 double click on the icon of a downloaded clean jar file.</text:p>
          </table:table-cell>
          <table:table-cell table:style-name="Table5.A2" office:value-type="string">
            <text:p text:style-name="Crossed_20_off_20_Table_20_Contents"><text:variable-set text:name="cond6.1" text:formula="ooow:cond6+.01" office:value-type="float" office:value="14.01" style:data-style-name="N5000">14.01</text:variable-set></text:p>
          </table:table-cell>
          <table:table-cell table:style-name="Table5.D2" office:value-type="string">
            <text:p text:style-name="Crossed_20_off_20_Table_20_Contents">The application starts up</text:p>
          </table:table-cell>
        </table:table-row>
        <table:table-row>
          <table:table-cell table:style-name="Table5.A2" office:value-type="string">
            <text:p text:style-name="Crossed_20_off_20_Table_20_Contents"><text:variable-set text:name="cond24" text:formula="ooow:cond6+1" office:value-type="float" office:value="15" style:data-style-name="N5000">15</text:variable-set></text:p>
          </table:table-cell>
          <table:table-cell table:style-name="Table5.A2" office:value-type="string">
            <text:p text:style-name="Crossed_20_off_20_Table_20_Contents">Start the JPO application in a JVM which is version less than 1.4</text:p>
          </table:table-cell>
          <table:table-cell table:style-name="Table5.A2" office:value-type="string">
            <text:p text:style-name="Crossed_20_off_20_Table_20_Contents"><text:variable-set text:name="cond6.2" text:formula="ooow:cond6.1+.01" office:value-type="float" office:value="14.02" style:data-style-name="N5000">14.02</text:variable-set></text:p>
          </table:table-cell>
          <table:table-cell table:style-name="Table5.D2" office:value-type="string">
            <text:p text:style-name="Crossed_20_off_20_Table_20_Contents">A polite error message appears that informs the user that JPO is only supported as of version 1.4</text:p>
          </table:table-cell>
        </table:table-row>
        <table:table-row>
          <table:table-cell table:style-name="Table5.A2" office:value-type="string">
            <text:p text:style-name="Crossed_20_off_20_Table_20_Contents"><text:variable-set text:name="cond25" text:formula="ooow:cond24+1" office:value-type="float" office:value="16" style:data-style-name="N5000">16</text:variable-set></text:p>
          </table:table-cell>
          <table:table-cell table:style-name="Table5.A2" office:value-type="string">
            <text:p text:style-name="Crossed_20_off_20_Table_20_Contents">Start the JPO application in the Sun 1.4.0 Java Environment and load a directory of pictures which includes several formats</text:p>
          </table:table-cell>
          <table:table-cell table:style-name="Table5.A2" office:value-type="string">
            <text:p text:style-name="Crossed_20_off_20_Table_20_Contents"><text:variable-set text:name="cond25.1" text:formula="ooow:cond25+.01" office:value-type="float" office:value="16.01" style:data-style-name="N5000">16.01</text:variable-set></text:p>
          </table:table-cell>
          <table:table-cell table:style-name="Table5.D2" office:value-type="string">
            <text:p text:style-name="Crossed_20_off_20_Table_20_Contents">The application starts up and displays pictures in the full screen windows. Only known types are of images are added to the collection.</text:p>
          </table:table-cell>
        </table:table-row>
        <text:soft-page-break/>
        <table:table-row>
          <table:table-cell table:style-name="Table5.A2" office:value-type="string">
            <text:p text:style-name="Crossed_20_off_20_Table_20_Contents"><text:variable-set text:name="cond26" text:formula="ooow:cond25+1" office:value-type="float" office:value="17" style:data-style-name="N5000">17</text:variable-set></text:p>
          </table:table-cell>
          <table:table-cell table:style-name="Table5.A2" office:value-type="string">
            <text:p text:style-name="Crossed_20_off_20_Table_20_Contents">Start the JPO application in the Sun 1.4.0 Java Environment that has been supplemented with the JAI (Java Advanced Imaging) extra libraries</text:p>
          </table:table-cell>
          <table:table-cell table:style-name="Table5.A2" office:value-type="string">
            <text:p text:style-name="Crossed_20_off_20_Table_20_Contents"><text:variable-set text:name="cond26.1" text:formula="ooow:cond26+.01" office:value-type="float" office:value="17.01" style:data-style-name="N5000">17.01</text:variable-set></text:p>
          </table:table-cell>
          <table:table-cell table:style-name="Table5.D2" office:value-type="string">
            <text:p text:style-name="Crossed_20_off_20_Table_20_Contents">The application starts up and displays picture in the full screen window. Only known types of images are added to the collection. However the JAI codecs extend the abilities of the application.</text:p>
          </table:table-cell>
        </table:table-row>
        <table:table-row>
          <table:table-cell table:style-name="Table5.A2" office:value-type="string">
            <text:p text:style-name="Crossed_20_off_20_Table_20_Contents"><text:variable-set text:name="cond27" text:formula="ooow:cond26+1" office:value-type="float" office:value="18" style:data-style-name="N5000">18</text:variable-set></text:p>
          </table:table-cell>
          <table:table-cell table:style-name="Table5.A2" office:value-type="string">
            <text:p text:style-name="Crossed_20_off_20_Table_20_Contents">Start the JPO application in the IBM 1.4.0 Java Environment</text:p>
          </table:table-cell>
          <table:table-cell table:style-name="Table5.A2" office:value-type="string">
            <text:p text:style-name="Crossed_20_off_20_Table_20_Contents"><text:variable-set text:name="cond27.1" text:formula="ooow:cond27+.01" office:value-type="float" office:value="18.01" style:data-style-name="N5000">18.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Crossed_20_off_20_Table_20_Contents"><text:variable-set text:name="cond28" text:formula="ooow:cond27+1" office:value-type="float" office:value="19" style:data-style-name="N5000">19</text:variable-set></text:p>
          </table:table-cell>
          <table:table-cell table:style-name="Table5.A2" office:value-type="string">
            <text:p text:style-name="Crossed_20_off_20_Table_20_Contents">Start the JPO application in the Blackdown Java 1.4.0 Environment</text:p>
          </table:table-cell>
          <table:table-cell table:style-name="Table5.A2" office:value-type="string">
            <text:p text:style-name="Crossed_20_off_20_Table_20_Contents"><text:variable-set text:name="cond28.1" text:formula="ooow:cond28+.01" office:value-type="float" office:value="19.01" style:data-style-name="N5000">19.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Crossed_20_off_20_Table_20_Contents"><text:variable-set text:name="cond29" text:formula="ooow:cond28+1" office:value-type="float" office:value="20" style:data-style-name="N5000">20</text:variable-set></text:p>
          </table:table-cell>
          <table:table-cell table:style-name="Table5.A2" office:value-type="string">
            <text:p text:style-name="Crossed_20_off_20_Table_20_Contents">Start the JPO application on the Java 1.4.0 Environment for Mac OS/X</text:p>
          </table:table-cell>
          <table:table-cell table:style-name="Table5.A2" office:value-type="string">
            <text:p text:style-name="Crossed_20_off_20_Table_20_Contents"><text:variable-set text:name="cond29.1" text:formula="ooow:cond29+.01" office:value-type="float" office:value="20.01" style:data-style-name="N5000">20.01</text:variable-set></text:p>
          </table:table-cell>
          <table:table-cell table:style-name="Table5.D2" office:value-type="string">
            <text:p text:style-name="Crossed_20_off_20_Table_20_Contents">The application performs all tests successfuly.</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text:variable-set text:name="cond30" text:formula="ooow:cond29+1" office:value-type="float" office:value="21" style:data-style-name="N5000">21</text:variable-set></text:p>
          </table:table-cell>
          <table:table-cell table:style-name="Table5.A2" office:value-type="string">
            <text:p text:style-name="Table_20_Contents">Start JPO when a autoload collection is specified in the Settings / JPO.ini file</text:p>
          </table:table-cell>
          <table:table-cell table:style-name="Table5.A2" office:value-type="string">
            <text:p text:style-name="Table_20_Contents"><text:variable-set text:name="cond30.1" text:formula="ooow:cond30+.01" office:value-type="float" office:value="21.01" style:data-style-name="N5000">21.01</text:variable-set></text:p>
          </table:table-cell>
          <table:table-cell table:style-name="Table5.D2" office:value-type="string">
            <text:p text:style-name="Table_20_Contents">The specified collection is automatically opened and the root node is selected.</text:p>
          </table:table-cell>
        </table:table-row>
        <table:table-row>
          <table:table-cell table:style-name="Table5.A2" office:value-type="string">
            <text:p text:style-name="Table_20_Contents"><text:variable-set text:name="cond31" text:formula="ooow:cond30+1" office:value-type="float" office:value="22" style:data-style-name="N5000">22</text:variable-set></text:p>
          </table:table-cell>
          <table:table-cell table:style-name="Table5.A2" office:value-type="string">
            <text:p text:style-name="Table_20_Contents">Double click on a Windows PC the generated collection jar</text:p>
          </table:table-cell>
          <table:table-cell table:style-name="Table5.A2" office:value-type="string">
            <text:p text:style-name="Table_20_Contents"><text:variable-set text:name="cond31.1" text:formula="ooow:cond31+.01" office:value-type="float" office:value="22.01" style:data-style-name="N5000">22.01</text:variable-set></text:p>
          </table:table-cell>
          <table:table-cell table:style-name="Table5.D2" office:value-type="string">
            <text:p text:style-name="Table_20_Contents">The JPO application starts and the collection embedded in the jar ist opened.</text:p>
          </table:table-cell>
        </table:table-row>
        <table:table-row>
          <table:table-cell table:style-name="Table5.A2" office:value-type="string">
            <text:p text:style-name="Table_20_Contents"><text:variable-set text:name="cond32" text:formula="ooow:cond31+1" office:value-type="float" office:value="23" style:data-style-name="N5000">23</text:variable-set></text:p>
          </table:table-cell>
          <table:table-cell table:style-name="Table5.A2" office:value-type="string">
            <text:p text:style-name="Table_20_Contents">Start JPO on a Linux PC without any memory settings</text:p>
          </table:table-cell>
          <table:table-cell table:style-name="Table5.A2" office:value-type="string">
            <text:p text:style-name="Table_20_Contents"><text:variable-set text:name="cond32.1" text:formula="ooow:cond32+.01" office:value-type="float" office:value="23.01" style:data-style-name="N5000">23.01</text:variable-set></text:p>
          </table:table-cell>
          <table:table-cell table:style-name="Table5.D2" office:value-type="string">
            <text:p text:style-name="Table_20_Contents">If this is a first time run, the default memory settings have been used (by building a command and start system calling that)</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text:variable-set text:name="cond32.2" text:formula="ooow:cond32.1+.01" office:value-type="float" office:value="23.02" style:data-style-name="N5000">23.02</text:variable-set></text:p>
          </table:table-cell>
          <table:table-cell table:style-name="Table5.D2" office:value-type="string">
            <text:p text:style-name="Table_20_Contents">If an .ini file exists the memory setting specified in the ini file are used.</text:p>
          </table:table-cell>
        </table:table-row>
      </table:table>
      <text:p text:style-name="Text_20_body"/>
      <text:h text:style-name="Heading_20_2" text:outline-level="2">Main Menu</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Nr</text:p>
            </table:table-cell>
            <table:table-cell table:style-name="Table12.A1" office:value-type="string">
              <text:p text:style-name="Table_20_Heading">Condition</text:p>
            </table:table-cell>
            <table:table-cell table:style-name="Table12.A1" office:value-type="string">
              <text:p text:style-name="Table_20_Heading">Nr</text:p>
            </table:table-cell>
            <table:table-cell table:style-name="Table12.D1" office:value-type="string">
              <text:p text:style-name="Table_20_Heading">Expected Result</text:p>
            </table:table-cell>
          </table:table-row>
        </table:table-header-rows>
        <table:table-row>
          <table:table-cell table:style-name="Table12.A2" office:value-type="string">
            <text:p text:style-name="Table_20_Contents"><text:variable-set text:name="cond133" text:formula="ooow:cond32+1" office:value-type="float" office:value="24" style:data-style-name="N5000">24</text:variable-set></text:p>
          </table:table-cell>
          <table:table-cell table:style-name="Table12.A2" office:value-type="string">
            <text:p text:style-name="Table_20_Contents">Check that the File menu has all items it should have</text:p>
          </table:table-cell>
          <table:table-cell table:style-name="Table12.A2" office:value-type="string">
            <text:p text:style-name="Table_20_Contents"><text:variable-set text:name="cond133.1" text:formula="ooow:cond133+0.01" office:value-type="float" office:value="24.01" style:data-style-name="N5000">24.01</text:variable-set> </text:p>
          </table:table-cell>
          <table:table-cell table:style-name="Table12.D2" office:value-type="string">
            <text:p text:style-name="Table_20_Contents">There is a File New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2" text:formula="ooow:cond133.1+0.01" office:value-type="float" office:value="24.02" style:data-style-name="N5000">24.02</text:variable-set> </text:p>
          </table:table-cell>
          <table:table-cell table:style-name="Table12.D2" office:value-type="string">
            <text:p text:style-name="Table_20_Contents">There is a File Add Picture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3" text:formula="ooow:cond133.2+0.01" office:value-type="float" office:value="24.03" style:data-style-name="N5000">24.03</text:variable-set> </text:p>
          </table:table-cell>
          <table:table-cell table:style-name="Table12.D2" office:value-type="string">
            <text:p text:style-name="Table_20_Contents">There is a Open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4" text:formula="ooow:cond133.3+0.01" office:value-type="float" office:value="24.04" style:data-style-name="N5000">24.04</text:variable-set> </text:p>
          </table:table-cell>
          <table:table-cell table:style-name="Table12.D2" office:value-type="string">
            <text:p text:style-name="Table_20_Contents">There is a Save Collection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5" text:formula="ooow:cond133.4+0.01" office:value-type="float" office:value="24.05" style:data-style-name="N5000">24.05</text:variable-set> </text:p>
          </table:table-cell>
          <table:table-cell table:style-name="Table12.D2" office:value-type="string">
            <text:p text:style-name="Table_20_Contents">There is a Save As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3.6" text:formula="ooow:cond133.5+0.01" office:value-type="float" office:value="24.06" style:data-style-name="N5000">24.06</text:variable-set> </text:p>
          </table:table-cell>
          <table:table-cell table:style-name="Table12.D2" office:value-type="string">
            <text:p text:style-name="Table_20_Contents">There is an Exit menu item</text:p>
          </table:table-cell>
        </table:table-row>
        <table:table-row>
          <table:table-cell table:style-name="Table12.A2" office:value-type="string">
            <text:p text:style-name="Table_20_Contents"><text:variable-set text:name="cond134" text:formula="ooow:cond133+1" office:value-type="float" office:value="25" style:data-style-name="N5000">25</text:variable-set></text:p>
          </table:table-cell>
          <table:table-cell table:style-name="Table12.A2" office:value-type="string">
            <text:p text:style-name="Table_20_Contents">Check that the Edit menu has all items it should have</text:p>
          </table:table-cell>
          <table:table-cell table:style-name="Table12.A2" office:value-type="string">
            <text:p text:style-name="Table_20_Contents"><text:variable-set text:name="cond134.1" text:formula="ooow:cond134+0.01" office:value-type="float" office:value="25.01" style:data-style-name="N5000">25.01</text:variable-set> </text:p>
          </table:table-cell>
          <table:table-cell table:style-name="Table12.D2" office:value-type="string">
            <text:p text:style-name="Table_20_Contents">There is a Edit Find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2" text:formula="ooow:cond134.1+0.01" office:value-type="float" office:value="25.02" style:data-style-name="N5000">25.02</text:variable-set></text:p>
          </table:table-cell>
          <table:table-cell table:style-name="Table12.D2" office:value-type="string">
            <text:p text:style-name="Table_20_Contents">There is a Edit Reconcil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4.3" text:formula="ooow:cond134.2+0.01" office:value-type="float" office:value="25.03" style:data-style-name="N5000">25.03</text:variable-set></text:p>
          </table:table-cell>
          <table:table-cell table:style-name="Table12.D2" office:value-type="string">
            <text:p text:style-name="Table_20_Contents">There is a Edit Settings menu item</text:p>
          </table:table-cell>
        </table:table-row>
        <text:soft-page-break/>
        <table:table-row>
          <table:table-cell table:style-name="Table12.A2" office:value-type="string">
            <text:p text:style-name="Table_20_Contents"><text:variable-set text:name="cond135" text:formula="ooow:cond134+1" office:value-type="float" office:value="26" style:data-style-name="N5000">26</text:variable-set></text:p>
          </table:table-cell>
          <table:table-cell table:style-name="Table12.A2" office:value-type="string">
            <text:p text:style-name="Table_20_Contents">Check that the Help menu has all items it should have</text:p>
          </table:table-cell>
          <table:table-cell table:style-name="Table12.A2" office:value-type="string">
            <text:p text:style-name="Table_20_Contents"><text:variable-set text:name="cond135.1" text:formula="ooow:cond135+0.01" office:value-type="float" office:value="26.01" style:data-style-name="N5000">26.01</text:variable-set> </text:p>
          </table:table-cell>
          <table:table-cell table:style-name="Table12.D2" office:value-type="string">
            <text:p text:style-name="Table_20_Contents">There is a Help About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5.2" text:formula="ooow:cond135.1+0.01" office:value-type="float" office:value="26.02" style:data-style-name="N5000">26.02</text:variable-set> </text:p>
          </table:table-cell>
          <table:table-cell table:style-name="Table12.D2" office:value-type="string">
            <text:p text:style-name="Table_20_Contents">There is a Help License menu i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
          </table:table-cell>
          <table:table-cell table:style-name="Table12.D2" office:value-type="string">
            <text:p text:style-name="Table_20_Contents"/>
          </table:table-cell>
        </table:table-row>
        <table:table-row>
          <table:table-cell table:style-name="Table12.A2" office:value-type="string">
            <text:p text:style-name="Table_20_Contents"><text:variable-set text:name="cond136" text:formula="ooow:cond135+1" office:value-type="float" office:value="27" style:data-style-name="N5000">27</text:variable-set></text:p>
          </table:table-cell>
          <table:table-cell table:style-name="Table12.A2" office:value-type="string">
            <text:p text:style-name="Table_20_Contents">TheHhelp About menu item shows all information it should</text:p>
          </table:table-cell>
          <table:table-cell table:style-name="Table12.A2" office:value-type="string">
            <text:p text:style-name="Table_20_Contents"><text:variable-set text:name="cond136.1" text:formula="ooow:cond136+0.01" office:value-type="float" office:value="27.01" style:data-style-name="N5000">27.01</text:variable-set> </text:p>
          </table:table-cell>
          <table:table-cell table:style-name="Table12.D2" office:value-type="string">
            <text:p text:style-name="Table_20_Contents">The help about shows the correct version number of JPO</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2" text:formula="ooow:cond136.1+0.01" office:value-type="float" office:value="27.02" style:data-style-name="N5000">27.02</text:variable-set> </text:p>
          </table:table-cell>
          <table:table-cell table:style-name="Table12.D2" office:value-type="string">
            <text:p text:style-name="Table_20_Contents">The help about shows a copyright mark of Richard Eigenman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3" text:formula="ooow:cond136.2+0.01" office:value-type="float" office:value="27.03" style:data-style-name="N5000">27.03</text:variable-set> </text:p>
          </table:table-cell>
          <table:table-cell table:style-name="Table12.D2" office:value-type="string">
            <text:p text:style-name="Table_20_Contents">The help about mentions Drew Noakes for his Exif routines</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4" text:formula="ooow:cond136.3+0.01" office:value-type="float" office:value="27.04" style:data-style-name="N5000">27.04</text:variable-set> </text:p>
          </table:table-cell>
          <table:table-cell table:style-name="Table12.D2" office:value-type="string">
            <text:p text:style-name="Table_20_Contents">The help about shows the user currently logged i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5" text:formula="ooow:cond136.4+0.01" office:value-type="float" office:value="27.05" style:data-style-name="N5000">27.05</text:variable-set> </text:p>
          </table:table-cell>
          <table:table-cell table:style-name="Table12.D2" office:value-type="string">
            <text:p text:style-name="Table_20_Contents">The help about shows the Operating System</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6" text:formula="ooow:cond136.5+0.01" office:value-type="float" office:value="27.06" style:data-style-name="N5000">27.06</text:variable-set> </text:p>
          </table:table-cell>
          <table:table-cell table:style-name="Table12.D2" office:value-type="string">
            <text:p text:style-name="Table_20_Contents">The help about shows the JVM publisher</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6.7" text:formula="ooow:cond136.6+0.01" office:value-type="float" office:value="27.07" style:data-style-name="N5000">27.07</text:variable-set> </text:p>
          </table:table-cell>
          <table:table-cell table:style-name="Table12.D2" office:value-type="string">
            <text:p text:style-name="Table_20_Contents">The help about shows the maximum available menory</text:p>
          </table:table-cell>
        </table:table-row>
        <table:table-row>
          <table:table-cell table:style-name="Table12.A2" office:value-type="string">
            <text:p text:style-name="Table_20_Contents"><text:variable-set text:name="cond137" text:formula="ooow:cond136+1" office:value-type="float" office:value="28" style:data-style-name="N5000">28</text:variable-set></text:p>
          </table:table-cell>
          <table:table-cell table:style-name="Table12.A2" office:value-type="string">
            <text:p text:style-name="Table_20_Contents">The Help License menu item shows all information it should</text:p>
          </table:table-cell>
          <table:table-cell table:style-name="Table12.A2" office:value-type="string">
            <text:p text:style-name="Table_20_Contents"><text:variable-set text:name="cond137.1" text:formula="ooow:cond137+0.01" office:value-type="float" office:value="28.01" style:data-style-name="N5000">28.01</text:variable-set> </text:p>
          </table:table-cell>
          <table:table-cell table:style-name="Table12.D2" office:value-type="string">
            <text:p text:style-name="Table_20_Contents">The GNU licence is shown in the help License screen</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2" text:formula="ooow:cond137.1+0.01" office:value-type="float" office:value="28.02" style:data-style-name="N5000">28.02</text:variable-set> </text:p>
          </table:table-cell>
          <table:table-cell table:style-name="Table12.D2" office:value-type="string">
            <text:p text:style-name="Table_20_Contents">The licence is in a scrollable window that does scroll</text:p>
          </table:table-cell>
        </table:table-row>
        <table:table-row>
          <table:table-cell table:style-name="Table12.A2" office:value-type="string">
            <text:p text:style-name="Table_20_Contents"/>
          </table:table-cell>
          <table:table-cell table:style-name="Table12.A2" office:value-type="string">
            <text:p text:style-name="Table_20_Contents"/>
          </table:table-cell>
          <table:table-cell table:style-name="Table12.A2" office:value-type="string">
            <text:p text:style-name="Table_20_Contents"><text:variable-set text:name="cond137.3" text:formula="ooow:cond137.2+0.01" office:value-type="float" office:value="28.03" style:data-style-name="N5000">28.03</text:variable-set> </text:p>
          </table:table-cell>
          <table:table-cell table:style-name="Table12.D2" office:value-type="string">
            <text:p text:style-name="Table_20_Contents">The window is not resizable.</text:p>
          </table:table-cell>
        </table:table-row>
      </table:table>
      <text:p text:style-name="Text_20_body"/>
      <text:h text:style-name="Heading_20_2" text:outline-level="2">Loading and Saving</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Nr</text:p>
            </table:table-cell>
            <table:table-cell table:style-name="Table14.A1" office:value-type="string">
              <text:p text:style-name="Table_20_Heading">Condition</text:p>
            </table:table-cell>
            <table:table-cell table:style-name="Table14.A1" office:value-type="string">
              <text:p text:style-name="Table_20_Heading">Nr</text:p>
            </table:table-cell>
            <table:table-cell table:style-name="Table14.D1" office:value-type="string">
              <text:p text:style-name="Table_20_Heading">Expected Result</text:p>
            </table:table-cell>
          </table:table-row>
        </table:table-header-rows>
        <table:table-row>
          <table:table-cell table:style-name="Table14.A2" office:value-type="string">
            <text:p text:style-name="Table_20_Contents"/>
          </table:table-cell>
          <table:table-cell table:style-name="Table14.A2" office:value-type="string">
            <text:p text:style-name="Table_20_Contents">Save a collection</text:p>
          </table:table-cell>
          <table:table-cell table:style-name="Table14.A2" office:value-type="string">
            <text:p text:style-name="Table_20_Contents"/>
          </table:table-cell>
          <table:table-cell table:style-name="Table14.D2" office:value-type="string">
            <text:p text:style-name="Table_20_Contents">The XML file is written accompanied by it's dtd file.</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The unsaved changes attribute is cleared.</text:p>
          </table:table-cell>
        </table:table-row>
        <table:table-row>
          <table:table-cell table:style-name="Table14.A2" office:value-type="string">
            <text:p text:style-name="Table_20_Contents"/>
          </table:table-cell>
          <table:table-cell table:style-name="Table14.A2" office:value-type="string">
            <text:p text:style-name="Table_20_Contents">Load a collection</text:p>
          </table:table-cell>
          <table:table-cell table:style-name="Table14.A2" office:value-type="string">
            <text:p text:style-name="Table_20_Contents"/>
          </table:table-cell>
          <table:table-cell table:style-name="Table14.D2" office:value-type="string">
            <text:p text:style-name="Table_20_Contents">All picutres previousely saved are loaded back in</text:p>
          </table:table-cell>
        </table:table-row>
        <table:table-row>
          <table:table-cell table:style-name="Table14.A2" office:value-type="string">
            <text:p text:style-name="Table_20_Contents"/>
          </table:table-cell>
          <table:table-cell table:style-name="Table14.A2" office:value-type="string">
            <text:p text:style-name="Table_20_Contents">Umlauts are part of a description</text:p>
          </table:table-cell>
          <table:table-cell table:style-name="Table14.A2" office:value-type="string">
            <text:p text:style-name="Table_20_Contents"/>
          </table:table-cell>
          <table:table-cell table:style-name="Table14.D2" office:value-type="string">
            <text:p text:style-name="Table_20_Contents">Umlauts are encoded using the appropriate character encoding scheme and are read in correctly.</text:p>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
      <text:p text:style-name="Text_20_body"/>
      <text:h text:style-name="Heading_20_2" text:outline-level="2"><text:soft-page-break/>Hirarchical structure</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Nr</text:p>
            </table:table-cell>
            <table:table-cell table:style-name="Table6.A1" office:value-type="string">
              <text:p text:style-name="Table_20_Heading">Condition</text:p>
            </table:table-cell>
            <table:table-cell table:style-name="Table6.A1" office:value-type="string">
              <text:p text:style-name="Table_20_Heading">Nr</text:p>
            </table:table-cell>
            <table:table-cell table:style-name="Table6.D1" office:value-type="string">
              <text:p text:style-name="Table_20_Heading">Expected Result</text:p>
            </table:table-cell>
          </table:table-row>
        </table:table-header-rows>
        <table:table-row>
          <table:table-cell table:style-name="Table6.A2" office:value-type="string">
            <text:p text:style-name="Table_20_Contents"><text:variable-set text:name="cond10" text:formula="ooow:cond137+1" office:value-type="float" office:value="29" style:data-style-name="N5000">29</text:variable-set></text:p>
          </table:table-cell>
          <table:table-cell table:style-name="Table6.A2" office:value-type="string">
            <text:p text:style-name="Table_20_Contents">Click on the main menu item File|New</text:p>
          </table:table-cell>
          <table:table-cell table:style-name="Table6.A2" office:value-type="string">
            <text:p text:style-name="Table_20_Contents"><text:variable-set text:name="cond10.1" text:formula="ooow:cond10+.01" office:value-type="float" office:value="29.01" style:data-style-name="N5000">29.01</text:variable-set> </text:p>
          </table:table-cell>
          <table:table-cell table:style-name="Table6.D2" office:value-type="string">
            <text:p text:style-name="Table_20_Contents">If there were unsaved changes a dialog box is shown asking what to do: Ignore, Save or Cancel</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2" text:formula="ooow:cond10.1+.01" office:value-type="float" office:value="29.02" style:data-style-name="N5000">29.02</text:variable-set> </text:p>
          </table:table-cell>
          <table:table-cell table:style-name="Table6.D2" office:value-type="string">
            <text:p text:style-name="Table_20_Contents">If there were no unsaved changesno dialog is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0.3" text:formula="ooow:cond10.2+0.01" office:value-type="float" office:value="29.03" style:data-style-name="N5000">29.03</text:variable-set> </text:p>
          </table:table-cell>
          <table:table-cell table:style-name="Table6.D2" office:value-type="string">
            <text:p text:style-name="Table_20_Contents">All nodes are removed and the root node display with “New Collecti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text:variable-set text:name="cond11" text:formula="ooow:cond10+1" office:value-type="float" office:value="30" style:data-style-name="N5000">30</text:variable-set></text:p>
          </table:table-cell>
          <table:table-cell table:style-name="Table6.A2" office:value-type="string">
            <text:p text:style-name="Table_20_Contents">Add several groups and pictures to the root node of the collection.</text:p>
          </table:table-cell>
          <table:table-cell table:style-name="Table6.A2" office:value-type="string">
            <text:p text:style-name="Table_20_Contents"><text:variable-set text:name="cond11.1" text:formula="ooow:cond11+.01" office:value-type="float" office:value="30.01" style:data-style-name="N5000">30.01</text:variable-set></text:p>
          </table:table-cell>
          <table:table-cell table:style-name="Table6.D2" office:value-type="string">
            <text:p text:style-name="Table_20_Contents">Non Expanded Group nodes display a closed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2" text:formula="ooow:cond11.1+.01" office:value-type="float" office:value="30.02" style:data-style-name="N5000">30.02</text:variable-set></text:p>
          </table:table-cell>
          <table:table-cell table:style-name="Table6.D2" office:value-type="string">
            <text:p text:style-name="Table_20_Contents">Expanded Group nodes display a open folder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3" text:formula="ooow:cond11.2+.01" office:value-type="float" office:value="30.03" style:data-style-name="N5000">30.03</text:variable-set></text:p>
          </table:table-cell>
          <table:table-cell table:style-name="Table6.D2" office:value-type="string">
            <text:p text:style-name="Table_20_Contents">Picture nodes display a picture ico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1.4" text:formula="ooow:cond11.3+.01" office:value-type="float" office:value="30.04" style:data-style-name="N5000">30.04</text:variable-set></text:p>
          </table:table-cell>
          <table:table-cell table:style-name="Table6.D2" office:value-type="string">
            <text:p text:style-name="Table_20_Contents">The root node displays a rightclick popup node like a group node and behaves like one</text:p>
          </table:table-cell>
        </table:table-row>
        <table:table-row>
          <table:table-cell table:style-name="Table6.A2" office:value-type="string">
            <text:p text:style-name="Table_20_Contents"><text:variable-set text:name="cond12" text:formula="ooow:cond11+1" office:value-type="float" office:value="31" style:data-style-name="N5000">31</text:variable-set></text:p>
          </table:table-cell>
          <table:table-cell table:style-name="Table6.A2" office:value-type="string">
            <text:p text:style-name="Table_20_Contents">Add a group to a group node</text:p>
          </table:table-cell>
          <table:table-cell table:style-name="Table6.A2" office:value-type="string">
            <text:p text:style-name="Table_20_Contents"><text:variable-set text:name="cond12.1" text:formula="ooow:cond12+0.01" office:value-type="float" office:value="31.01" style:data-style-name="N5000">31.01</text:variable-set> </text:p>
          </table:table-cell>
          <table:table-cell table:style-name="Table6.D2" office:value-type="string">
            <text:p text:style-name="Table_20_Contents">The group node can be added</text:p>
          </table:table-cell>
        </table:table-row>
        <table:table-row>
          <table:table-cell table:style-name="Table6.A2" office:value-type="string">
            <text:p text:style-name="Table_20_Contents"><text:variable-set text:name="cond13" text:formula="ooow:cond12+1" office:value-type="float" office:value="32" style:data-style-name="N5000">32</text:variable-set></text:p>
          </table:table-cell>
          <table:table-cell table:style-name="Table6.A2" office:value-type="string">
            <text:p text:style-name="Table_20_Contents">Add a picture to a group node </text:p>
          </table:table-cell>
          <table:table-cell table:style-name="Table6.A2" office:value-type="string">
            <text:p text:style-name="Table_20_Contents"><text:variable-set text:name="cond13.1" text:formula="ooow:cond13+.01" office:value-type="float" office:value="32.01" style:data-style-name="N5000">32.01</text:variable-set> </text:p>
          </table:table-cell>
          <table:table-cell table:style-name="Table6.D2" office:value-type="string">
            <text:p text:style-name="Table_20_Contents">The picture can be added</text:p>
          </table:table-cell>
        </table:table-row>
        <table:table-row>
          <table:table-cell table:style-name="Table6.A2" office:value-type="string">
            <text:p text:style-name="Table_20_Contents"><text:variable-set text:name="cond151" text:formula="ooow:cond13+1" office:value-type="float" office:value="33" style:data-style-name="N5000">33</text:variable-set></text:p>
          </table:table-cell>
          <table:table-cell table:style-name="Table6.A2" office:value-type="string">
            <text:p text:style-name="Table_20_Contents">Reconcile a directory</text:p>
          </table:table-cell>
          <table:table-cell table:style-name="Table6.A2" office:value-type="string">
            <text:p text:style-name="Table_20_Contents"><text:variable-set text:name="cond151.1" text:formula="ooow:cond151+.01" office:value-type="float" office:value="33.01" style:data-style-name="N5000">33.01</text:variable-set></text:p>
          </table:table-cell>
          <table:table-cell table:style-name="Table6.D2" office:value-type="string">
            <text:p text:style-name="Table_20_Contents">If the option reconcile subdirectories is turned on the reconciliation looks into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2" text:formula="ooow:cond151.1+.01" office:value-type="float" office:value="33.02" style:data-style-name="N5000">33.02</text:variable-set></text:p>
          </table:table-cell>
          <table:table-cell table:style-name="Table6.D2" office:value-type="string">
            <text:p text:style-name="Table_20_Contents">If the option reconcile subdirectories is truned off the reconciliation does not lok at subdirectories</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3" text:formula="ooow:cond151.2+.01" office:value-type="float" office:value="33.03" style:data-style-name="N5000">33.03</text:variable-set></text:p>
          </table:table-cell>
          <table:table-cell table:style-name="Table6.D2" office:value-type="string">
            <text:p text:style-name="Table_20_Contents">If the option “List Positive Matches” is turned off only the pictures that are not in the collection are shown</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text:variable-set text:name="cond151.4" text:formula="ooow:cond151.3+.01" office:value-type="float" office:value="33.04" style:data-style-name="N5000">33.04</text:variable-set></text:p>
          </table:table-cell>
          <table:table-cell table:style-name="Table6.D2" office:value-type="string">
            <text:p text:style-name="Table_20_Contents">If the option “List <text:s/>Positive Matches” is turned on then the pictures that match the pictures in the collection are shown as well</text:p>
          </table:table-cell>
        </table:table-row>
      </table:table>
      <text:p text:style-name="Text_20_body"/>
      <text:h text:style-name="Heading_20_2" text:outline-level="2">Group Nod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r</text:p>
            </table:table-cell>
            <table:table-cell table:style-name="Table1.A1" office:value-type="string">
              <text:p text:style-name="Table_20_Heading">Condition</text:p>
            </table:table-cell>
            <table:table-cell table:style-name="Table1.A1" office:value-type="string">
              <text:p text:style-name="Table_20_Heading">Nr</text:p>
            </table:table-cell>
            <table:table-cell table:style-name="Table1.D1" office:value-type="string">
              <text:p text:style-name="Table_20_Heading">Expected Result</text:p>
            </table:table-cell>
          </table:table-row>
        </table:table-header-rows>
        <table:table-row>
          <table:table-cell table:style-name="Table1.A2" office:value-type="string">
            <text:p text:style-name="Table_20_Contents"><text:variable-set text:name="cond16" text:formula="ooow:cond151+1" office:value-type="float" office:value="34" style:data-style-name="N5000">34</text:variable-set></text:p>
          </table:table-cell>
          <table:table-cell table:style-name="Table1.A2" office:value-type="string">
            <text:p text:style-name="Table_20_Contents">Right click on a group node while in Edit Mode (Settings)</text:p>
          </table:table-cell>
          <table:table-cell table:style-name="Table1.A2" office:value-type="string">
            <text:p text:style-name="Table_20_Contents"><text:variable-set text:name="cond16.1" text:formula="ooow:cond16+0.01" office:value-type="float" office:value="34.01" style:data-style-name="N5000">34.01</text:variable-set></text:p>
          </table:table-cell>
          <table:table-cell table:style-name="Table1.D2" office:value-type="string">
            <text:p text:style-name="Table_20_Contents">The group node displays a popup 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 text:formula="ooow:cond16.1+0.01" office:value-type="float" office:value="34.02" style:data-style-name="N5000">34.02</text:variable-set></text:p>
          </table:table-cell>
          <table:table-cell table:style-name="Table1.D2" office:value-type="string">
            <text:p text:style-name="Table_20_Contents">The group popup menu has an entry called Slidesh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3" text:formula="ooow:cond16.2+0.01" office:value-type="float" office:value="34.03" style:data-style-name="N5000">34.03</text:variable-set></text:p>
          </table:table-cell>
          <table:table-cell table:style-name="Table1.D2" office:value-type="string">
            <text:p text:style-name="Table_20_Contents">The group popup menu has an entry called Find</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4" text:formula="ooow:cond16.3+0.01" office:value-type="float" office:value="34.04" style:data-style-name="N5000">34.04</text:variable-set></text:p>
          </table:table-cell>
          <table:table-cell table:style-name="Table1.D2" office:value-type="string">
            <text:p text:style-name="Table_20_Contents">The group popup menu has an entry called “Renam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1" text:formula="ooow:cond16.4+0.01" office:value-type="float" office:value="34.05" style:data-style-name="N5000">34.05</text:variable-set></text:p>
          </table:table-cell>
          <table:table-cell table:style-name="Table1.D2" office:value-type="string">
            <text:p text:style-name="Table_20_Contents">The group popup menu has an entry called “Edit as t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5" text:formula="ooow:cond16.21+0.01" office:value-type="float" office:value="34.06" style:data-style-name="N5000">34.06</text:variable-set></text:p>
          </table:table-cell>
          <table:table-cell table:style-name="Table1.D2" office:value-type="string">
            <text:p text:style-name="Table_20_Contents">The group popup menu has an entry for “Add”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6" text:formula="ooow:cond16.5+0.01" office:value-type="float" office:value="34.07" style:data-style-name="N5000">34.07</text:variable-set></text:p>
          </table:table-cell>
          <table:table-cell table:style-name="Table1.D2" office:value-type="string">
            <text:p text:style-name="Table_20_Contents">The group <text:s/>popup menu has an entry in the Add submenu for adding a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7" text:formula="ooow:cond16.6+0.01" office:value-type="float" office:value="34.08" style:data-style-name="N5000">34.08</text:variable-set></text:p>
          </table:table-cell>
          <table:table-cell table:style-name="Table1.D2" office:value-type="string">
            <text:p text:style-name="Table_20_Contents">The group <text:s/>popup menu has an entry in the Add submenu for adding <text:s/>“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8" text:formula="ooow:cond16.7+0.01" office:value-type="float" office:value="34.09" style:data-style-name="N5000">34.09</text:variable-set></text:p>
          </table:table-cell>
          <table:table-cell table:style-name="Table1.D2" office:value-type="string">
            <text:p text:style-name="Table_20_Contents">The group <text:s/>popup menu has an entry in the Add submenu for adding <text:s/>a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9" text:formula="ooow:cond16.8+0.01" office:value-type="float" office:value="34.1" style:data-style-name="N5000">34.1</text:variable-set></text:p>
          </table:table-cell>
          <table:table-cell table:style-name="Table1.D2" office:value-type="string">
            <text:p text:style-name="Table_20_Contents">The group <text:s/>popup menu has an entry in the Add submenu for adding <text:s/>from a <text:s/>“Flat Fi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0" text:formula="ooow:cond16.9+0.01" office:value-type="float" office:value="34.11" style:data-style-name="N5000">34.11</text:variable-set></text:p>
          </table:table-cell>
          <table:table-cell table:style-name="Table1.D2" office:value-type="string">
            <text:p text:style-name="Table_20_Contents">The group popup menu has an entry for “Move” which is a submenu</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1" text:formula="ooow:cond16.10+0.01" office:value-type="float" office:value="34.12" style:data-style-name="N5000">34.12</text:variable-set></text:p>
          </table:table-cell>
          <table:table-cell table:style-name="Table1.D2" office:value-type="string">
            <text:p text:style-name="Table_20_Contents">The group <text:s/>popup menu has an entry in the <text:s/>Move submenu for moving the node “ to To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2" text:formula="ooow:cond16.11+0.01" office:value-type="float" office:value="34.13" style:data-style-name="N5000">34.13</text:variable-set></text:p>
          </table:table-cell>
          <table:table-cell table:style-name="Table1.D2" office:value-type="string">
            <text:p text:style-name="Table_20_Contents">The group <text:s/>popup menu has an entry in the <text:s/>Move submenu for moving the node “ 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3" text:formula="ooow:cond16.12+0.01" office:value-type="float" office:value="34.14" style:data-style-name="N5000">34.14</text:variable-set></text:p>
          </table:table-cell>
          <table:table-cell table:style-name="Table1.D2" office:value-type="string">
            <text:p text:style-name="Table_20_Contents">The group <text:s/>popup menu has an entry in the <text:s/>Move submenu for moving the node “ Dow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4" text:formula="ooow:cond16.13+0.01" office:value-type="float" office:value="34.15" style:data-style-name="N5000">34.15</text:variable-set></text:p>
          </table:table-cell>
          <table:table-cell table:style-name="Table1.D2" office:value-type="string">
            <text:p text:style-name="Table_20_Contents">The group <text:s/>popup menu has an entry in the <text:s/>Move submenu for moving the node “ to Botto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5" text:formula="ooow:cond16.14+0.01" office:value-type="float" office:value="34.16" style:data-style-name="N5000">34.16</text:variable-set></text:p>
          </table:table-cell>
          <table:table-cell table:style-name="Table1.D2" office:value-type="string">
            <text:p text:style-name="Table_20_Contents">The group popup menu has an entry called “Remov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6" text:formula="ooow:cond16.15+0.01" office:value-type="float" office:value="34.17" style:data-style-name="N5000">34.17</text:variable-set></text:p>
          </table:table-cell>
          <table:table-cell table:style-name="Table1.D2" office:value-type="string">
            <text:p text:style-name="Table_20_Contents">The group popup menu has an entry called Consolidate / Move Pictur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7" text:formula="ooow:cond16.16+0.01" office:value-type="float" office:value="34.18" style:data-style-name="N5000">34.18</text:variable-set></text:p>
          </table:table-cell>
          <table:table-cell table:style-name="Table1.D2" office:value-type="string">
            <text:p text:style-name="Table_20_Contents">The group popup menu has an entry called “Export to HTML”</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8" text:formula="ooow:cond16.17+0.01" office:value-type="float" office:value="34.19" style:data-style-name="N5000">34.19</text:variable-set></text:p>
          </table:table-cell>
          <table:table-cell table:style-name="Table1.D2" office:value-type="string">
            <text:p text:style-name="Table_20_Contents">The group popup menu has an entry called “Export to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19" text:formula="ooow:cond16.18+0.01" office:value-type="float" office:value="34.2" style:data-style-name="N5000">34.2</text:variable-set></text:p>
          </table:table-cell>
          <table:table-cell table:style-name="Table1.D2" office:value-type="string">
            <text:p text:style-name="Table_20_Contents">The group popup menu has an entry called “Export to Jar Archiv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6.20" text:formula="ooow:cond16.19+0.01" office:value-type="float" office:value="34.21" style:data-style-name="N5000">34.21</text:variable-set></text:p>
            <text:p text:style-name="Table_20_Contents"/>
          </table:table-cell>
          <table:table-cell table:style-name="Table1.D2" office:value-type="string">
            <text:p text:style-name="Table_20_Contents">The group popup menu has an entry called “Export to Flat File”</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7" text:formula="ooow:cond16+1" office:value-type="float" office:value="35" style:data-style-name="N5000">35</text:variable-set></text:p>
          </table:table-cell>
          <table:table-cell table:style-name="Table1.A2" office:value-type="string">
            <text:p text:style-name="Table_20_Contents">Rightclick and then click on the Slideshow menu on the group node in the tree which has pictures in it</text:p>
          </table:table-cell>
          <table:table-cell table:style-name="Table1.A2" office:value-type="string">
            <text:p text:style-name="Table_20_Contents"><text:variable-set text:name="cond17.1" text:formula="ooow:cond17+.01" office:value-type="float" office:value="35.01" style:data-style-name="N5000">35.01</text:variable-set></text:p>
            <text:p text:style-name="Table_20_Contents"/>
          </table:table-cell>
          <table:table-cell table:style-name="Table1.D2" office:value-type="string">
            <text:p text:style-name="Table_20_Contents">The selection jumps to the first picture item in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2" text:formula="ooow:cond17.1+0.01" office:value-type="float" office:value="35.02" style:data-style-name="N5000">35.02</text:variable-set></text:p>
            <text:p text:style-name="Table_20_Contents"/>
          </table:table-cell>
          <table:table-cell table:style-name="Table1.D2" office:value-type="string">
            <text:p text:style-name="Table_20_Contents">The picture is displayed in it's own window</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17.3" text:formula="ooow:cond17.2+0.01" office:value-type="float" office:value="35.03" style:data-style-name="N5000">35.03</text:variable-set></text:p>
          </table:table-cell>
          <table:table-cell table:style-name="Table1.D2" office:value-type="string">
            <text:p text:style-name="Table_20_Contents">If the first picture is in a menu below the first hirarchy level it is shown all the same.</text:p>
          </table:table-cell>
        </table:table-row>
        <table:table-row>
          <table:table-cell table:style-name="Table1.A2" office:value-type="string">
            <text:p text:style-name="Table_20_Contents"><text:variable-set text:name="cond18" text:formula="ooow:cond17+1" office:value-type="float" office:value="36" style:data-style-name="N5000">36</text:variable-set></text:p>
          </table:table-cell>
          <table:table-cell table:style-name="Table1.A2" office:value-type="string">
            <text:p text:style-name="Table_20_Contents">Rightclick and then click on the Slideshow menu on the group node in the tree which has NO pictures in it</text:p>
          </table:table-cell>
          <table:table-cell table:style-name="Table1.A2" office:value-type="string">
            <text:p text:style-name="Table_20_Contents"><text:variable-set text:name="cond18.1" text:formula="ooow:cond18+.01" office:value-type="float" office:value="36.01" style:data-style-name="N5000">36.01</text:variable-set></text:p>
          </table:table-cell>
          <table:table-cell table:style-name="Table1.D2" office:value-type="string">
            <text:p text:style-name="Table_20_Contents">A popup message is displayed in the center of the application window explaining that no picture can be displayed</text:p>
          </table:table-cell>
        </table:table-row>
        <table:table-row>
          <table:table-cell table:style-name="Table1.A2" office:value-type="string">
            <text:p text:style-name="Table_20_Contents"><text:variable-set text:name="cond19" text:formula="ooow:cond18+1" office:value-type="float" office:value="37" style:data-style-name="N5000">37</text:variable-set></text:p>
          </table:table-cell>
          <table:table-cell table:style-name="Table1.A2" office:value-type="string">
            <text:p text:style-name="Table_20_Contents">Right click on a group node and select the find menu item</text:p>
          </table:table-cell>
          <table:table-cell table:style-name="Table1.A2" office:value-type="string">
            <text:p text:style-name="Table_20_Contents"><text:variable-set text:name="cond19.1" text:formula="ooow:cond19+.01" office:value-type="float" office:value="37.01" style:data-style-name="N5000">37.01</text:variable-set></text:p>
          </table:table-cell>
          <table:table-cell table:style-name="Table1.D2" office:value-type="string">
            <text:p text:style-name="Table_20_Contents">A dialog box is displayed that allows you to specify whether you want to save your search results and what term you are looking for</text:p>
          </table:table-cell>
        </table:table-row>
        <table:table-row>
          <table:table-cell table:style-name="Table1.A2" office:value-type="string">
            <text:p text:style-name="Table_20_Contents"><text:variable-set text:name="cond20" text:formula="ooow:cond19+1" office:value-type="float" office:value="38" style:data-style-name="N5000">38</text:variable-set></text:p>
          </table:table-cell>
          <table:table-cell table:style-name="Table1.A2" office:value-type="string">
            <text:p text:style-name="Table_20_Contents">Right click on a group node and select the Rename menu item</text:p>
          </table:table-cell>
          <table:table-cell table:style-name="Table1.A2" office:value-type="string">
            <text:p text:style-name="Table_20_Contents"><text:variable-set text:name="cond20.1" text:formula="ooow:cond20+.01" office:value-type="float" office:value="38.01" style:data-style-name="N5000">38.01</text:variable-set></text:p>
          </table:table-cell>
          <table:table-cell table:style-name="Table1.D2" office:value-type="string">
            <text:p text:style-name="Table_20_Contents">The Edit Group Description window is brought up in the center of the application and allows the user to change the description.</text:p>
          </table:table-cell>
        </table:table-row>
        <table:table-row>
          <table:table-cell table:style-name="Table1.A2" office:value-type="string">
            <text:p text:style-name="Table_20_Contents"><text:variable-set text:name="cond21" text:formula="ooow:cond20+1" office:value-type="float" office:value="39" style:data-style-name="N5000">39</text:variable-set></text:p>
          </table:table-cell>
          <table:table-cell table:style-name="Table1.A2" office:value-type="string">
            <text:p text:style-name="Table_20_Contents">Change the description of the group in the Edit Group Description wind</text:p>
          </table:table-cell>
          <table:table-cell table:style-name="Table1.A2" office:value-type="string">
            <text:p text:style-name="Table_20_Contents"><text:variable-set text:name="cond21.1" text:formula="ooow:cond21+.01" office:value-type="float" office:value="39.01" style:data-style-name="N5000">39.01</text:variable-set></text:p>
          </table:table-cell>
          <table:table-cell table:style-name="Table1.D2" office:value-type="string">
            <text:p text:style-name="Table_20_Contents">The New description is displayed in the tree node. </text:p>
          </table:table-cell>
        </table:table-row>
        <table:table-row>
          <table:table-cell table:style-name="Table1.A2" office:value-type="string">
            <text:p text:style-name="Table_20_Contents"><text:variable-set text:name="cond22" text:formula="ooow:cond21+1" office:value-type="float" office:value="40" style:data-style-name="N5000">40</text:variable-set></text:p>
          </table:table-cell>
          <table:table-cell table:style-name="Table1.A2" office:value-type="string">
            <text:p text:style-name="Table_20_Contents">Cancel the modifications to the group text in the Edit Group Description window</text:p>
          </table:table-cell>
          <table:table-cell table:style-name="Table1.A2" office:value-type="string">
            <text:p text:style-name="Table_20_Contents"><text:variable-set text:name="cond22.1" text:formula="ooow:cond22+.01" office:value-type="float" office:value="40.01" style:data-style-name="N5000">40.01</text:variable-set></text:p>
          </table:table-cell>
          <table:table-cell table:style-name="Table1.D2" office:value-type="string">
            <text:p text:style-name="Table_20_Contents">The changed text is NOT saved to the group descrip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23" text:formula="ooow:cond22+1" office:value-type="float" office:value="41" style:data-style-name="N5000">41</text:variable-set></text:p>
          </table:table-cell>
          <table:table-cell table:style-name="Table1.A2" office:value-type="string">
            <text:p text:style-name="Table_20_Contents">Right click on a group node and select the “Edit as table” menu item</text:p>
          </table:table-cell>
          <table:table-cell table:style-name="Table1.A2" office:value-type="string">
            <text:p text:style-name="Table_20_Contents"><text:variable-set text:name="cond23.1" text:formula="ooow:cond23+.01" office:value-type="float" office:value="41.01" style:data-style-name="N5000">41.01</text:variable-set></text:p>
          </table:table-cell>
          <table:table-cell table:style-name="Table1.D2" office:value-type="string">
            <text:p text:style-name="Table_20_Contents">The Edit as table window is opened <text:s/>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2" text:formula="ooow:cond23.1+.01" office:value-type="float" office:value="41.02" style:data-style-name="N5000">41.02</text:variable-set></text:p>
          </table:table-cell>
          <table:table-cell table:style-name="Table1.D2" office:value-type="string">
            <text:p text:style-name="Table_20_Contents">The Edit table as window shows the description of the group in the tit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3" text:formula="ooow:cond23.2+.01" office:value-type="float" office:value="41.03" style:data-style-name="N5000">41.03</text:variable-set></text:p>
          </table:table-cell>
          <table:table-cell table:style-name="Table1.D2" office:value-type="string">
            <text:p text:style-name="Table_20_Contents">The Edit table as window updates the group node and picture nodes with the data a user updat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4" text:formula="ooow:cond23.3+.01" office:value-type="float" office:value="41.04" style:data-style-name="N5000">41.04</text:variable-set></text:p>
          </table:table-cell>
          <table:table-cell table:style-name="Table1.D2" office:value-type="string">
            <text:p text:style-name="Table_20_Contents">All the fields of a picture are displayed in the Edit table as window scree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23.5" text:formula="ooow:cond23.4+0.01" office:value-type="float" office:value="41.05" style:data-style-name="N5000">41.05</text:variable-set></text:p>
          </table:table-cell>
          <table:table-cell table:style-name="Table1.D2" office:value-type="string">
            <text:p text:style-name="Table_20_Contents">Cut &amp; Pase responds logically to area selections and Ctrl-C Ctrl-V as well as Ctrl-Insert and Shift insert commands</text:p>
          </table:table-cell>
        </table:table-row>
        <table:table-row>
          <table:table-cell table:style-name="Table1.A2" office:value-type="string">
            <text:p text:style-name="Table_20_Contents"><text:variable-set text:name="cond24" text:formula="ooow:cond23+1" office:value-type="float" office:value="42" style:data-style-name="N5000">42</text:variable-set></text:p>
          </table:table-cell>
          <table:table-cell table:style-name="Table1.A2" office:value-type="string">
            <text:p text:style-name="Table_20_Contents">Resize the Edit as table window</text:p>
          </table:table-cell>
          <table:table-cell table:style-name="Table1.A2" office:value-type="string">
            <text:p text:style-name="Table_20_Contents"><text:variable-set text:name="cond24.1" text:formula="ooow:cond24+.01" office:value-type="float" office:value="42.01" style:data-style-name="N5000">42.01</text:variable-set></text:p>
          </table:table-cell>
          <table:table-cell table:style-name="Table1.D2" office:value-type="string">
            <text:p text:style-name="Table_20_Contents">Horizontal and vertical scrollbars are activated and deactivated as required</text:p>
          </table:table-cell>
        </table:table-row>
        <table:table-row>
          <table:table-cell table:style-name="Table1.A2" office:value-type="string">
            <text:p text:style-name="Table_20_Contents"><text:variable-set text:name="cond33" text:formula="ooow:Cond24+1" office:value-type="float" office:value="43" style:data-style-name="N5000">43</text:variable-set></text:p>
          </table:table-cell>
          <table:table-cell table:style-name="Table1.A2" office:value-type="string">
            <text:p text:style-name="Table_20_Contents">Double click on the title of the Edit as table window</text:p>
          </table:table-cell>
          <table:table-cell table:style-name="Table1.A2" office:value-type="string">
            <text:p text:style-name="Table_20_Contents"><text:variable-set text:name="cond33.1" text:formula="ooow:cond33+.01" office:value-type="float" office:value="43.01" style:data-style-name="N5000">43.01</text:variable-set></text:p>
          </table:table-cell>
          <table:table-cell table:style-name="Table1.D2" office:value-type="string">
            <text:p text:style-name="Table_20_Contents">The rows are sorted in the order of the double clicked column</text:p>
          </table:table-cell>
        </table:table-row>
        <table:table-row>
          <table:table-cell table:style-name="Table1.A2" office:value-type="string">
            <text:p text:style-name="Table_20_Contents"><text:variable-set text:name="cond34" text:formula="ooow:Cond33+1" office:value-type="float" office:value="44" style:data-style-name="N5000">44</text:variable-set></text:p>
          </table:table-cell>
          <table:table-cell table:style-name="Table1.A2" office:value-type="string">
            <text:p text:style-name="Table_20_Contents">Double click a second time on the edit as table window while holding down “shift”</text:p>
          </table:table-cell>
          <table:table-cell table:style-name="Table1.A2" office:value-type="string">
            <text:p text:style-name="Table_20_Contents"><text:variable-set text:name="cond34.1" text:formula="ooow:cond34+.01" office:value-type="float" office:value="44.01" style:data-style-name="N5000">44.01</text:variable-set></text:p>
          </table:table-cell>
          <table:table-cell table:style-name="Table1.D2" office:value-type="string">
            <text:p text:style-name="Table_20_Contents">The rows are sorted in inverse order of the double clicked column</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35" text:formula="ooow:Cond34+1" office:value-type="float" office:value="45" style:data-style-name="N5000">45</text:variable-set></text:p>
          </table:table-cell>
          <table:table-cell table:style-name="Table1.A2" office:value-type="string">
            <text:p text:style-name="Table_20_Contents">Right click on a group node and select the “Add | New Group” menu item</text:p>
          </table:table-cell>
          <table:table-cell table:style-name="Table1.A2" office:value-type="string">
            <text:p text:style-name="Table_20_Contents"><text:variable-set text:name="cond35.1" text:formula="ooow:cond35+.01" office:value-type="float" office:value="45.01" style:data-style-name="N5000">45.01</text:variable-set> </text:p>
          </table:table-cell>
          <table:table-cell table:style-name="Table1.D2" office:value-type="string">
            <text:p text:style-name="Table_20_Contents">A new group node is created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2" text:formula="ooow:cond35.1+.01" office:value-type="float" office:value="45.02" style:data-style-name="N5000">45.02</text:variable-set></text:p>
            <text:p text:style-name="Table_20_Contents"/>
          </table:table-cell>
          <table:table-cell table:style-name="Table1.D2" office:value-type="string">
            <text:p text:style-name="Table_20_Contents">The current selection is transferred to the new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5.3" text:formula="ooow:cond35.2+.01" office:value-type="float" office:value="45.03" style:data-style-name="N5000">45.03</text:variable-set></text:p>
          </table:table-cell>
          <table:table-cell table:style-name="Table1.D2" office:value-type="string">
            <text:p text:style-name="Table_20_Contents">The icon on the new group is a folder icon</text:p>
          </table:table-cell>
        </table:table-row>
        <table:table-row>
          <table:table-cell table:style-name="Table1.A2" office:value-type="string">
            <text:p text:style-name="Table_20_Contents"><text:variable-set text:name="cond36" text:formula="ooow:Cond35+1" office:value-type="float" office:value="46" style:data-style-name="N5000">46</text:variable-set></text:p>
          </table:table-cell>
          <table:table-cell table:style-name="Table1.A2" office:value-type="string">
            <text:p text:style-name="Table_20_Contents">Right click on a group node and select the “Add | Pictures” menu item</text:p>
          </table:table-cell>
          <table:table-cell table:style-name="Table1.A2" office:value-type="string">
            <text:p text:style-name="Table_20_Contents"><text:variable-set text:name="cond36.1" text:formula="ooow:cond36+.01" office:value-type="float" office:value="46.01" style:data-style-name="N5000">46.01</text:variable-set></text:p>
            <text:p text:style-name="Table_20_Contents"/>
          </table:table-cell>
          <table:table-cell table:style-name="Table1.D2" office:value-type="string">
            <text:p text:style-name="Table_20_Contents">A File Open dialog is displayed into which the user can select indivdual or multiple images and directories</text:p>
          </table:table-cell>
        </table:table-row>
        <table:table-row>
          <table:table-cell table:style-name="Table1.A2" office:value-type="string">
            <text:p text:style-name="Table_20_Contents"><text:variable-set text:name="cond37" text:formula="ooow:Cond36+1" office:value-type="float" office:value="47" style:data-style-name="N5000">47</text:variable-set></text:p>
          </table:table-cell>
          <table:table-cell table:style-name="Table1.A2" office:value-type="string">
            <text:p text:style-name="Table_20_Contents">Add a single picture</text:p>
          </table:table-cell>
          <table:table-cell table:style-name="Table1.A2" office:value-type="string">
            <text:p text:style-name="Table_20_Contents"><text:variable-set text:name="cond37.1" text:formula="ooow:cond37+0.01" office:value-type="float" office:value="47.01" style:data-style-name="N5000">47.01</text:variable-set></text:p>
          </table:table-cell>
          <table:table-cell table:style-name="Table1.D2" office:value-type="string">
            <text:p text:style-name="Table_20_Contents">The single picture is added to the selected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2" text:formula="ooow:cond37.1+0.01" office:value-type="float" office:value="47.02" style:data-style-name="N5000">47.02</text:variable-set> </text:p>
          </table:table-cell>
          <table:table-cell table:style-name="Table1.D2" office:value-type="string">
            <text:p text:style-name="Table_20_Contents">If the image had a creation date in the Exif tags this date is imported into the picture nod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7.3" text:formula="ooow:cond37.2+0.01" office:value-type="float" office:value="47.03" style:data-style-name="N5000">47.03</text:variable-set></text:p>
          </table:table-cell>
          <table:table-cell table:style-name="Table1.D2" office:value-type="string">
            <text:p text:style-name="Table_20_Contents">The Description of the image is set to the root name of the filename without any directory tags</text:p>
          </table:table-cell>
        </table:table-row>
        <table:table-row>
          <table:table-cell table:style-name="Table1.A2" office:value-type="string">
            <text:p text:style-name="Table_20_Contents"><text:variable-set text:name="cond38" text:formula="ooow:Cond37+1" office:value-type="float" office:value="48" style:data-style-name="N5000">48</text:variable-set></text:p>
          </table:table-cell>
          <table:table-cell table:style-name="Table1.A2" office:value-type="string">
            <text:p text:style-name="Table_20_Contents">Try to add two pictures by selecting them together with Ctrl pressed in the File Open dialog</text:p>
          </table:table-cell>
          <table:table-cell table:style-name="Table1.A2" office:value-type="string">
            <text:p text:style-name="Table_20_Contents"><text:variable-set text:name="cond38.1" text:formula="ooow:cond38+0.01" office:value-type="float" office:value="48.01" style:data-style-name="N5000">48.01</text:variable-set></text:p>
          </table:table-cell>
          <table:table-cell table:style-name="Table1.D2" office:value-type="string">
            <text:p text:style-name="Table_20_Contents">Both pictures are added to the selected group</text:p>
          </table:table-cell>
        </table:table-row>
        <table:table-row>
          <table:table-cell table:style-name="Table1.A2" office:value-type="string">
            <text:p text:style-name="Table_20_Contents"><text:variable-set text:name="cond39" text:formula="ooow:Cond38+1" office:value-type="float" office:value="49" style:data-style-name="N5000">49</text:variable-set></text:p>
          </table:table-cell>
          <table:table-cell table:style-name="Table1.A2" office:value-type="string">
            <text:p text:style-name="Table_20_Contents">Add multiple directories by selecting them together with the Crtl pressed in the File Open dialog</text:p>
          </table:table-cell>
          <table:table-cell table:style-name="Table1.A2" office:value-type="string">
            <text:p text:style-name="Table_20_Contents"><text:variable-set text:name="cond39.1" text:formula="ooow:cond39+.01" office:value-type="float" office:value="49.01" style:data-style-name="N5000">49.01</text:variable-set></text:p>
            <text:p text:style-name="Table_20_Contents"/>
          </table:table-cell>
          <table:table-cell table:style-name="Table1.D2" office:value-type="string">
            <text:p text:style-name="Table_20_Contents">All directories are added as individual group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39.2" text:formula="ooow:cond39.1+.01" office:value-type="float" office:value="49.02" style:data-style-name="N5000">49.02</text:variable-set></text:p>
            <text:p text:style-name="Table_20_Contents"/>
          </table:table-cell>
          <table:table-cell table:style-name="Table1.D2" office:value-type="string">
            <text:p text:style-name="Table_20_Contents">Each directory's group is named after the last Path component of the directory path</text:p>
          </table:table-cell>
        </table:table-row>
        <table:table-row>
          <table:table-cell table:style-name="Table1.A2" office:value-type="string">
            <text:p text:style-name="Table_20_Contents"><text:variable-set text:name="cond40" text:formula="ooow:Cond39+1" office:value-type="float" office:value="50" style:data-style-name="N5000">50</text:variable-set> </text:p>
          </table:table-cell>
          <table:table-cell table:style-name="Table1.A2" office:value-type="string">
            <text:p text:style-name="Table_20_Contents">Add a directory that contains subdirectories</text:p>
          </table:table-cell>
          <table:table-cell table:style-name="Table1.A2" office:value-type="string">
            <text:p text:style-name="Table_20_Contents"><text:variable-set text:name="cond40.1" text:formula="ooow:cond40+.01" office:value-type="float" office:value="50.01" style:data-style-name="N5000">50.01</text:variable-set> </text:p>
          </table:table-cell>
          <table:table-cell table:style-name="Table1.D2" office:value-type="string">
            <text:p text:style-name="Table_20_Contents">If recurse subdirectories is ticked on then the subdirectories are added too.</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0.2" text:formula="ooow:cond40.1+0.01" office:value-type="float" office:value="50.02" style:data-style-name="N0">50.02</text:variable-set></text:p>
          </table:table-cell>
          <table:table-cell table:style-name="Table1.D2" office:value-type="string">
            <text:p text:style-name="Table_20_Contents">If recurse subdirectories is ticked off the the subdirectories are not added.</text:p>
          </table:table-cell>
        </table:table-row>
        <table:table-row>
          <table:table-cell table:style-name="Table1.A2" office:value-type="string">
            <text:p text:style-name="Table_20_Contents"><text:variable-set text:name="cond41" text:formula="ooow:Cond40+1" office:value-type="float" office:value="51" style:data-style-name="N5000">51</text:variable-set></text:p>
          </table:table-cell>
          <table:table-cell table:style-name="Table1.A2" office:value-type="string">
            <text:p text:style-name="Table_20_Contents">Add a file that is not a picture for which Java has an image decoder</text:p>
          </table:table-cell>
          <table:table-cell table:style-name="Table1.A2" office:value-type="string">
            <text:p text:style-name="Table_20_Contents"><text:variable-set text:name="cond41.1" text:formula="ooow:cond41+.01" office:value-type="float" office:value="51.01" style:data-style-name="N5000">51.01</text:variable-set></text:p>
            <text:p text:style-name="Table_20_Contents"/>
          </table:table-cell>
          <table:table-cell table:style-name="Table1.D2" office:value-type="string">
            <text:p text:style-name="Table_20_Contents">The image is not added to the collectio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2" text:formula="ooow:Cond41+1" office:value-type="float" office:value="52" style:data-style-name="N5000">52</text:variable-set></text:p>
          </table:table-cell>
          <table:table-cell table:style-name="Table1.A2" office:value-type="string">
            <text:p text:style-name="Table_20_Contents">Add a collection of pictures to a group node</text:p>
          </table:table-cell>
          <table:table-cell table:style-name="Table1.A2" office:value-type="string">
            <text:p text:style-name="Table_20_Contents"><text:variable-set text:name="cond42.1" text:formula="ooow:cond42+.01" office:value-type="float" office:value="52.01" style:data-style-name="N5000">52.01</text:variable-set> </text:p>
          </table:table-cell>
          <table:table-cell table:style-name="Table1.D2" office:value-type="string">
            <text:p text:style-name="Table_20_Contents">The collection's root is added as the last node in the group and the collection is imported in it's entirety.</text:p>
          </table:table-cell>
        </table:table-row>
        <table:table-row>
          <table:table-cell table:style-name="Table1.A2" office:value-type="string">
            <text:p text:style-name="Table_20_Contents"><text:variable-set text:name="cond43" text:formula="ooow:Cond42+1" office:value-type="float" office:value="53" style:data-style-name="N5000">53</text:variable-set></text:p>
          </table:table-cell>
          <table:table-cell table:style-name="Table1.A2" office:value-type="string">
            <text:p text:style-name="Table_20_Contents">Create a textfile that contains a list of filenames and add that file to a group with the Add Flat File menu node.</text:p>
          </table:table-cell>
          <table:table-cell table:style-name="Table1.A2" office:value-type="string">
            <text:p text:style-name="Table_20_Contents"><text:variable-set text:name="cond43.1" text:formula="ooow:cond43+.01" office:value-type="float" office:value="53.01" style:data-style-name="N5000">53.01</text:variable-set></text:p>
            <text:p text:style-name="Table_20_Contents"/>
          </table:table-cell>
          <table:table-cell table:style-name="Table1.D2" office:value-type="string">
            <text:p text:style-name="Table_20_Contents">The images specified in the file for which Java has a decoder are added to the group as the last nod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2" text:formula="ooow:cond43.1+.01" office:value-type="float" office:value="53.02" style:data-style-name="N5000">53.02</text:variable-set></text:p>
            <text:p text:style-name="Table_20_Contents"/>
          </table:table-cell>
          <table:table-cell table:style-name="Table1.D2" office:value-type="string">
            <text:p text:style-name="Table_20_Contents">The imgaes and files for which Java has no decoder are not added to the group.</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3" text:formula="ooow:cond43.2+.01" office:value-type="float" office:value="53.03" style:data-style-name="N5000">53.03</text:variable-set></text:p>
          </table:table-cell>
          <table:table-cell table:style-name="Table1.D2" office:value-type="string">
            <text:p text:style-name="Table_20_Contents">Only one textfile can be selected in the Open Flat File dialog. <tex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3.4" text:formula="ooow:cond43.3+.01" office:value-type="float" office:value="53.04" style:data-style-name="N5000">53.04</text:variable-set></text:p>
            <text:p text:style-name="Table_20_Contents"/>
          </table:table-cell>
          <table:table-cell table:style-name="Table1.D2" office:value-type="string">
            <text:p text:style-name="Table_20_Contents">Directories can not be chosen in the Open Flat File dialo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4" text:formula="ooow:Cond43+1" office:value-type="float" office:value="54" style:data-style-name="N5000">54</text:variable-set></text:p>
          </table:table-cell>
          <table:table-cell table:style-name="Table1.A2" office:value-type="string">
            <text:p text:style-name="Table_20_Contents">Click on a group node and select Move | to Top</text:p>
          </table:table-cell>
          <table:table-cell table:style-name="Table1.A2" office:value-type="string">
            <text:p text:style-name="Table_20_Contents"><text:variable-set text:name="cond44.1" text:formula="ooow:cond44+.01" office:value-type="float" office:value="54.01" style:data-style-name="N5000">54.01</text:variable-set></text:p>
            <text:p text:style-name="Table_20_Contents"/>
          </table:table-cell>
          <table:table-cell table:style-name="Table1.D2" office:value-type="string">
            <text:p text:style-name="Table_20_Contents">The Group node is moved to the top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2" text:formula="ooow:cond44.1+.01" office:value-type="float" office:value="54.02" style:data-style-name="N5000">54.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4.3" text:formula="ooow:cond44.2+.01" office:value-type="float" office:value="54.03" style:data-style-name="N5000">54.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5" text:formula="ooow:Cond44+1" office:value-type="float" office:value="55" style:data-style-name="N5000">55</text:variable-set></text:p>
          </table:table-cell>
          <table:table-cell table:style-name="Table1.A2" office:value-type="string">
            <text:p text:style-name="Table_20_Contents">Click on a group node and select Move | Up</text:p>
          </table:table-cell>
          <table:table-cell table:style-name="Table1.A2" office:value-type="string">
            <text:p text:style-name="Table_20_Contents"><text:variable-set text:name="cond45.1" text:formula="ooow:cond45+.01" office:value-type="float" office:value="55.01" style:data-style-name="N5000">55.01</text:variable-set></text:p>
            <text:p text:style-name="Table_20_Contents"/>
          </table:table-cell>
          <table:table-cell table:style-name="Table1.D2" office:value-type="string">
            <text:p text:style-name="Table_20_Contents">The Group node is moved upwards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2" text:formula="ooow:cond45.1+.01" office:value-type="float" office:value="55.02" style:data-style-name="N5000">55.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5.3" text:formula="ooow:cond45.2+.01" office:value-type="float" office:value="55.03" style:data-style-name="N5000">55.03</text:variable-set></text:p>
            <text:p text:style-name="Table_20_Contents"/>
          </table:table-cell>
          <table:table-cell table:style-name="Table1.D2" office:value-type="string">
            <text:p text:style-name="Table_20_Contents">If the group is already at the top of it's branch of the tree nothing happens.</text:p>
          </table:table-cell>
        </table:table-row>
        <table:table-row>
          <table:table-cell table:style-name="Table1.A2" office:value-type="string">
            <text:p text:style-name="Table_20_Contents"><text:variable-set text:name="cond46" text:formula="ooow:Cond45+1" office:value-type="float" office:value="56" style:data-style-name="N5000">56</text:variable-set></text:p>
          </table:table-cell>
          <table:table-cell table:style-name="Table1.A2" office:value-type="string">
            <text:p text:style-name="Table_20_Contents">Click on a group node and select Move | to Bottom</text:p>
          </table:table-cell>
          <table:table-cell table:style-name="Table1.A2" office:value-type="string">
            <text:p text:style-name="Table_20_Contents"><text:variable-set text:name="cond46.1" text:formula="ooow:cond46+.01" office:value-type="float" office:value="56.01" style:data-style-name="N5000">56.01</text:variable-set></text:p>
            <text:p text:style-name="Table_20_Contents"/>
          </table:table-cell>
          <table:table-cell table:style-name="Table1.D2" office:value-type="string">
            <text:p text:style-name="Table_20_Contents">The Group node is moved to the bottom of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2" text:formula="ooow:cond46.1+.01" office:value-type="float" office:value="56.02" style:data-style-name="N5000">56.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6.3" text:formula="ooow:cond46.2+.01" office:value-type="float" office:value="56.03" style:data-style-name="N5000">56.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able:table-row>
          <table:table-cell table:style-name="Table1.A2" office:value-type="string">
            <text:p text:style-name="Table_20_Contents"><text:variable-set text:name="cond47" text:formula="ooow:cond46+1" office:value-type="float" office:value="57" style:data-style-name="N5000">57</text:variable-set></text:p>
          </table:table-cell>
          <table:table-cell table:style-name="Table1.A2" office:value-type="string">
            <text:p text:style-name="Table_20_Contents">Click on a group node and select Move | Down</text:p>
          </table:table-cell>
          <table:table-cell table:style-name="Table1.A2" office:value-type="string">
            <text:p text:style-name="Table_20_Contents"><text:variable-set text:name="cond47.1" text:formula="ooow:cond47+.01" office:value-type="float" office:value="57.01" style:data-style-name="N5000">57.01</text:variable-set> </text:p>
          </table:table-cell>
          <table:table-cell table:style-name="Table1.D2" office:value-type="string">
            <text:p text:style-name="Table_20_Contents">The Group node is moved down in the list of peers inside it's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2" text:formula="ooow:cond47.1+.01" office:value-type="float" office:value="57.02" style:data-style-name="N5000">57.02</text:variable-set></text:p>
            <text:p text:style-name="Table_20_Contents"/>
          </table:table-cell>
          <table:table-cell table:style-name="Table1.D2" office:value-type="string">
            <text:p text:style-name="Table_20_Contents">The root node does nothing.</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7.3" text:formula="ooow:cond47.2+.01" office:value-type="float" office:value="57.03" style:data-style-name="N5000">57.03</text:variable-set></text:p>
            <text:p text:style-name="Table_20_Contents"/>
          </table:table-cell>
          <table:table-cell table:style-name="Table1.D2" office:value-type="string">
            <text:p text:style-name="Table_20_Contents">If the group is already at the bottom of it's branch of the tree nothing happe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8" text:formula="ooow:cond47+1" office:value-type="float" office:value="58" style:data-style-name="N5000">58</text:variable-set></text:p>
          </table:table-cell>
          <table:table-cell table:style-name="Table1.A2" office:value-type="string">
            <text:p text:style-name="Table_20_Contents">Remove a group node by right clicking on “Remove Node” in it's popupmenu menu.</text:p>
          </table:table-cell>
          <table:table-cell table:style-name="Table1.A2" office:value-type="string">
            <text:p text:style-name="Table_20_Contents"><text:variable-set text:name="cond48.1" text:formula="ooow:cond48+.01" office:value-type="float" office:value="58.01" style:data-style-name="N5000">58.01</text:variable-set></text:p>
            <text:p text:style-name="Table_20_Contents"/>
          </table:table-cell>
          <table:table-cell table:style-name="Table1.D2" office:value-type="string">
            <text:p text:style-name="Table_20_Contents">The group is remov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2" text:formula="ooow:cond48.1+.01" office:value-type="float" office:value="58.02" style:data-style-name="N5000">58.02</text:variable-set></text:p>
            <text:p text:style-name="Table_20_Contents"/>
          </table:table-cell>
          <table:table-cell table:style-name="Table1.D2" office:value-type="string">
            <text:p text:style-name="Table_20_Contents">The select group goes to the parent node of the group.</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8.3" text:formula="ooow:cond48.2+.01" office:value-type="float" office:value="58.03" style:data-style-name="N5000">58.03</text:variable-set></text:p>
            <text:p text:style-name="Table_20_Contents"/>
          </table:table-cell>
          <table:table-cell table:style-name="Table1.D2" office:value-type="string">
            <text:p text:style-name="Table_20_Contents">If “Remove Node” is done on the root node this provokes an error message</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49" text:formula="ooow:cond48+1" office:value-type="float" office:value="59" style:data-style-name="N5000">59</text:variable-set></text:p>
          </table:table-cell>
          <table:table-cell table:style-name="Table1.A2" office:value-type="string">
            <text:p text:style-name="Table_20_Contents">Select the Consolidate / Move pictures menu item on the group node popup menu</text:p>
          </table:table-cell>
          <table:table-cell table:style-name="Table1.A2" office:value-type="string">
            <text:p text:style-name="Table_20_Contents"><text:variable-set text:name="cond49.1" text:formula="ooow:cond49+0.01" office:value-type="float" office:value="59.01" style:data-style-name="N5000">59.01</text:variable-set></text:p>
            <text:p text:style-name="Table_20_Contents"/>
          </table:table-cell>
          <table:table-cell table:style-name="Table1.D2" office:value-type="string">
            <text:p text:style-name="Table_20_Contents">A dialog is displayed that allows the user to select a directory from the most recently used direstori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2" text:formula="ooow:cond49.1+.01" office:value-type="float" office:value="59.02" style:data-style-name="N5000">59.02</text:variable-set></text:p>
            <text:p text:style-name="Table_20_Contents"/>
          </table:table-cell>
          <table:table-cell table:style-name="Table1.D2" office:value-type="string">
            <text:p text:style-name="Table_20_Contents">The user can navigate to the desired directory <text:s/>by choosing the small icon with the three do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3" text:formula="ooow:cond49.2+.01" office:value-type="float" office:value="59.03" style:data-style-name="N5000">59.03</text:variable-set></text:p>
            <text:p text:style-name="Table_20_Contents"/>
          </table:table-cell>
          <table:table-cell table:style-name="Table1.D2" office:value-type="string">
            <text:p text:style-name="Table_20_Contents">The user can indicate that sub groups should also be consolidated.</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4" text:formula="ooow:cond49.3+.01" office:value-type="float" office:value="59.04" style:data-style-name="N5000">59.04</text:variable-set></text:p>
          </table:table-cell>
          <table:table-cell table:style-name="Table1.D2" office:value-type="string">
            <text:p text:style-name="Table_20_Contents">The directory is validates for existance and writability and errors are issued if this is not the cas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5" text:formula="ooow:cond49.4+.01" office:value-type="float" office:value="59.05" style:data-style-name="N5000">59.05</text:variable-set></text:p>
            <text:p text:style-name="Table_20_Contents"/>
          </table:table-cell>
          <table:table-cell table:style-name="Table1.D2" office:value-type="string">
            <text:p text:style-name="Table_20_Contents">The images are physically moved to the target location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6" text:formula="ooow:cond49.5+.01" office:value-type="float" office:value="59.06" style:data-style-name="N5000">59.06</text:variable-set></text:p>
            <text:p text:style-name="Table_20_Contents"/>
          </table:table-cell>
          <table:table-cell table:style-name="Table1.D2" office:value-type="string">
            <text:p text:style-name="Table_20_Contents">All references in the collection (multiple nodes could refer to the same picture) are updated with the new location of the <text:s/>picture fi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variable-set text:name="cond49.7" text:formula="ooow:cond49.6+.01" office:value-type="float" office:value="59.07" style:data-style-name="N5000">59.07</text:variable-set></text:p>
            <text:p text:style-name="Table_20_Contents"/>
          </table:table-cell>
          <table:table-cell table:style-name="Table1.D2" office:value-type="string">
            <text:p text:style-name="Table_20_Contents">If the user select cancel nothing happen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text:variable-set text:name="cond149" text:formula="ooow:cond49+1" office:value-type="float" office:value="60" style:data-style-name="N5000">60</text:variable-set></text:p>
          </table:table-cell>
          <table:table-cell table:style-name="Table1.A2" office:value-type="string">
            <text:p text:style-name="Table_20_Contents">The Group Popup menu is requested from the thumbnail pane</text:p>
          </table:table-cell>
          <table:table-cell table:style-name="Table1.A2" office:value-type="string">
            <text:p text:style-name="Table_20_Contents"><text:variable-set text:name="cond149.1" text:formula="ooow:cond149+.1" office:value-type="float" office:value="60.1" style:data-style-name="N5000">60.1</text:variable-set></text:p>
          </table:table-cell>
          <table:table-cell table:style-name="Table1.D2" office:value-type="string">
            <text:p text:style-name="Table_20_Contents">All functions of the group menu behave the same in the thumbnail pane.</text:p>
          </table:table-cell>
        </table:table-row>
      </table:table>
      <text:p text:style-name="Text_20_body"/>
      <text:h text:style-name="Heading_20_2" text:outline-level="2">Searchin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32Nr</text:p>
            </table:table-cell>
            <table:table-cell table:style-name="Table3.A1" office:value-type="string">
              <text:p text:style-name="Table_20_Heading">Condition</text:p>
            </table:table-cell>
            <table:table-cell table:style-name="Table3.A1" office:value-type="string">
              <text:p text:style-name="Table_20_Heading">Nr</text:p>
            </table:table-cell>
            <table:table-cell table:style-name="Table3.D1" office:value-type="string">
              <text:p text:style-name="Table_20_Heading">Expected Result</text:p>
            </table:table-cell>
          </table:table-row>
        </table:table-header-rows>
        <table:table-row>
          <table:table-cell table:style-name="Table3.A2" office:value-type="string">
            <text:p text:style-name="Table_20_Contents"><text:variable-set text:name="cond50" text:formula="ooow:cond149+1" office:value-type="float" office:value="61" style:data-style-name="N5000">61</text:variable-set></text:p>
          </table:table-cell>
          <table:table-cell table:style-name="Table3.A2" office:value-type="string">
            <text:p text:style-name="Table_20_Contents">Search from a group node for a term</text:p>
          </table:table-cell>
          <table:table-cell table:style-name="Table3.A2" office:value-type="string">
            <text:p text:style-name="Table_20_Contents"><text:variable-set text:name="cond50.1" text:formula="ooow:cond50+.01" office:value-type="float" office:value="61.01" style:data-style-name="N5000">61.01</text:variable-set></text:p>
            <text:p text:style-name="Table_20_Contents"/>
          </table:table-cell>
          <table:table-cell table:style-name="Table3.D2" office:value-type="string">
            <text:p text:style-name="Table_20_Contents">Only matches from the children of the selected node are returned</text:p>
          </table:table-cell>
        </table:table-row>
        <table:table-row>
          <table:table-cell table:style-name="Table3.A2" office:value-type="string">
            <text:p text:style-name="Table_20_Contents"><text:variable-set text:name="cond51" text:formula="ooow:Cond50+1" office:value-type="float" office:value="62" style:data-style-name="N5000">62</text:variable-set></text:p>
          </table:table-cell>
          <table:table-cell table:style-name="Table3.A2" office:value-type="string">
            <text:p text:style-name="Table_20_Contents">Search from the Edit | Find menu for a term</text:p>
          </table:table-cell>
          <table:table-cell table:style-name="Table3.A2" office:value-type="string">
            <text:p text:style-name="Table_20_Contents"><text:variable-set text:name="cond51.1" text:formula="ooow:cond51+.01" office:value-type="float" office:value="62.01" style:data-style-name="N5000">62.01</text:variable-set></text:p>
            <text:p text:style-name="Table_20_Contents"/>
          </table:table-cell>
          <table:table-cell table:style-name="Table3.D2" office:value-type="string">
            <text:p text:style-name="Table_20_Contents">The starting point is the root node and matches from all groups are returned</text:p>
          </table:table-cell>
        </table:table-row>
        <table:table-row>
          <table:table-cell table:style-name="Table3.A2" office:value-type="string">
            <text:p text:style-name="Table_20_Contents"><text:variable-set text:name="cond52" text:formula="ooow:Cond51+1" office:value-type="float" office:value="63" style:data-style-name="N5000">63</text:variable-set></text:p>
          </table:table-cell>
          <table:table-cell table:style-name="Table3.A2" office:value-type="string">
            <text:p text:style-name="Table_20_Contents">Do a search with the “save results” tickbox ticked for a term that yields results</text:p>
          </table:table-cell>
          <table:table-cell table:style-name="Table3.A2" office:value-type="string">
            <text:p text:style-name="Table_20_Contents"><text:variable-set text:name="cond52.1" text:formula="ooow:cond52+.01" office:value-type="float" office:value="63.01" style:data-style-name="N5000">63.01</text:variable-set></text:p>
            <text:p text:style-name="Table_20_Contents"/>
          </table:table-cell>
          <table:table-cell table:style-name="Table3.D2" office:value-type="string">
            <text:p text:style-name="Table_20_Contents">The search results are output in a group and the selected group switches the the new group if there were any results</text:p>
          </table:table-cell>
        </table:table-row>
        <table:table-row>
          <table:table-cell table:style-name="Table3.A2" office:value-type="string">
            <text:p text:style-name="Table_20_Contents"><text:variable-set text:name="cond53" text:formula="ooow:Cond52+1" office:value-type="float" office:value="64" style:data-style-name="N5000">64</text:variable-set></text:p>
          </table:table-cell>
          <table:table-cell table:style-name="Table3.A2" office:value-type="string">
            <text:p text:style-name="Table_20_Contents">Do a search with the “save results” tickbox ticked for a term that yields NO results</text:p>
          </table:table-cell>
          <table:table-cell table:style-name="Table3.A2" office:value-type="string">
            <text:p text:style-name="Table_20_Contents"><text:variable-set text:name="cond53.1" text:formula="ooow:cond53+.01" office:value-type="float" office:value="64.01" style:data-style-name="N5000">64.01</text:variable-set></text:p>
            <text:p text:style-name="Table_20_Contents"/>
          </table:table-cell>
          <table:table-cell table:style-name="Table3.D2" office:value-type="string">
            <text:p text:style-name="Table_20_Contents">The thumbnail pane title shows what was searched for. No extra groups are displayed. A new Find dialog is displayed.</text:p>
          </table:table-cell>
        </table:table-row>
        <table:table-row>
          <table:table-cell table:style-name="Table3.A2" office:value-type="string">
            <text:p text:style-name="Table_20_Contents"><text:variable-set text:name="cond54" text:formula="ooow:Cond53+1" office:value-type="float" office:value="65" style:data-style-name="N5000">65</text:variable-set></text:p>
          </table:table-cell>
          <table:table-cell table:style-name="Table3.A2" office:value-type="string">
            <text:p text:style-name="Table_20_Contents">Do a search with the “saveresults” unticked</text:p>
          </table:table-cell>
          <table:table-cell table:style-name="Table3.A2" office:value-type="string">
            <text:p text:style-name="Table_20_Contents"><text:variable-set text:name="cond54.1" text:formula="ooow:cond54+.01" office:value-type="float" office:value="65.01" style:data-style-name="N5000">65.01</text:variable-set></text:p>
            <text:p text:style-name="Table_20_Contents"/>
          </table:table-cell>
          <table:table-cell table:style-name="Table3.D2" office:value-type="string">
            <text:p text:style-name="Table_20_Contents">The results are displayed in the browsing panel on the right side but no group is created.</text:p>
          </table:table-cell>
        </table:table-row>
        <text:soft-page-break/>
        <table:table-row>
          <table:table-cell table:style-name="Table3.A2" office:value-type="string">
            <text:p text:style-name="Table_20_Contents"><text:variable-set text:name="cond158" text:formula="ooow:cond54+1" office:value-type="float" office:value="66" style:data-style-name="N5000">66</text:variable-set></text:p>
          </table:table-cell>
          <table:table-cell table:style-name="Table3.A2" office:value-type="string">
            <text:p text:style-name="Table_20_Contents">Call up the Collection properties from the Edit Menu</text:p>
          </table:table-cell>
          <table:table-cell table:style-name="Table3.A2" office:value-type="string">
            <text:p text:style-name="Table_20_Contents"><text:variable-set text:name="cond158.1" text:formula="ooow:cond158+.01" office:value-type="float" office:value="66.01" style:data-style-name="N5000">66.01</text:variable-set></text:p>
          </table:table-cell>
          <table:table-cell table:style-name="Table3.D2" office:value-type="string">
            <text:p text:style-name="Table_20_Contents">The right number of node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2" text:formula="ooow:cond158.1+.01" office:value-type="float" office:value="66.02" style:data-style-name="N5000">66.02</text:variable-set></text:p>
          </table:table-cell>
          <table:table-cell table:style-name="Table3.D2" office:value-type="string">
            <text:p text:style-name="Table_20_Contents">The right number of groups is counted</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text:variable-set text:name="cond158.3" text:formula="ooow:cond158.2+.01" office:value-type="float" office:value="66.03" style:data-style-name="N5000">66.03</text:variable-set></text:p>
          </table:table-cell>
          <table:table-cell table:style-name="Table3.D2" office:value-type="string">
            <text:p text:style-name="Table_20_Contents">The right number of pictures is counted</text:p>
          </table:table-cell>
        </table:table-row>
        <table:table-row>
          <table:table-cell table:style-name="Table3.A2" office:value-type="string">
            <text:p text:style-name="Table_20_Contents"><text:variable-set text:name="cond159" text:formula="ooow:cond158+1" office:value-type="float" office:value="67" style:data-style-name="N5000">67</text:variable-set></text:p>
          </table:table-cell>
          <table:table-cell table:style-name="Table3.A2" office:value-type="string">
            <text:p text:style-name="Table_20_Contents">Switch the collection to Edit mode</text:p>
          </table:table-cell>
          <table:table-cell table:style-name="Table3.A2" office:value-type="string">
            <text:p text:style-name="Table_20_Contents"><text:variable-set text:name="cond159.1" text:formula="ooow:cond159+.01" office:value-type="float" office:value="67.01" style:data-style-name="N5000">67.01</text:variable-set></text:p>
          </table:table-cell>
          <table:table-cell table:style-name="Table3.D2" office:value-type="string">
            <text:p text:style-name="Table_20_Contents">All edit, move etc functions are available on the group and picture popup nodes <text:s/>in the tree and thumbnail pane</text:p>
          </table:table-cell>
        </table:table-row>
        <table:table-row>
          <table:table-cell table:style-name="Table3.A2" office:value-type="string">
            <text:p text:style-name="Table_20_Contents"><text:variable-set text:name="cond160" text:formula="ooow:cond159+1" office:value-type="float" office:value="68" style:data-style-name="N5000">68</text:variable-set></text:p>
          </table:table-cell>
          <table:table-cell table:style-name="Table3.A2" office:value-type="string">
            <text:p text:style-name="Table_20_Contents">Switch the collection to Protected mode</text:p>
          </table:table-cell>
          <table:table-cell table:style-name="Table3.A2" office:value-type="string">
            <text:p text:style-name="Table_20_Contents"><text:variable-set text:name="cond160.1" text:formula="ooow:cond160+.01" office:value-type="float" office:value="68.01" style:data-style-name="N5000">68.01</text:variable-set></text:p>
          </table:table-cell>
          <table:table-cell table:style-name="Table3.D2" office:value-type="string">
            <text:p text:style-name="Table_20_Contents">The edit and move functions are not available on the group and picture nodes in the tree and thumbnail pane.</text:p>
          </table:table-cell>
        </table:table-row>
      </table:table>
      <text:p text:style-name="Text_20_body"/>
      <text:h text:style-name="Heading_20_2" text:outline-level="2">Miscelaneou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r</text:p>
            </table:table-cell>
            <table:table-cell table:style-name="Table2.A1" office:value-type="string">
              <text:p text:style-name="Table_20_Heading">Condition</text:p>
            </table:table-cell>
            <table:table-cell table:style-name="Table2.A1" office:value-type="string">
              <text:p text:style-name="Table_20_Heading">Nr</text:p>
            </table:table-cell>
            <table:table-cell table:style-name="Table2.D1" office:value-type="string">
              <text:p text:style-name="Table_20_Heading">Expected Result</text:p>
            </table:table-cell>
          </table:table-row>
        </table:table-header-rows>
        <table:table-row>
          <table:table-cell table:style-name="Table2.A2" office:value-type="string">
            <text:p text:style-name="Table_20_Contents"><text:variable-set text:name="cond55" text:formula="ooow:cond160+1" office:value-type="float" office:value="69" style:data-style-name="N5000">69</text:variable-set></text:p>
          </table:table-cell>
          <table:table-cell table:style-name="Table2.A2" office:value-type="string">
            <text:p text:style-name="Table_20_Contents">The XML file contains a reference to an image or any other file for which the Java interpreter doesn't have a decoder</text:p>
          </table:table-cell>
          <table:table-cell table:style-name="Table2.A2" office:value-type="string">
            <text:p text:style-name="Table_20_Contents"><text:variable-set text:name="cond55.1" text:formula="ooow:cond55+.01" office:value-type="float" office:value="69.01" style:data-style-name="N5000">69.01</text:variable-set></text:p>
            <text:p text:style-name="Table_20_Contents"/>
          </table:table-cell>
          <table:table-cell table:style-name="Table2.D2" office:value-type="string">
            <text:p text:style-name="Table_20_Contents">In the thumbnail pane the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2" text:formula="ooow:cond55.1+.01" office:value-type="float" office:value="69.02" style:data-style-name="N5000">69.02</text:variable-set></text:p>
            <text:p text:style-name="Table_20_Contents"/>
          </table:table-cell>
          <table:table-cell table:style-name="Table2.D2" office:value-type="string">
            <text:p text:style-name="Table_20_Contents">In the Properties window a broken image icon is show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variable-set text:name="cond55.3" text:formula="ooow:cond55.2+.01" office:value-type="float" office:value="69.03" style:data-style-name="N5000">69.03</text:variable-set></text:p>
            <text:p text:style-name="Table_20_Contents"/>
          </table:table-cell>
          <table:table-cell table:style-name="Table2.D2" office:value-type="string">
            <text:p text:style-name="Table_20_Contents">In the Picture Browser no image is shown and an error message is displayed in the status field.</text:p>
          </table:table-cell>
        </table:table-row>
        <table:table-row>
          <table:table-cell table:style-name="Table2.A2" office:value-type="string">
            <text:p text:style-name="Table_20_Contents"/>
          </table:table-cell>
          <table:table-cell table:style-name="Table2.A2" office:value-type="string">
            <text:p text:style-name="Table_20_Contents">Change the language to German in the Settings</text:p>
          </table:table-cell>
          <table:table-cell table:style-name="Table2.A2" office:value-type="string">
            <text:p text:style-name="Table_20_Contents"/>
          </table:table-cell>
          <table:table-cell table:style-name="Table2.D2" office:value-type="string">
            <text:p text:style-name="Table_20_Contents">After the next start the dialogs are in German</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h text:style-name="Heading_20_2" text:outline-level="2">Picture Nod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Nr</text:p>
            </table:table-cell>
            <table:table-cell table:style-name="Table4.A1" office:value-type="string">
              <text:p text:style-name="Table_20_Heading">Condition</text:p>
            </table:table-cell>
            <table:table-cell table:style-name="Table4.A1" office:value-type="string">
              <text:p text:style-name="Table_20_Heading">Nr</text:p>
            </table:table-cell>
            <table:table-cell table:style-name="Table4.D1" office:value-type="string">
              <text:p text:style-name="Table_20_Heading">Expected Result</text:p>
            </table:table-cell>
          </table:table-row>
        </table:table-header-rows>
        <table:table-row>
          <table:table-cell table:style-name="Table4.A2" office:value-type="string">
            <text:p text:style-name="Table_20_Contents"><text:variable-set text:name="cond56" text:formula="ooow:cond55+1" office:value-type="float" office:value="70" style:data-style-name="N5000">70</text:variable-set></text:p>
          </table:table-cell>
          <table:table-cell table:style-name="Table4.A2" office:value-type="string">
            <text:p text:style-name="Table_20_Contents">Riight click on a picture node in the tree</text:p>
          </table:table-cell>
          <table:table-cell table:style-name="Table4.A2" office:value-type="string">
            <text:p text:style-name="Table_20_Contents"><text:variable-set text:name="cond56.1" text:formula="ooow:cond56+.01" office:value-type="float" office:value="70.01" style:data-style-name="N5000">70.01</text:variable-set></text:p>
            <text:p text:style-name="Table_20_Contents"/>
          </table:table-cell>
          <table:table-cell table:style-name="Table4.D2" office:value-type="string">
            <text:p text:style-name="Table_20_Contents">A popup menu is sh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2" text:formula="ooow:cond56.1+.01" office:value-type="float" office:value="70.02" style:data-style-name="N5000">70.02</text:variable-set></text:p>
            <text:p text:style-name="Table_20_Contents"/>
          </table:table-cell>
          <table:table-cell table:style-name="Table4.D2" office:value-type="string">
            <text:p text:style-name="Table_20_Contents">The popup menu has an entry for “Show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3" text:formula="ooow:cond56.2+.01" office:value-type="float" office:value="70.03" style:data-style-name="N5000">70.03</text:variable-set></text:p>
            <text:p text:style-name="Table_20_Contents"/>
          </table:table-cell>
          <table:table-cell table:style-name="Table4.D2" office:value-type="string">
            <text:p text:style-name="Table_20_Contents">The popup menu has an entry for “Propert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4" text:formula="ooow:cond56.3+.01" office:value-type="float" office:value="70.04" style:data-style-name="N5000">70.04</text:variable-set></text:p>
            <text:p text:style-name="Table_20_Contents"/>
          </table:table-cell>
          <table:table-cell table:style-name="Table4.D2" office:value-type="string">
            <text:p text:style-name="Table_20_Contents">The popup menu has an entry for “View Exif Header”</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5" text:formula="ooow:cond56.4+.01" office:value-type="float" office:value="70.05" style:data-style-name="N5000">70.05</text:variable-set></text:p>
            <text:p text:style-name="Table_20_Contents"/>
          </table:table-cell>
          <table:table-cell table:style-name="Table4.D2" office:value-type="string">
            <text:p text:style-name="Table_20_Contents">The picture popup menu has an entry for “Move” which is a submenu</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6" text:formula="ooow:cond56.5+.01" office:value-type="float" office:value="70.06" style:data-style-name="N5000">70.06</text:variable-set></text:p>
            <text:p text:style-name="Table_20_Contents"/>
          </table:table-cell>
          <table:table-cell table:style-name="Table4.D2" office:value-type="string">
            <text:p text:style-name="Table_20_Contents">The picture <text:s/>popup menu has an entry in the <text:s/>Move submenu for moving the node “ to To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7" text:formula="ooow:cond56.6+.01" office:value-type="float" office:value="70.07" style:data-style-name="N5000">70.07</text:variable-set></text:p>
            <text:p text:style-name="Table_20_Contents"/>
          </table:table-cell>
          <table:table-cell table:style-name="Table4.D2" office:value-type="string">
            <text:p text:style-name="Table_20_Contents">The picture <text:s/>popup menu has an entry in the <text:s/>Move submenu for moving the node “ 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8" text:formula="ooow:cond56.7+.01" office:value-type="float" office:value="70.08" style:data-style-name="N5000">70.08</text:variable-set></text:p>
            <text:p text:style-name="Table_20_Contents"/>
          </table:table-cell>
          <table:table-cell table:style-name="Table4.D2" office:value-type="string">
            <text:p text:style-name="Table_20_Contents">The picture <text:s/>popup menu has an entry in the <text:s/>Move submenu for moving the node “ Dow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9" text:formula="ooow:cond56.8+.01" office:value-type="float" office:value="70.0900000000001" style:data-style-name="N5000">70.09</text:variable-set></text:p>
            <text:p text:style-name="Table_20_Contents"/>
          </table:table-cell>
          <table:table-cell table:style-name="Table4.D2" office:value-type="string">
            <text:p text:style-name="Table_20_Contents">The picture <text:s/>popup menu has an entry in the <text:s/>Move submenu for moving the node “ to Bottom”</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0" text:formula="ooow:cond56.9+.01" office:value-type="float" office:value="70.1000000000001" style:data-style-name="N5000">70.1</text:variable-set></text:p>
            <text:p text:style-name="Table_20_Contents"/>
          </table:table-cell>
          <table:table-cell table:style-name="Table4.D2" office:value-type="string">
            <text:p text:style-name="Table_20_Contents">The picture popup menu has a submenu for Copy Pictur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1" text:formula="ooow:cond56.10+.01" office:value-type="float" office:value="70.1100000000001" style:data-style-name="N5000">70.11</text:variable-set></text:p>
            <text:p text:style-name="Table_20_Contents"/>
          </table:table-cell>
          <table:table-cell table:style-name="Table4.D2" office:value-type="string">
            <text:p text:style-name="Table_20_Contents">The Copy picture submenu has an entry for Choose Target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2" text:formula="ooow:cond56.11+.01" office:value-type="float" office:value="70.1200000000001" style:data-style-name="N5000">70.12</text:variable-set></text:p>
            <text:p text:style-name="Table_20_Contents"/>
          </table:table-cell>
          <table:table-cell table:style-name="Table4.D2" office:value-type="string">
            <text:p text:style-name="Table_20_Contents">The copy picture submenu shows the recently used target directories as menu item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3" text:formula="ooow:cond56.12+.01" office:value-type="float" office:value="70.1300000000001" style:data-style-name="N5000">70.13</text:variable-set></text:p>
            <text:p text:style-name="Table_20_Contents"/>
          </table:table-cell>
          <table:table-cell table:style-name="Table4.D2" office:value-type="string">
            <text:p text:style-name="Table_20_Contents">The picture popup menu has an entry for remove nod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4" text:formula="ooow:cond56.13+0.01" office:value-type="float" office:value="70.1400000000001" style:data-style-name="N5000">70.14</text:variable-set></text:p>
            <text:p text:style-name="Table_20_Contents"/>
          </table:table-cell>
          <table:table-cell table:style-name="Table4.D2" office:value-type="string">
            <text:p text:style-name="Table_20_Contents">The picture popup submenu has and entry for renam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56.15" text:formula="ooow:cond56.14+0.01" office:value-type="float" office:value="70.1500000000001" style:data-style-name="N5000">70.15</text:variable-set></text:p>
            <text:p text:style-name="Table_20_Contents"/>
          </table:table-cell>
          <table:table-cell table:style-name="Table4.D2" office:value-type="string">
            <text:p text:style-name="Table_20_Contents">The pciture popup submenu has an entry for delete File</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57" text:formula="ooow:cond56+1" office:value-type="float" office:value="71" style:data-style-name="N5000">71</text:variable-set></text:p>
          </table:table-cell>
          <table:table-cell table:style-name="Table4.A2" office:value-type="string">
            <text:p text:style-name="Table_20_Contents">Right click a the Show Picture menu on the popup menu of a picture node</text:p>
          </table:table-cell>
          <table:table-cell table:style-name="Table4.A2" office:value-type="string">
            <text:p text:style-name="Table_20_Contents"><text:variable-set text:name="cond57.1" text:formula="ooow:cond57+.01" office:value-type="float" office:value="71.01" style:data-style-name="N5000">71.01</text:variable-set> </text:p>
          </table:table-cell>
          <table:table-cell table:style-name="Table4.D2" office:value-type="string">
            <text:p text:style-name="Table_20_Contents">A new window opens and the selected picture is displayed</text:p>
          </table:table-cell>
        </table:table-row>
        <table:table-row>
          <table:table-cell table:style-name="Table4.A2" office:value-type="string">
            <text:p text:style-name="Table_20_Contents"><text:variable-set text:name="cond58" text:formula="ooow:cond57+1" office:value-type="float" office:value="72" style:data-style-name="N5000">72</text:variable-set></text:p>
          </table:table-cell>
          <table:table-cell table:style-name="Table4.A2" office:value-type="string">
            <text:p text:style-name="Table_20_Contents">Right click on the Edit Description menu on the popup menu of a picture node</text:p>
          </table:table-cell>
          <table:table-cell table:style-name="Table4.A2" office:value-type="string">
            <text:p text:style-name="Table_20_Contents"><text:variable-set text:name="cond58.1" text:formula="ooow:cond58+.01" office:value-type="float" office:value="72.01" style:data-style-name="N5000">72.01</text:variable-set></text:p>
            <text:p text:style-name="Table_20_Contents"/>
          </table:table-cell>
          <table:table-cell table:style-name="Table4.D2" office:value-type="string">
            <text:p text:style-name="Table_20_Contents">The picture info editor window for the selected not is displayed</text:p>
          </table:table-cell>
        </table:table-row>
        <table:table-row>
          <table:table-cell table:style-name="Table4.A2" office:value-type="string">
            <text:p text:style-name="Table_20_Contents"><text:variable-set text:name="cond59" text:formula="ooow:cond58+1" office:value-type="float" office:value="73" style:data-style-name="N5000">73</text:variable-set></text:p>
          </table:table-cell>
          <table:table-cell table:style-name="Table4.A2" office:value-type="string">
            <text:p text:style-name="Table_20_Contents">Right click on the View Exif Header menu on the popup menu of a picture node</text:p>
          </table:table-cell>
          <table:table-cell table:style-name="Table4.A2" office:value-type="string">
            <text:p text:style-name="Table_20_Contents"><text:variable-set text:name="cond59.1" text:formula="ooow:cond59+.01" office:value-type="float" office:value="73.01" style:data-style-name="N5000">73.01</text:variable-set></text:p>
            <text:p text:style-name="Table_20_Contents"/>
          </table:table-cell>
          <table:table-cell table:style-name="Table4.D2" office:value-type="string">
            <text:p text:style-name="Table_20_Contents">A new window is opened that reads the Exif information from the image and displays it.</text:p>
          </table:table-cell>
        </table:table-row>
        <table:table-row>
          <table:table-cell table:style-name="Table4.A2" office:value-type="string">
            <text:p text:style-name="Table_20_Contents"><text:variable-set text:name="cond60" text:formula="ooow:cond59+1" office:value-type="float" office:value="74" style:data-style-name="N5000">74</text:variable-set></text:p>
          </table:table-cell>
          <table:table-cell table:style-name="Table4.A2" office:value-type="string">
            <text:p text:style-name="Table_20_Contents">Click on a picture node and select Move | to Top</text:p>
          </table:table-cell>
          <table:table-cell table:style-name="Table4.A2" office:value-type="string">
            <text:p text:style-name="Table_20_Contents"><text:variable-set text:name="cond60.1" text:formula="ooow:cond60+.01" office:value-type="float" office:value="74.01" style:data-style-name="N5000">74.01</text:variable-set></text:p>
            <text:p text:style-name="Table_20_Contents"/>
          </table:table-cell>
          <table:table-cell table:style-name="Table4.D2" office:value-type="string">
            <text:p text:style-name="Table_20_Contents">The picture node is moved to the top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0.2" text:formula="ooow:cond60.1+.01" office:value-type="float" office:value="74.02" style:data-style-name="N5000">74.02</text:variable-set></text:p>
            <text:p text:style-name="Table_20_Contents"/>
          </table:table-cell>
          <table:table-cell table:style-name="Table4.D2" office:value-type="string">
            <text:p text:style-name="Table_20_Contents">If the picture is already at the top of it's branch of the tree nothing happens.</text:p>
          </table:table-cell>
        </table:table-row>
        <table:table-row>
          <table:table-cell table:style-name="Table4.A2" office:value-type="string">
            <text:p text:style-name="Table_20_Contents"><text:variable-set text:name="cond61" text:formula="ooow:cond60+1" office:value-type="float" office:value="75" style:data-style-name="N5000">75</text:variable-set></text:p>
          </table:table-cell>
          <table:table-cell table:style-name="Table4.A2" office:value-type="string">
            <text:p text:style-name="Table_20_Contents">Click on a picture node and select Move | Up</text:p>
          </table:table-cell>
          <table:table-cell table:style-name="Table4.A2" office:value-type="string">
            <text:p text:style-name="Table_20_Contents"><text:variable-set text:name="cond61.1" text:formula="ooow:cond61+.01" office:value-type="float" office:value="75.01" style:data-style-name="N5000">75.01</text:variable-set></text:p>
            <text:p text:style-name="Table_20_Contents"/>
          </table:table-cell>
          <table:table-cell table:style-name="Table4.D2" office:value-type="string">
            <text:p text:style-name="Table_20_Contents">The picture node is moved upwards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1.2" text:formula="ooow:cond61.1+.01" office:value-type="float" office:value="75.02" style:data-style-name="N5000">75.02</text:variable-set></text:p>
            <text:p text:style-name="Table_20_Contents"/>
          </table:table-cell>
          <table:table-cell table:style-name="Table4.D2" office:value-type="string">
            <text:p text:style-name="Table_20_Contents">If the group is already at the top of it's branch of the tree nothing happens.</text:p>
          </table:table-cell>
        </table:table-row>
        <text:soft-page-break/>
        <table:table-row>
          <table:table-cell table:style-name="Table4.A2" office:value-type="string">
            <text:p text:style-name="Table_20_Contents"><text:variable-set text:name="cond62" text:formula="ooow:cond61+1" office:value-type="float" office:value="76" style:data-style-name="N5000">76</text:variable-set></text:p>
          </table:table-cell>
          <table:table-cell table:style-name="Table4.A2" office:value-type="string">
            <text:p text:style-name="Table_20_Contents">Click on a picture node and select Move | to Bottom</text:p>
          </table:table-cell>
          <table:table-cell table:style-name="Table4.A2" office:value-type="string">
            <text:p text:style-name="Table_20_Contents"><text:variable-set text:name="cond62.1" text:formula="ooow:cond62+.01" office:value-type="float" office:value="76.01" style:data-style-name="N5000">76.01</text:variable-set></text:p>
            <text:p text:style-name="Table_20_Contents"/>
          </table:table-cell>
          <table:table-cell table:style-name="Table4.D2" office:value-type="string">
            <text:p text:style-name="Table_20_Contents">The picture node is moved to the bottom of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2.2" text:formula="ooow:cond62.1+.01" office:value-type="float" office:value="76.02" style:data-style-name="N5000">76.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text:variable-set text:name="cond63" text:formula="ooow:cond62+1" office:value-type="float" office:value="77" style:data-style-name="N5000">77</text:variable-set></text:p>
          </table:table-cell>
          <table:table-cell table:style-name="Table4.A2" office:value-type="string">
            <text:p text:style-name="Table_20_Contents">Click on a picture node and select Move | Down</text:p>
          </table:table-cell>
          <table:table-cell table:style-name="Table4.A2" office:value-type="string">
            <text:p text:style-name="Table_20_Contents"><text:variable-set text:name="cond63.1" text:formula="ooow:cond63+.01" office:value-type="float" office:value="77.01" style:data-style-name="N5000">77.01</text:variable-set></text:p>
            <text:p text:style-name="Table_20_Contents"/>
          </table:table-cell>
          <table:table-cell table:style-name="Table4.D2" office:value-type="string">
            <text:p text:style-name="Table_20_Contents">The picture node is moved down in the list of peers inside it's group.</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3.2" text:formula="ooow:cond63.1+.01" office:value-type="float" office:value="77.02" style:data-style-name="N5000">77.02</text:variable-set></text:p>
            <text:p text:style-name="Table_20_Contents"/>
          </table:table-cell>
          <table:table-cell table:style-name="Table4.D2" office:value-type="string">
            <text:p text:style-name="Table_20_Contents">If the picture is already at the bottom of it's branch of the tree nothing happen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4" text:formula="ooow:cond63+1" office:value-type="float" office:value="78" style:data-style-name="N5000">78</text:variable-set></text:p>
          </table:table-cell>
          <table:table-cell table:style-name="Table4.A2" office:value-type="string">
            <text:p text:style-name="Table_20_Contents">Click on the copy picture submenu and the choose target directory option</text:p>
          </table:table-cell>
          <table:table-cell table:style-name="Table4.A2" office:value-type="string">
            <text:p text:style-name="Table_20_Contents"><text:variable-set text:name="cond64.1" text:formula="ooow:cond64+.01" office:value-type="float" office:value="78.01" style:data-style-name="N5000">78.01</text:variable-set></text:p>
            <text:p text:style-name="Table_20_Contents"/>
          </table:table-cell>
          <table:table-cell table:style-name="Table4.D2" office:value-type="string">
            <text:p text:style-name="Table_20_Contents">A filechooser pops up and is positioned to the most recently used directory</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2" text:formula="ooow:cond64.1+.01" office:value-type="float" office:value="78.02" style:data-style-name="N5000">78.02</text:variable-set></text:p>
            <text:p text:style-name="Table_20_Contents"/>
          </table:table-cell>
          <table:table-cell table:style-name="Table4.D2" office:value-type="string">
            <text:p text:style-name="Table_20_Contents">If there was no most recently used directory the working directory is defaulted to</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3" text:formula="ooow:cond64.2+.01" office:value-type="float" office:value="78.03" style:data-style-name="N5000">78.03</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4" text:formula="ooow:cond64.3+.01" office:value-type="float" office:value="78.04" style:data-style-name="N5000">78.04</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5" text:formula="ooow:cond64.4+.01" office:value-type="float" office:value="78.05" style:data-style-name="N5000">78.05</text:variable-set></text:p>
            <text:p text:style-name="Table_20_Contents"/>
          </table:table-cell>
          <table:table-cell table:style-name="Table4.D2" office:value-type="string">
            <text:p text:style-name="Table_20_Contents">If a file with this name already exists the user is prompted for a new name and has the ability to cancel the operatio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6" text:formula="ooow:cond64.5+.01" office:value-type="float" office:value="78.06" style:data-style-name="N5000">78.06</text:variable-set></text:p>
            <text:p text:style-name="Table_20_Contents"/>
          </table:table-cell>
          <table:table-cell table:style-name="Table4.D2" office:value-type="string">
            <text:p text:style-name="Table_20_Contents">If the write was successful the directory is put on the stack of recently used directorie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4.7" text:formula="ooow:cond64.6+.01" office:value-type="float" office:value="78.07" style:data-style-name="N5000">78.07</text:variable-set></text:p>
            <text:p text:style-name="Table_20_Contents"/>
          </table:table-cell>
          <table:table-cell table:style-name="Table4.D2" office:value-type="string">
            <text:p text:style-name="Table_20_Contents">If no previously used directories exist the copy picture submenu doesn't list and and there are no artefacts that sort of select</text:p>
          </table:table-cell>
        </table:table-row>
        <table:table-row>
          <table:table-cell table:style-name="Table4.A2" office:value-type="string">
            <text:p text:style-name="Table_20_Contents"><text:variable-set text:name="cond65" text:formula="ooow:cond64+1" office:value-type="float" office:value="79" style:data-style-name="N5000">79</text:variable-set></text:p>
          </table:table-cell>
          <table:table-cell table:style-name="Table4.A2" office:value-type="string">
            <text:p text:style-name="Table_20_Contents">Click on one of the recently used subdirectories in the copy image submenu</text:p>
          </table:table-cell>
          <table:table-cell table:style-name="Table4.A2" office:value-type="string">
            <text:p text:style-name="Table_20_Contents"><text:variable-set text:name="cond65.1" text:formula="ooow:cond65+.01" office:value-type="float" office:value="79.01" style:data-style-name="N5000">79.01</text:variable-set></text:p>
            <text:p text:style-name="Table_20_Contents"/>
          </table:table-cell>
          <table:table-cell table:style-name="Table4.D2" office:value-type="string">
            <text:p text:style-name="Table_20_Contents">If the directory is writable and no prior image of this name existed it is copi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5.2" text:formula="ooow:cond65.1+.01" office:value-type="float" office:value="79.02" style:data-style-name="N5000">79.02</text:variable-set></text:p>
            <text:p text:style-name="Table_20_Contents"/>
          </table:table-cell>
          <table:table-cell table:style-name="Table4.D2" office:value-type="string">
            <text:p text:style-name="Table_20_Contents">If the directory is not writable an error message is displayed and the user is returned to the file chooser with the path he just select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text:variable-set text:name="cond66" text:formula="ooow:cond65+1" office:value-type="float" office:value="80" style:data-style-name="N5000">80</text:variable-set></text:p>
          </table:table-cell>
          <table:table-cell table:style-name="Table4.A2" office:value-type="string">
            <text:p text:style-name="Table_20_Contents">Remove a picture node by right clicking on “Remove Node” in it's popupmenu menu.</text:p>
          </table:table-cell>
          <table:table-cell table:style-name="Table4.A2" office:value-type="string">
            <text:p text:style-name="Table_20_Contents"><text:variable-set text:name="cond66.1" text:formula="ooow:cond66+.01" office:value-type="float" office:value="80.01" style:data-style-name="N5000">80.01</text:variable-set></text:p>
            <text:p text:style-name="Table_20_Contents"/>
          </table:table-cell>
          <table:table-cell table:style-name="Table4.D2" office:value-type="string">
            <text:p text:style-name="Table_20_Contents">The picture is removed</text:p>
          </table:table-cell>
        </table:table-row>
        <text:soft-page-break/>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66.2" text:formula="ooow:cond66.1+.01" office:value-type="float" office:value="80.02" style:data-style-name="N5000">80.02</text:variable-set></text:p>
            <text:p text:style-name="Table_20_Contents"/>
          </table:table-cell>
          <table:table-cell table:style-name="Table4.D2" office:value-type="string">
            <text:p text:style-name="Table_20_Contents">The selecte node goes to the parent node of the picture.</text:p>
          </table:table-cell>
        </table:table-row>
        <table:table-row>
          <table:table-cell table:style-name="Table4.A2" office:value-type="string">
            <text:p text:style-name="Table_20_Contents"><text:variable-set text:name="cond155" text:formula="ooow:cond66+1" office:value-type="float" office:value="81" style:data-style-name="N5000">81</text:variable-set></text:p>
          </table:table-cell>
          <table:table-cell table:style-name="Table4.A2" office:value-type="string">
            <text:p text:style-name="Table_20_Contents">The Picture Popup Menu File Rename is executed</text:p>
          </table:table-cell>
          <table:table-cell table:style-name="Table4.A2" office:value-type="string">
            <text:p text:style-name="Table_20_Contents"><text:variable-set text:name="cond155.1" text:formula="ooow:cond155+.01" office:value-type="float" office:value="81.01" style:data-style-name="N5000">81.01</text:variable-set></text:p>
            <text:p text:style-name="Table_20_Contents"/>
          </table:table-cell>
          <table:table-cell table:style-name="Table4.D2" office:value-type="string">
            <text:p text:style-name="Table_20_Contents">The name of the highres file is changed on the disk</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5.2" text:formula="ooow:cond155.1+.01" office:value-type="float" office:value="81.02" style:data-style-name="N5000">81.02</text:variable-set></text:p>
            <text:p text:style-name="Table_20_Contents"/>
          </table:table-cell>
          <table:table-cell table:style-name="Table4.D2" office:value-type="string">
            <text:p text:style-name="Table_20_Contents">The name of the highres <text:s/>file is changed in the picture node too.</text:p>
          </table:table-cell>
        </table:table-row>
        <table:table-row>
          <table:table-cell table:style-name="Table4.A2" office:value-type="string">
            <text:p text:style-name="Table_20_Contents"><text:variable-set text:name="cond156" text:formula="ooow:cond155+1" office:value-type="float" office:value="82" style:data-style-name="N5000">82</text:variable-set></text:p>
          </table:table-cell>
          <table:table-cell table:style-name="Table4.A2" office:value-type="string">
            <text:p text:style-name="Table_20_Contents">The Picture Popup Menu File Delete is executed</text:p>
          </table:table-cell>
          <table:table-cell table:style-name="Table4.A2" office:value-type="string">
            <text:p text:style-name="Table_20_Contents"><text:variable-set text:name="cond156.1" text:formula="ooow:cond156+.01" office:value-type="float" office:value="82.01" style:data-style-name="N5000">82.01</text:variable-set></text:p>
            <text:p text:style-name="Table_20_Contents"/>
          </table:table-cell>
          <table:table-cell table:style-name="Table4.D2" office:value-type="string">
            <text:p text:style-name="Table_20_Contents">The File is removed on the disk</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2" text:formula="ooow:cond156.1+.01" office:value-type="float" office:value="82.02" style:data-style-name="N5000">82.02</text:variable-set></text:p>
            <text:p text:style-name="Table_20_Contents"/>
          </table:table-cell>
          <table:table-cell table:style-name="Table4.D2" office:value-type="string">
            <text:p text:style-name="Table_20_Contents">The node is removed</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text:variable-set text:name="cond156.3" text:formula="ooow:cond156.2+.01" office:value-type="float" office:value="82.03" style:data-style-name="N5000">82.03</text:variable-set></text:p>
            <text:p text:style-name="Table_20_Contents"/>
          </table:table-cell>
          <table:table-cell table:style-name="Table4.D2" office:value-type="string">
            <text:p text:style-name="Table_20_Contents">Open Picture Propery windows are closed.</text:p>
          </table:table-cell>
        </table:table-row>
      </table:table>
      <text:h text:style-name="Heading_20_2" text:outline-level="2"/>
      <text:h text:style-name="Heading_20_2" text:outline-level="2">Thumbnail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Nr</text:p>
            </table:table-cell>
            <table:table-cell table:style-name="Table8.A1" office:value-type="string">
              <text:p text:style-name="Table_20_Heading">Condition</text:p>
            </table:table-cell>
            <table:table-cell table:style-name="Table8.A1" office:value-type="string">
              <text:p text:style-name="Table_20_Heading">Nr</text:p>
            </table:table-cell>
            <table:table-cell table:style-name="Table8.D1" office:value-type="string">
              <text:p text:style-name="Table_20_Heading">Expected Result</text:p>
            </table:table-cell>
          </table:table-row>
        </table:table-header-rows>
        <table:table-row>
          <table:table-cell table:style-name="Table8.A2" office:value-type="string">
            <text:p text:style-name="Table_20_Contents"><text:variable-set text:name="cond67" text:formula="ooow:cond156+1" office:value-type="float" office:value="83" style:data-style-name="N5000">83</text:variable-set></text:p>
          </table:table-cell>
          <table:table-cell table:style-name="Table8.A2" office:value-type="string">
            <text:p text:style-name="Table_20_Contents">Click on a Thumbnail in the picture browser pane</text:p>
          </table:table-cell>
          <table:table-cell table:style-name="Table8.A2" office:value-type="string">
            <text:p text:style-name="Table_20_Contents"><text:variable-set text:name="cond67.1" text:formula="ooow:cond67+.01" office:value-type="float" office:value="83.01" style:data-style-name="N5000">83.01</text:variable-set></text:p>
            <text:p text:style-name="Table_20_Contents"/>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68" text:formula="ooow:cond67+1" office:value-type="float" office:value="84" style:data-style-name="N5000">84</text:variable-set></text:p>
          </table:table-cell>
          <table:table-cell table:style-name="Table8.A2" office:value-type="string">
            <text:p text:style-name="Table_20_Contents">Click on a Thumbnail in the Picture Description Editor</text:p>
          </table:table-cell>
          <table:table-cell table:style-name="Table8.A2" office:value-type="string">
            <text:p text:style-name="Table_20_Contents"><text:variable-set text:name="cond68.1" text:formula="ooow:cond68+.01" office:value-type="float" office:value="84.01" style:data-style-name="N5000">84.01</text:variable-set></text:p>
            <text:p text:style-name="Table_20_Contents">convered</text:p>
          </table:table-cell>
          <table:table-cell table:style-name="Table8.D2" office:value-type="string">
            <text:p text:style-name="Table_20_Contents">The thumbnail popup menu is displayed</text:p>
          </table:table-cell>
        </table:table-row>
        <table:table-row>
          <table:table-cell table:style-name="Table8.A2" office:value-type="string">
            <text:p text:style-name="Table_20_Contents"><text:variable-set text:name="cond70" text:formula="ooow:cond68+1" office:value-type="float" office:value="85" style:data-style-name="N5000">85</text:variable-set></text:p>
          </table:table-cell>
          <table:table-cell table:style-name="Table8.A2" office:value-type="string">
            <text:p text:style-name="Table_20_Contents">Double-click on the <text:s/>thumbnail </text:p>
          </table:table-cell>
          <table:table-cell table:style-name="Table8.A2" office:value-type="string">
            <text:p text:style-name="Table_20_Contents"><text:variable-set text:name="cond70.1" text:formula="ooow:cond70+.01" office:value-type="float" office:value="85.01" style:data-style-name="N5000">85.01</text:variable-set></text:p>
            <text:p text:style-name="Table_20_Contents"/>
          </table:table-cell>
          <table:table-cell table:style-name="Table8.D2" office:value-type="string">
            <text:p text:style-name="Table_20_Contents">The picture browser window is opened</text:p>
          </table:table-cell>
        </table:table-row>
        <table:table-row>
          <table:table-cell table:style-name="Table8.A2" office:value-type="string">
            <text:p text:style-name="Table_20_Contents"><text:variable-set text:name="cond73" text:formula="ooow:cond70+1" office:value-type="float" office:value="86" style:data-style-name="N5000">86</text:variable-set></text:p>
          </table:table-cell>
          <table:table-cell table:style-name="Table8.A2" office:value-type="string">
            <text:p text:style-name="Table_20_Contents">Click on the refresh thumbnail menu</text:p>
          </table:table-cell>
          <table:table-cell table:style-name="Table8.A2" office:value-type="string">
            <text:p text:style-name="Table_20_Contents"><text:variable-set text:name="cond73.1" text:formula="ooow:cond73+.01" office:value-type="float" office:value="86.01" style:data-style-name="N5000">86.01</text:variable-set></text:p>
            <text:p text:style-name="Table_20_Contents"/>
          </table:table-cell>
          <table:table-cell table:style-name="Table8.D2" office:value-type="string">
            <text:p text:style-name="Table_20_Contents">The thumbnail is refreshed</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2" text:formula="ooow:cond73.1+.01" office:value-type="float" office:value="86.02" style:data-style-name="N5000">86.02</text:variable-set></text:p>
          </table:table-cell>
          <table:table-cell table:style-name="Table8.D2" office:value-type="string">
            <text:p text:style-name="Table_20_Contents">If the location of the original thumbnail is not writable the thumbnail is given a new filename in the directory for the thumbnails specified in the Edit Settings window.</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text:variable-set text:name="cond73.3" text:formula="ooow:cond73.2+.01" office:value-type="float" office:value="86.03" style:data-style-name="N5000">86.03</text:variable-set></text:p>
            <text:p text:style-name="Table_20_Contents"/>
          </table:table-cell>
          <table:table-cell table:style-name="Table8.D2" office:value-type="string">
            <text:p text:style-name="Table_20_Contents">If a new filename was assigned then the Edit Descriptions box is updated.</text:p>
          </table:table-cell>
        </table:table-row>
      </table:table>
      <text:h text:style-name="Heading_20_2" text:outline-level="2">Picture Viewer</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Nr</text:p>
            </table:table-cell>
            <table:table-cell table:style-name="Table9.A1" office:value-type="string">
              <text:p text:style-name="Table_20_Heading">Condition</text:p>
            </table:table-cell>
            <table:table-cell table:style-name="Table9.A1" office:value-type="string">
              <text:p text:style-name="Table_20_Heading">Nr</text:p>
            </table:table-cell>
            <table:table-cell table:style-name="Table9.D1" office:value-type="string">
              <text:p text:style-name="Table_20_Heading">Expected Result</text:p>
            </table:table-cell>
          </table:table-row>
        </table:table-header-rows>
        <table:table-row>
          <table:table-cell table:style-name="Table9.A2" office:value-type="string">
            <text:p text:style-name="Table_20_Contents"><text:variable-set text:name="cond75" text:formula="ooow:cond73+1" office:value-type="float" office:value="87" style:data-style-name="N5000">87</text:variable-set></text:p>
          </table:table-cell>
          <table:table-cell table:style-name="Table9.A2" office:value-type="string">
            <text:p text:style-name="Table_20_Contents">Bring up a picture in the picture viewer</text:p>
          </table:table-cell>
          <table:table-cell table:style-name="Table9.A2" office:value-type="string">
            <text:p text:style-name="Table_20_Contents"><text:variable-set text:name="cond75.1" text:formula="ooow:cond75+0.01" office:value-type="float" office:value="87.01" style:data-style-name="N5000">87.01</text:variable-set> <text:s/></text:p>
          </table:table-cell>
          <table:table-cell table:style-name="Table9.D2" office:value-type="string">
            <text:p text:style-name="Table_20_Contents">The background is black</text:p>
          </table:table-cell>
        </table:table-row>
        <text:soft-page-break/>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2" text:formula="ooow:cond75.1+.01" office:value-type="float" office:value="87.02" style:data-style-name="N5000">87.02</text:variable-set> </text:p>
          </table:table-cell>
          <table:table-cell table:style-name="Table9.D2" office:value-type="string">
            <text:p text:style-name="Table_20_Contents">The status of the image loading is displayed in the status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3" text:formula="ooow:cond75.2+.01" office:value-type="float" office:value="87.03" style:data-style-name="N5000">87.03</text:variable-set> </text:p>
          </table:table-cell>
          <table:table-cell table:style-name="Table9.D2" office:value-type="string">
            <text:p text:style-name="Table_20_Contents">When the image is loaded the description of the image is shown in the field at the bottom.</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5.4" text:formula="ooow:cond75.3+.01" office:value-type="float" office:value="87.04" style:data-style-name="N5000">87.04</text:variable-set> <text:s/></text:p>
          </table:table-cell>
          <table:table-cell table:style-name="Table9.D2" office:value-type="string">
            <text:p text:style-name="Table_20_Contents">While the image is loading a progress monitor is dispalyed that shows the progress made.</text:p>
          </table:table-cell>
        </table:table-row>
        <table:table-row>
          <table:table-cell table:style-name="Table9.A2" office:value-type="string">
            <text:p text:style-name="Table_20_Contents"><text:variable-set text:name="cond76" text:formula="ooow:cond75+1" office:value-type="float" office:value="88" style:data-style-name="N5000">88</text:variable-set></text:p>
          </table:table-cell>
          <table:table-cell table:style-name="Table9.A2" office:value-type="string">
            <text:p text:style-name="Table_20_Contents">Bring up the first picture of a group</text:p>
          </table:table-cell>
          <table:table-cell table:style-name="Table9.A2" office:value-type="string">
            <text:p text:style-name="Table_20_Contents"><text:variable-set text:name="cond76.1" text:formula="ooow:cond76+.01" office:value-type="float" office:value="88.01" style:data-style-name="N5000">88.01</text:variable-set> </text:p>
          </table:table-cell>
          <table:table-cell table:style-name="Table9.D2" office:value-type="string">
            <text:p text:style-name="Table_20_Contents">The back arrows indicate that this is the first picture in the group</text:p>
          </table:table-cell>
        </table:table-row>
        <table:table-row>
          <table:table-cell table:style-name="Table9.A2" office:value-type="string">
            <text:p text:style-name="Table_20_Contents"><text:variable-set text:name="cond77" text:formula="ooow:cond76+1" office:value-type="float" office:value="89" style:data-style-name="N5000">89</text:variable-set></text:p>
          </table:table-cell>
          <table:table-cell table:style-name="Table9.A2" office:value-type="string">
            <text:p text:style-name="Table_20_Contents">Bring up the last picture in a group</text:p>
          </table:table-cell>
          <table:table-cell table:style-name="Table9.A2" office:value-type="string">
            <text:p text:style-name="Table_20_Contents"><text:variable-set text:name="cond77.1" text:formula="ooow:cond77+.01" office:value-type="float" office:value="89.01" style:data-style-name="N5000">89.01</text:variable-set> </text:p>
          </table:table-cell>
          <table:table-cell table:style-name="Table9.D2" office:value-type="string">
            <text:p text:style-name="Table_20_Contents">The forward arrows indicate that this is the last picture in the group</text:p>
          </table:table-cell>
        </table:table-row>
        <table:table-row>
          <table:table-cell table:style-name="Table9.A2" office:value-type="string">
            <text:p text:style-name="Table_20_Contents"><text:variable-set text:name="cond78" text:formula="ooow:cond77+1" office:value-type="float" office:value="90" style:data-style-name="N5000">90</text:variable-set></text:p>
          </table:table-cell>
          <table:table-cell table:style-name="Table9.A2" office:value-type="string">
            <text:p text:style-name="Table_20_Contents">Bring up a picture that is in the middle of the group</text:p>
          </table:table-cell>
          <table:table-cell table:style-name="Table9.A2" office:value-type="string">
            <text:p text:style-name="Table_20_Contents"><text:variable-set text:name="cond78.1" text:formula="ooow:cond78+.01" office:value-type="float" office:value="90.01" style:data-style-name="N5000">90.01</text:variable-set> </text:p>
          </table:table-cell>
          <table:table-cell table:style-name="Table9.D2" office:value-type="string">
            <text:p text:style-name="Table_20_Contents">The forward arrow indicates that more pictures are in the gro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8.2" text:formula="ooow:cond78.1+.01" office:value-type="float" office:value="90.02" style:data-style-name="N5000">90.02</text:variable-set> </text:p>
          </table:table-cell>
          <table:table-cell table:style-name="Table9.D2" office:value-type="string">
            <text:p text:style-name="Table_20_Contents">The backward arrow indicates that more pictures are in the group</text:p>
          </table:table-cell>
        </table:table-row>
        <table:table-row>
          <table:table-cell table:style-name="Table9.A2" office:value-type="string">
            <text:p text:style-name="Table_20_Contents"><text:variable-set text:name="cond79" text:formula="ooow:cond78+1" office:value-type="float" office:value="91" style:data-style-name="N5000">91</text:variable-set></text:p>
          </table:table-cell>
          <table:table-cell table:style-name="Table9.A2" office:value-type="string">
            <text:p text:style-name="Table_20_Contents">Click on the forward arrow</text:p>
          </table:table-cell>
          <table:table-cell table:style-name="Table9.A2" office:value-type="string">
            <text:p text:style-name="Table_20_Contents"><text:variable-set text:name="cond79.1" text:formula="ooow:cond79+.01" office:value-type="float" office:value="91.01" style:data-style-name="N5000">91.01</text:variable-set> </text:p>
          </table:table-cell>
          <table:table-cell table:style-name="Table9.D2" office:value-type="string">
            <text:p text:style-name="Table_20_Contents">If there is another picture in the group it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79.2" text:formula="ooow:cond79.1+.01" office:value-type="float" office:value="91.02" style:data-style-name="N5000">91.02</text:variable-set> </text:p>
          </table:table-cell>
          <table:table-cell table:style-name="Table9.D2" office:value-type="string">
            <text:p text:style-name="Table_20_Contents">If this was the last picture in the group the first picture of the next group is dispalyed unless this was the last picture in the collection</text:p>
          </table:table-cell>
        </table:table-row>
        <table:table-row>
          <table:table-cell table:style-name="Table9.A2" office:value-type="string">
            <text:p text:style-name="Table_20_Contents"><text:variable-set text:name="cond80" text:formula="ooow:cond79+1" office:value-type="float" office:value="92" style:data-style-name="N5000">92</text:variable-set></text:p>
          </table:table-cell>
          <table:table-cell table:style-name="Table9.A2" office:value-type="string">
            <text:p text:style-name="Table_20_Contents">Click on the backward arrow</text:p>
          </table:table-cell>
          <table:table-cell table:style-name="Table9.A2" office:value-type="string">
            <text:p text:style-name="Table_20_Contents"><text:variable-set text:name="cond80.1" text:formula="ooow:cond80+.01" office:value-type="float" office:value="92.01" style:data-style-name="N5000">92.01</text:variable-set> </text:p>
          </table:table-cell>
          <table:table-cell table:style-name="Table9.D2" office:value-type="string">
            <text:p text:style-name="Table_20_Contents">If there are previous pictures in the group the prior image is loaded and displayed</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2" text:formula="ooow:cond80.1+0.01" office:value-type="float" office:value="92.02" style:data-style-name="N5000">92.02</text:variable-set></text:p>
          </table:table-cell>
          <table:table-cell table:style-name="Table9.D2" office:value-type="string">
            <text:p text:style-name="Table_20_Contents">If this was the first picture in the group then last picture of the prior group is brought up</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0.3" text:formula="ooow:cond80.2+0.01" office:value-type="float" office:value="92.03" style:data-style-name="N5000">92.03</text:variable-set> </text:p>
          </table:table-cell>
          <table:table-cell table:style-name="Table9.D2" office:value-type="string">
            <text:p text:style-name="Table_20_Contents">If this was the first picture in the collection nothing happens</text:p>
          </table:table-cell>
        </table:table-row>
        <table:table-row>
          <table:table-cell table:style-name="Table9.A2" office:value-type="string">
            <text:p text:style-name="Table_20_Contents"><text:variable-set text:name="cond81" text:formula="ooow:cond80+1" office:value-type="float" office:value="93" style:data-style-name="N5000">93</text:variable-set></text:p>
          </table:table-cell>
          <table:table-cell table:style-name="Table9.A2" office:value-type="string">
            <text:p text:style-name="Table_20_Contents">Click on the info button</text:p>
          </table:table-cell>
          <table:table-cell table:style-name="Table9.A2" office:value-type="string">
            <text:p text:style-name="Table_20_Contents"><text:variable-set text:name="cond81.1" text:formula="ooow:cond81+.01" office:value-type="float" office:value="93.01" style:data-style-name="N5000">93.01</text:variable-set> </text:p>
          </table:table-cell>
          <table:table-cell table:style-name="Table9.D2" office:value-type="string">
            <text:p text:style-name="Table_20_Contents">Information about the image is displayed </text:p>
          </table:table-cell>
        </table:table-row>
        <table:table-row>
          <table:table-cell table:style-name="Table9.A2" office:value-type="string">
            <text:p text:style-name="Table_20_Contents"><text:variable-set text:name="cond82" text:formula="ooow:cond81+1" office:value-type="float" office:value="94" style:data-style-name="N5000">94</text:variable-set></text:p>
          </table:table-cell>
          <table:table-cell table:style-name="Table9.A2" office:value-type="string">
            <text:p text:style-name="Table_20_Contents">Set up an auto advance slide show for random picture in the current group</text:p>
          </table:table-cell>
          <table:table-cell table:style-name="Table9.A2" office:value-type="string">
            <text:p text:style-name="Table_20_Contents"><text:variable-set text:name="cond82.1" text:formula="ooow:cond82+.01" office:value-type="float" office:value="94.01" style:data-style-name="N5000">94.01</text:variable-set> </text:p>
          </table:table-cell>
          <table:table-cell table:style-name="Table9.D2" office:value-type="string">
            <text:p text:style-name="Table_20_Contents">Pictures are displayed in random order from the current group no quicker than the time indicated in the dialog box</text:p>
          </table:table-cell>
        </table:table-row>
        <table:table-row>
          <table:table-cell table:style-name="Table9.A2" office:value-type="string">
            <text:p text:style-name="Table_20_Contents"><text:variable-set text:name="cond83" text:formula="ooow:cond82+1" office:value-type="float" office:value="95" style:data-style-name="N5000">95</text:variable-set></text:p>
          </table:table-cell>
          <table:table-cell table:style-name="Table9.A2" office:value-type="string">
            <text:p text:style-name="Table_20_Contents">Set up an auto advance slide show for random picutres from all groups</text:p>
          </table:table-cell>
          <table:table-cell table:style-name="Table9.A2" office:value-type="string">
            <text:p text:style-name="Table_20_Contents"><text:variable-set text:name="cond83.1" text:formula="ooow:cond83+.01" office:value-type="float" office:value="95.01" style:data-style-name="N5000">95.01</text:variable-set> </text:p>
          </table:table-cell>
          <table:table-cell table:style-name="Table9.D2" office:value-type="string">
            <text:p text:style-name="Table_20_Contents">Pictures are displayed in random order from the collection no quicker than the time indicated in the dialog box</text:p>
          </table:table-cell>
        </table:table-row>
        <table:table-row>
          <table:table-cell table:style-name="Table9.A2" office:value-type="string">
            <text:p text:style-name="Table_20_Contents"><text:variable-set text:name="cond84" text:formula="ooow:cond83+1" office:value-type="float" office:value="96" style:data-style-name="N5000">96</text:variable-set></text:p>
          </table:table-cell>
          <table:table-cell table:style-name="Table9.A2" office:value-type="string">
            <text:p text:style-name="Table_20_Contents">Set up an auto advance slide show in group oder form the current group</text:p>
          </table:table-cell>
          <table:table-cell table:style-name="Table9.A2" office:value-type="string">
            <text:p text:style-name="Table_20_Contents"><text:variable-set text:name="cond84.1" text:formula="ooow:cond84+.01" office:value-type="float" office:value="96.01" style:data-style-name="N5000">96.01</text:variable-set> </text:p>
          </table:table-cell>
          <table:table-cell table:style-name="Table9.D2" office:value-type="string">
            <text:p text:style-name="Table_20_Contents">Pictures are displayed in group oder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4.2" text:formula="ooow:cond84.1+0.01" office:value-type="float" office:value="96.02" style:data-style-name="N5000">96.02</text:variable-set> </text:p>
          </table:table-cell>
          <table:table-cell table:style-name="Table9.D2" office:value-type="string">
            <text:p text:style-name="Table_20_Contents">When the end of the group is reached the slideshow starts with the fist image again</text:p>
          </table:table-cell>
        </table:table-row>
        <text:soft-page-break/>
        <table:table-row>
          <table:table-cell table:style-name="Table9.A2" office:value-type="string">
            <text:p text:style-name="Table_20_Contents"><text:variable-set text:name="cond85" text:formula="ooow:cond84+1" office:value-type="float" office:value="97" style:data-style-name="N5000">97</text:variable-set></text:p>
          </table:table-cell>
          <table:table-cell table:style-name="Table9.A2" office:value-type="string">
            <text:p text:style-name="Table_20_Contents">Set up an auto advance slide show in collection oder from the collection</text:p>
          </table:table-cell>
          <table:table-cell table:style-name="Table9.A2" office:value-type="string">
            <text:p text:style-name="Table_20_Contents"><text:variable-set text:name="cond85.1" text:formula="ooow:cond85+.01" office:value-type="float" office:value="97.01" style:data-style-name="N5000">97.01</text:variable-set> </text:p>
          </table:table-cell>
          <table:table-cell table:style-name="Table9.D2" office:value-type="string">
            <text:p text:style-name="Table_20_Contents">Pictures are displayed sequentially from the entire collection no quicker than the time indicated in the dialog box</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85.2" text:formula="ooow:cond85.1+0.01" office:value-type="float" office:value="97.02" style:data-style-name="N5000">97.02</text:variable-set> </text:p>
          </table:table-cell>
          <table:table-cell table:style-name="Table9.D2" office:value-type="string">
            <text:p text:style-name="Table_20_Contents">When the end of the collection is reached the slideshow starts from the fist image of the collection again.</text:p>
          </table:table-cell>
        </table:table-row>
        <table:table-row>
          <table:table-cell table:style-name="Table9.A2" office:value-type="string">
            <text:p text:style-name="Table_20_Contents"><text:variable-set text:name="cond86" text:formula="ooow:cond85+1" office:value-type="float" office:value="98" style:data-style-name="N5000">98</text:variable-set></text:p>
          </table:table-cell>
          <table:table-cell table:style-name="Table9.A2" office:value-type="string">
            <text:p text:style-name="Table_20_Contents">Click on the upward facing arrow</text:p>
          </table:table-cell>
          <table:table-cell table:style-name="Table9.A2" office:value-type="string">
            <text:p text:style-name="Table_20_Contents"><text:variable-set text:name="cond86.1" text:formula="ooow:cond86+.01" office:value-type="float" office:value="98.01" style:data-style-name="N5000">98.01</text:variable-set> </text:p>
          </table:table-cell>
          <table:table-cell table:style-name="Table9.D2" office:value-type="string">
            <text:p text:style-name="Table_20_Contents">The menu for resizing the picture window is displayed.</text:p>
          </table:table-cell>
        </table:table-row>
        <table:table-row>
          <table:table-cell table:style-name="Table9.A2" office:value-type="string">
            <text:p text:style-name="Table_20_Contents"><text:variable-set text:name="cond87" text:formula="ooow:cond86+1" office:value-type="float" office:value="99" style:data-style-name="N5000">99</text:variable-set></text:p>
          </table:table-cell>
          <table:table-cell table:style-name="Table9.A2" office:value-type="string">
            <text:p text:style-name="Table_20_Contents">Click on the Fullscreen item in the resize menu</text:p>
          </table:table-cell>
          <table:table-cell table:style-name="Table9.A2" office:value-type="string">
            <text:p text:style-name="Table_20_Contents"><text:variable-set text:name="cond87.1" text:formula="ooow:cond87+.01" office:value-type="float" office:value="99.01" style:data-style-name="N5000">99.01</text:variable-set> </text:p>
          </table:table-cell>
          <table:table-cell table:style-name="Table9.D2" office:value-type="string">
            <text:p text:style-name="Table_20_Contents">The window rezises to full screen and doesn't show borders.</text:p>
          </table:table-cell>
        </table:table-row>
        <table:table-row>
          <table:table-cell table:style-name="Table9.A2" office:value-type="string">
            <text:p text:style-name="Table_20_Contents"><text:variable-set text:name="cond88" text:formula="ooow:cond87+1" office:value-type="float" office:value="100" style:data-style-name="N5000">100</text:variable-set></text:p>
          </table:table-cell>
          <table:table-cell table:style-name="Table9.A2" office:value-type="string">
            <text:p text:style-name="Table_20_Contents">Click on the Left item in the resize menu</text:p>
          </table:table-cell>
          <table:table-cell table:style-name="Table9.A2" office:value-type="string">
            <text:p text:style-name="Table_20_Contents"><text:variable-set text:name="cond88.1" text:formula="ooow:cond88+.01" office:value-type="float" office:value="100.01" style:data-style-name="N5000">100.01</text:variable-set> </text:p>
          </table:table-cell>
          <table:table-cell table:style-name="Table9.D2" office:value-type="string">
            <text:p text:style-name="Table_20_Contents">The window resizes to the left part of the screen and shows no borders</text:p>
          </table:table-cell>
        </table:table-row>
        <table:table-row>
          <table:table-cell table:style-name="Table9.A2" office:value-type="string">
            <text:p text:style-name="Table_20_Contents"><text:variable-set text:name="cond89" text:formula="ooow:cond88+1" office:value-type="float" office:value="101" style:data-style-name="N5000">101</text:variable-set></text:p>
          </table:table-cell>
          <table:table-cell table:style-name="Table9.A2" office:value-type="string">
            <text:p text:style-name="Table_20_Contents">Click on the Right item in the resize menu</text:p>
          </table:table-cell>
          <table:table-cell table:style-name="Table9.A2" office:value-type="string">
            <text:p text:style-name="Table_20_Contents"><text:variable-set text:name="cond89.1" text:formula="ooow:cond89+.01" office:value-type="float" office:value="101.01" style:data-style-name="N5000">101.01</text:variable-set> </text:p>
          </table:table-cell>
          <table:table-cell table:style-name="Table9.D2" office:value-type="string">
            <text:p text:style-name="Table_20_Contents">The window resizes to the right part of the screen and shows no borders</text:p>
          </table:table-cell>
        </table:table-row>
        <table:table-row>
          <table:table-cell table:style-name="Table9.A2" office:value-type="string">
            <text:p text:style-name="Table_20_Contents"><text:variable-set text:name="cond90" text:formula="ooow:cond89+1" office:value-type="float" office:value="102" style:data-style-name="N5000">102</text:variable-set></text:p>
          </table:table-cell>
          <table:table-cell table:style-name="Table9.A2" office:value-type="string">
            <text:p text:style-name="Table_20_Contents">Click on the Top Left item in the resize menu</text:p>
          </table:table-cell>
          <table:table-cell table:style-name="Table9.A2" office:value-type="string">
            <text:p text:style-name="Table_20_Contents"><text:variable-set text:name="cond90.1" text:formula="ooow:cond90+.01" office:value-type="float" office:value="102.01" style:data-style-name="N5000">102.01</text:variable-set> </text:p>
          </table:table-cell>
          <table:table-cell table:style-name="Table9.D2" office:value-type="string">
            <text:p text:style-name="Table_20_Contents">The window resizes to the top left part of the screen and shows borders</text:p>
          </table:table-cell>
        </table:table-row>
        <table:table-row>
          <table:table-cell table:style-name="Table9.A2" office:value-type="string">
            <text:p text:style-name="Table_20_Contents"><text:variable-set text:name="cond91" text:formula="ooow:cond90+1" office:value-type="float" office:value="103" style:data-style-name="N5000">103</text:variable-set></text:p>
          </table:table-cell>
          <table:table-cell table:style-name="Table9.A2" office:value-type="string">
            <text:p text:style-name="Table_20_Contents">Click on the Bottom Left item in the resize menu</text:p>
          </table:table-cell>
          <table:table-cell table:style-name="Table9.A2" office:value-type="string">
            <text:p text:style-name="Table_20_Contents"><text:variable-set text:name="cond91.1" text:formula="ooow:cond91+.01" office:value-type="float" office:value="103.01" style:data-style-name="N5000">103.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2" text:formula="ooow:cond91+1" office:value-type="float" office:value="104" style:data-style-name="N5000">104</text:variable-set></text:p>
          </table:table-cell>
          <table:table-cell table:style-name="Table9.A2" office:value-type="string">
            <text:p text:style-name="Table_20_Contents">Click on the Top right item in the resize menu</text:p>
          </table:table-cell>
          <table:table-cell table:style-name="Table9.A2" office:value-type="string">
            <text:p text:style-name="Table_20_Contents"><text:variable-set text:name="cond92.1" text:formula="ooow:cond92+.01" office:value-type="float" office:value="104.01" style:data-style-name="N5000">104.01</text:variable-set> </text:p>
          </table:table-cell>
          <table:table-cell table:style-name="Table9.D2" office:value-type="string">
            <text:p text:style-name="Table_20_Contents">The window resizes to the bottom left quarter of the screen and shows borders</text:p>
          </table:table-cell>
        </table:table-row>
        <table:table-row>
          <table:table-cell table:style-name="Table9.A2" office:value-type="string">
            <text:p text:style-name="Table_20_Contents"><text:variable-set text:name="cond93" text:formula="ooow:cond92+1" office:value-type="float" office:value="105" style:data-style-name="N5000">105</text:variable-set></text:p>
          </table:table-cell>
          <table:table-cell table:style-name="Table9.A2" office:value-type="string">
            <text:p text:style-name="Table_20_Contents">Click on the Bottom right item in the resize mneu</text:p>
          </table:table-cell>
          <table:table-cell table:style-name="Table9.A2" office:value-type="string">
            <text:p text:style-name="Table_20_Contents"><text:variable-set text:name="cond93.1" text:formula="ooow:cond93+.01" office:value-type="float" office:value="105.01" style:data-style-name="N5000">105.01</text:variable-set> </text:p>
          </table:table-cell>
          <table:table-cell table:style-name="Table9.D2" office:value-type="string">
            <text:p text:style-name="Table_20_Contents">The window resizes to the bottom right quarter of the screen and shows borders</text:p>
          </table:table-cell>
        </table:table-row>
        <table:table-row>
          <table:table-cell table:style-name="Table9.A2" office:value-type="string">
            <text:p text:style-name="Table_20_Contents"><text:variable-set text:name="cond150" text:formula="ooow:cond93+1" office:value-type="float" office:value="106" style:data-style-name="N5000">106</text:variable-set></text:p>
          </table:table-cell>
          <table:table-cell table:style-name="Table9.A2" office:value-type="string">
            <text:p text:style-name="Table_20_Contents">Click on the Default item in the resize menu</text:p>
          </table:table-cell>
          <table:table-cell table:style-name="Table9.A2" office:value-type="string">
            <text:p text:style-name="Table_20_Contents"><text:variable-set text:name="cond150.1" text:formula="ooow:cond150+.01" office:value-type="float" office:value="106.01" style:data-style-name="N5000">106.01</text:variable-set></text:p>
          </table:table-cell>
          <table:table-cell table:style-name="Table9.D2" office:value-type="string">
            <text:p text:style-name="Table_20_Contents">The window resizes to the coordinates specified in the Settings window.</text:p>
          </table:table-cell>
        </table:table-row>
        <table:table-row>
          <table:table-cell table:style-name="Table9.A2" office:value-type="string">
            <text:p text:style-name="Table_20_Contents"><text:variable-set text:name="cond94" text:formula="ooow:cond150+1" office:value-type="float" office:value="107" style:data-style-name="N5000">107</text:variable-set></text:p>
          </table:table-cell>
          <table:table-cell table:style-name="Table9.A2" office:value-type="string">
            <text:p text:style-name="Table_20_Contents">Click on the No Frame item in the resize menu on a window that is showing frames</text:p>
          </table:table-cell>
          <table:table-cell table:style-name="Table9.A2" office:value-type="string">
            <text:p text:style-name="Table_20_Contents"><text:variable-set text:name="cond94.1" text:formula="ooow:cond94+.01" office:value-type="float" office:value="107.01" style:data-style-name="N5000">107.01</text:variable-set> </text:p>
          </table:table-cell>
          <table:table-cell table:style-name="Table9.D2" office:value-type="string">
            <text:p text:style-name="Table_20_Contents">The frames are removed</text:p>
          </table:table-cell>
        </table:table-row>
        <table:table-row>
          <table:table-cell table:style-name="Table9.A2" office:value-type="string">
            <text:p text:style-name="Table_20_Contents"><text:variable-set text:name="cond95" text:formula="ooow:cond94+1" office:value-type="float" office:value="108" style:data-style-name="N5000">108</text:variable-set></text:p>
          </table:table-cell>
          <table:table-cell table:style-name="Table9.A2" office:value-type="string">
            <text:p text:style-name="Table_20_Contents">Click on the No Frame item in the resize menu on a window that iis not showing frames</text:p>
          </table:table-cell>
          <table:table-cell table:style-name="Table9.A2" office:value-type="string">
            <text:p text:style-name="Table_20_Contents"><text:variable-set text:name="cond95.1" text:formula="ooow:cond95+.01" office:value-type="float" office:value="108.01" style:data-style-name="N5000">108.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96" text:formula="ooow:cond95+1" office:value-type="float" office:value="109" style:data-style-name="N5000">109</text:variable-set></text:p>
          </table:table-cell>
          <table:table-cell table:style-name="Table9.A2" office:value-type="string">
            <text:p text:style-name="Table_20_Contents">Click on the Show Frames item in the resize menu on a window that is not showing frames</text:p>
          </table:table-cell>
          <table:table-cell table:style-name="Table9.A2" office:value-type="string">
            <text:p text:style-name="Table_20_Contents"><text:variable-set text:name="cond96.1" text:formula="ooow:cond96+.01" office:value-type="float" office:value="109.01" style:data-style-name="N5000">109.01</text:variable-set> </text:p>
          </table:table-cell>
          <table:table-cell table:style-name="Table9.D2" office:value-type="string">
            <text:p text:style-name="Table_20_Contents">The frames are drawn</text:p>
          </table:table-cell>
        </table:table-row>
        <table:table-row>
          <table:table-cell table:style-name="Table9.A2" office:value-type="string">
            <text:p text:style-name="Table_20_Contents"><text:variable-set text:name="cond97" text:formula="ooow:cond96+1" office:value-type="float" office:value="110" style:data-style-name="N5000">110</text:variable-set></text:p>
          </table:table-cell>
          <table:table-cell table:style-name="Table9.A2" office:value-type="string">
            <text:p text:style-name="Table_20_Contents">Click onthe Show Frames item in the resize menu on a window that is showing frames</text:p>
          </table:table-cell>
          <table:table-cell table:style-name="Table9.A2" office:value-type="string">
            <text:p text:style-name="Table_20_Contents"><text:variable-set text:name="cond97.1" text:formula="ooow:cond97+.01" office:value-type="float" office:value="110.01" style:data-style-name="N5000">110.01</text:variable-set> </text:p>
          </table:table-cell>
          <table:table-cell table:style-name="Table9.D2" office:value-type="string">
            <text:p text:style-name="Table_20_Contents">Nothing happens</text:p>
          </table:table-cell>
        </table:table-row>
        <table:table-row>
          <table:table-cell table:style-name="Table9.A2" office:value-type="string">
            <text:p text:style-name="Table_20_Contents"><text:variable-set text:name="cond138" text:formula="ooow:cond97+1" office:value-type="float" office:value="111" style:data-style-name="N5000">111</text:variable-set></text:p>
          </table:table-cell>
          <table:table-cell table:style-name="Table9.A2" office:value-type="string">
            <text:p text:style-name="Table_20_Contents">Do a single click on the image in the window</text:p>
          </table:table-cell>
          <table:table-cell table:style-name="Table9.A2" office:value-type="string">
            <text:p text:style-name="Table_20_Contents"><text:variable-set text:name="cond138.1" text:formula="ooow:cond138+.01" office:value-type="float" office:value="111.01" style:data-style-name="N5000">111.01</text:variable-set> </text:p>
          </table:table-cell>
          <table:table-cell table:style-name="Table9.D2" office:value-type="string">
            <text:p text:style-name="Table_20_Contents">The image is enlarged</text:p>
          </table:table-cell>
        </table:table-row>
        <table:table-row>
          <table:table-cell table:style-name="Table9.A2" office:value-type="string">
            <text:p text:style-name="Table_20_Contents"><text:variable-set text:name="cond139" text:formula="ooow:cond138+1" office:value-type="float" office:value="112" style:data-style-name="N5000">112</text:variable-set></text:p>
          </table:table-cell>
          <table:table-cell table:style-name="Table9.A2" office:value-type="string">
            <text:p text:style-name="Table_20_Contents">Enlarge the image till it stops zooming in</text:p>
          </table:table-cell>
          <table:table-cell table:style-name="Table9.A2" office:value-type="string">
            <text:p text:style-name="Table_20_Contents"><text:variable-set text:name="cond139.1" text:formula="ooow:cond139+0.01" office:value-type="float" office:value="112.01" style:data-style-name="N5000">112.01</text:variable-set> </text:p>
          </table:table-cell>
          <table:table-cell table:style-name="Table9.D2" office:value-type="string">
            <text:p text:style-name="Table_20_Contents">Zooming stops when <text:s/>one dimension is exactly the maximum zoom size as defined in the settings</text:p>
          </table:table-cell>
        </table:table-row>
        <text:soft-page-break/>
        <table:table-row>
          <table:table-cell table:style-name="Table9.A2" office:value-type="string">
            <text:p text:style-name="Table_20_Contents"><text:variable-set text:name="cond140" text:formula="ooow:cond139+1" office:value-type="float" office:value="113" style:data-style-name="N5000">113</text:variable-set></text:p>
          </table:table-cell>
          <table:table-cell table:style-name="Table9.A2" office:value-type="string">
            <text:p text:style-name="Table_20_Contents">Right click on the image</text:p>
          </table:table-cell>
          <table:table-cell table:style-name="Table9.A2" office:value-type="string">
            <text:p text:style-name="Table_20_Contents"><text:variable-set text:name="cond140.1" text:formula="ooow:cond140+0.01" office:value-type="float" office:value="113.01" style:data-style-name="N5000">113.01</text:variable-set> </text:p>
          </table:table-cell>
          <table:table-cell table:style-name="Table9.D2" office:value-type="string">
            <text:p text:style-name="Table_20_Contents">The imaged zooms to a smaller size</text:p>
          </table:table-cell>
        </table:table-row>
        <table:table-row>
          <table:table-cell table:style-name="Table9.A2" office:value-type="string">
            <text:p text:style-name="Table_20_Contents"><text:variable-set text:name="cond141" text:formula="ooow:cond140+1" office:value-type="float" office:value="114" style:data-style-name="N5000">114</text:variable-set></text:p>
          </table:table-cell>
          <table:table-cell table:style-name="Table9.A2" office:value-type="string">
            <text:p text:style-name="Table_20_Contents">Drag the image around</text:p>
          </table:table-cell>
          <table:table-cell table:style-name="Table9.A2" office:value-type="string">
            <text:p text:style-name="Table_20_Contents"><text:variable-set text:name="cond141.1" text:formula="ooow:cond141+0.01" office:value-type="float" office:value="114.01" style:data-style-name="N5000">114.01</text:variable-set> </text:p>
          </table:table-cell>
          <table:table-cell table:style-name="Table9.D2" office:value-type="string">
            <text:p text:style-name="Table_20_Contents">The image follows the drag movements of the cursor</text:p>
          </table:table-cell>
        </table:table-row>
        <table:table-row>
          <table:table-cell table:style-name="Table9.A2" office:value-type="string">
            <text:p text:style-name="Table_20_Contents"><text:variable-set text:name="cond142" text:formula="ooow:cond141+1" office:value-type="float" office:value="115" style:data-style-name="N5000">115</text:variable-set></text:p>
          </table:table-cell>
          <table:table-cell table:style-name="Table9.A2" office:value-type="string">
            <text:p text:style-name="Table_20_Contents">Press the space bar</text:p>
          </table:table-cell>
          <table:table-cell table:style-name="Table9.A2" office:value-type="string">
            <text:p text:style-name="Table_20_Contents"><text:variable-set text:name="cond142.1" text:formula="ooow:cond142+0.01" office:value-type="float" office:value="115.01" style:data-style-name="N5000">115.01</text:variable-set> </text:p>
          </table:table-cell>
          <table:table-cell table:style-name="Table9.D2" office:value-type="string">
            <text:p text:style-name="Table_20_Contents">The image is shrunk so that it fits the screen nicely or if it is smaller than the screen is shown with a zoom of 1.0</text:p>
          </table:table-cell>
        </table:table-row>
        <table:table-row>
          <table:table-cell table:style-name="Table9.A2" office:value-type="string">
            <text:p text:style-name="Table_20_Contents"><text:variable-set text:name="cond143" text:formula="ooow:cond142+1" office:value-type="float" office:value="116" style:data-style-name="N5000">116</text:variable-set></text:p>
          </table:table-cell>
          <table:table-cell table:style-name="Table9.A2" office:value-type="string">
            <text:p text:style-name="Table_20_Contents">Press the Home key</text:p>
          </table:table-cell>
          <table:table-cell table:style-name="Table9.A2" office:value-type="string">
            <text:p text:style-name="Table_20_Contents"><text:variable-set text:name="cond143.1" text:formula="ooow:cond143+0.01" office:value-type="float" office:value="116.01" style:data-style-name="N5000">116.01</text:variable-set> </text:p>
          </table:table-cell>
          <table:table-cell table:style-name="Table9.D2" office:value-type="string">
            <text:p text:style-name="Table_20_Contents">Same as space key</text:p>
          </table:table-cell>
        </table:table-row>
        <table:table-row>
          <table:table-cell table:style-name="Table9.A2" office:value-type="string">
            <text:p text:style-name="Table_20_Contents"><text:variable-set text:name="cond144" text:formula="ooow:cond143+1" office:value-type="float" office:value="117" style:data-style-name="N5000">117</text:variable-set></text:p>
          </table:table-cell>
          <table:table-cell table:style-name="Table9.A2" office:value-type="string">
            <text:p text:style-name="Table_20_Contents">Press the PageUp key</text:p>
          </table:table-cell>
          <table:table-cell table:style-name="Table9.A2" office:value-type="string">
            <text:p text:style-name="Table_20_Contents"><text:variable-set text:name="cond144.1" text:formula="ooow:cond144+0.01" office:value-type="float" office:value="117.01" style:data-style-name="N5000">117.01</text:variable-set> </text:p>
          </table:table-cell>
          <table:table-cell table:style-name="Table9.D2" office:value-type="string">
            <text:p text:style-name="Table_20_Contents">The image is zoomed in</text:p>
          </table:table-cell>
        </table:table-row>
        <table:table-row>
          <table:table-cell table:style-name="Table9.A2" office:value-type="string">
            <text:p text:style-name="Table_20_Contents"><text:variable-set text:name="cond145" text:formula="ooow:cond144+1" office:value-type="float" office:value="118" style:data-style-name="N5000">118</text:variable-set></text:p>
          </table:table-cell>
          <table:table-cell table:style-name="Table9.A2" office:value-type="string">
            <text:p text:style-name="Table_20_Contents">Press the PageDown key</text:p>
          </table:table-cell>
          <table:table-cell table:style-name="Table9.A2" office:value-type="string">
            <text:p text:style-name="Table_20_Contents"><text:variable-set text:name="cond145.1" text:formula="ooow:cond145+0.01" office:value-type="float" office:value="118.01" style:data-style-name="N5000">118.01</text:variable-set> </text:p>
          </table:table-cell>
          <table:table-cell table:style-name="Table9.D2" office:value-type="string">
            <text:p text:style-name="Table_20_Contents">The image is zoomed out</text:p>
          </table:table-cell>
        </table:table-row>
        <table:table-row>
          <table:table-cell table:style-name="Table9.A2" office:value-type="string">
            <text:p text:style-name="Table_20_Contents"><text:variable-set text:name="cond146" text:formula="ooow:cond145+1" office:value-type="float" office:value="119" style:data-style-name="N5000">119</text:variable-set></text:p>
          </table:table-cell>
          <table:table-cell table:style-name="Table9.A2" office:value-type="string">
            <text:p text:style-name="Table_20_Contents">Press the cursor keys</text:p>
          </table:table-cell>
          <table:table-cell table:style-name="Table9.A2" office:value-type="string">
            <text:p text:style-name="Table_20_Contents"><text:variable-set text:name="cond146.1" text:formula="ooow:cond146+0.01" office:value-type="float" office:value="119.01" style:data-style-name="N5000">119.01</text:variable-set> </text:p>
          </table:table-cell>
          <table:table-cell table:style-name="Table9.D2" office:value-type="string">
            <text:p text:style-name="Table_20_Contents">If theimage is smaller than the screen nothing happens</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text:variable-set text:name="cond146.2" text:formula="ooow:cond146.1+0.01" office:value-type="float" office:value="119.02" style:data-style-name="N5000">119.02</text:variable-set> </text:p>
          </table:table-cell>
          <table:table-cell table:style-name="Table9.D2" office:value-type="string">
            <text:p text:style-name="Table_20_Contents">If the image is larger than the screen the image is moved in the direction of the cursor keys</text:p>
          </table:table-cell>
        </table:table-row>
        <table:table-row>
          <table:table-cell table:style-name="Table9.A2" office:value-type="string">
            <text:p text:style-name="Table_20_Contents"><text:variable-set text:name="cond147" text:formula="ooow:cond146+1" office:value-type="float" office:value="120" style:data-style-name="N5000">120</text:variable-set></text:p>
          </table:table-cell>
          <table:table-cell table:style-name="Table9.A2" office:value-type="string">
            <text:p text:style-name="Table_20_Contents">Click on the Reset button</text:p>
          </table:table-cell>
          <table:table-cell table:style-name="Table9.A2" office:value-type="string">
            <text:p text:style-name="Table_20_Contents"><text:variable-set text:name="cond147.1" text:formula="ooow:cond147+0.01" office:value-type="float" office:value="120.01" style:data-style-name="N5000">120.01</text:variable-set> </text:p>
          </table:table-cell>
          <table:table-cell table:style-name="Table9.D2" office:value-type="string">
            <text:p text:style-name="Table_20_Contents">The image is resized to the original starting position.</text:p>
          </table:table-cell>
        </table:table-row>
        <table:table-row>
          <table:table-cell table:style-name="Table9.A2" office:value-type="string">
            <text:p text:style-name="Table_20_Contents"><text:variable-set text:name="cond148" text:formula="ooow:cond147+1" office:value-type="float" office:value="121" style:data-style-name="N5000">121</text:variable-set></text:p>
          </table:table-cell>
          <table:table-cell table:style-name="Table9.A2" office:value-type="string">
            <text:p text:style-name="Table_20_Contents">Click on the close button</text:p>
          </table:table-cell>
          <table:table-cell table:style-name="Table9.A2" office:value-type="string">
            <text:p text:style-name="Table_20_Contents"><text:variable-set text:name="cond148.1" text:formula="ooow:cond148+0.01" office:value-type="float" office:value="121.01" style:data-style-name="N5000">121.01</text:variable-set> </text:p>
          </table:table-cell>
          <table:table-cell table:style-name="Table9.D2" office:value-type="string">
            <text:p text:style-name="Table_20_Contents">The Picture Viewer is closed</text:p>
          </table:table-cell>
        </table:table-row>
      </table:table>
      <text:h text:style-name="Heading_20_2" text:outline-level="2">Drag &amp; Drop</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Nr</text:p>
            </table:table-cell>
            <table:table-cell table:style-name="Table11.A1" office:value-type="string">
              <text:p text:style-name="Table_20_Heading">Condition</text:p>
            </table:table-cell>
            <table:table-cell table:style-name="Table11.A1" office:value-type="string">
              <text:p text:style-name="Table_20_Heading">Nr</text:p>
            </table:table-cell>
            <table:table-cell table:style-name="Table11.D1" office:value-type="string">
              <text:p text:style-name="Table_20_Heading">Expected Result</text:p>
            </table:table-cell>
          </table:table-row>
        </table:table-header-rows>
        <table:table-row>
          <table:table-cell table:style-name="Table11.A2" office:value-type="string">
            <text:p text:style-name="Table_20_Contents"><text:variable-set text:name="cond98" text:formula="ooow:cond148+1" office:value-type="float" office:value="122" style:data-style-name="N5000">122</text:variable-set></text:p>
          </table:table-cell>
          <table:table-cell table:style-name="Table11.A2" office:value-type="string">
            <text:p text:style-name="Table_20_Contents">In the tree drag move a group node on top of another group node that it it's peer.</text:p>
          </table:table-cell>
          <table:table-cell table:style-name="Table11.A2" office:value-type="string">
            <text:p text:style-name="Table_20_Contents"><text:variable-set text:name="cond98.1" text:formula="ooow:cond98+.01" office:value-type="float" office:value="122.01" style:data-style-name="N5000">122.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able:table-row>
          <table:table-cell table:style-name="Table11.A2" office:value-type="string">
            <text:p text:style-name="Table_20_Contents"><text:variable-set text:name="cond99" text:formula="ooow:cond98+1" office:value-type="float" office:value="123" style:data-style-name="N5000">123</text:variable-set></text:p>
          </table:table-cell>
          <table:table-cell table:style-name="Table11.A2" office:value-type="string">
            <text:p text:style-name="Table_20_Contents">Drag-move a group node from the Thumbnail browser onto another group node in the tree that is it's peer</text:p>
          </table:table-cell>
          <table:table-cell table:style-name="Table11.A2" office:value-type="string">
            <text:p text:style-name="Table_20_Contents"><text:variable-set text:name="cond99.1" text:formula="ooow:cond99+.01" office:value-type="float" office:value="123.01" style:data-style-name="N5000">123.01</text:variable-set></text:p>
            <text:p text:style-name="Table_20_Contents"/>
          </table:table-cell>
          <table:table-cell table:style-name="Table11.D2" office:value-type="string">
            <text:p text:style-name="Table_20_Contents">The moved group node takes the place of the target node. The target node is the node below the moved group.</text:p>
          </table:table-cell>
        </table:table-row>
        <table:table-row>
          <table:table-cell table:style-name="Table11.A2" office:value-type="string">
            <text:p text:style-name="Table_20_Contents"><text:variable-set text:name="cond100" text:formula="ooow:cond99+1" office:value-type="float" office:value="124" style:data-style-name="N5000">124</text:variable-set></text:p>
          </table:table-cell>
          <table:table-cell table:style-name="Table11.A2" office:value-type="string">
            <text:p text:style-name="Table_20_Contents">In the tree drag-copy a group node on top of another group node in the tree that is it's peer</text:p>
          </table:table-cell>
          <table:table-cell table:style-name="Table11.A2" office:value-type="string">
            <text:p text:style-name="Table_20_Contents"><text:variable-set text:name="cond100.1" text:formula="ooow:cond100+.01" office:value-type="float" office:value="124.01" style:data-style-name="N5000">124.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1" text:formula="ooow:cond100+1" office:value-type="float" office:value="125" style:data-style-name="N5000">125</text:variable-set></text:p>
          </table:table-cell>
          <table:table-cell table:style-name="Table11.A2" office:value-type="string">
            <text:p text:style-name="Table_20_Contents">Drag-copy a group node from the Thumbnail browser onto another group node in the tree that is it's peer</text:p>
          </table:table-cell>
          <table:table-cell table:style-name="Table11.A2" office:value-type="string">
            <text:p text:style-name="Table_20_Contents"><text:variable-set text:name="cond101.1" text:formula="ooow:cond101+.01" office:value-type="float" office:value="125.01" style:data-style-name="N5000">125.01</text:variable-set></text:p>
            <text:p text:style-name="Table_20_Contents"/>
          </table:table-cell>
          <table:table-cell table:style-name="Table11.D2" office:value-type="string">
            <text:p text:style-name="Table_20_Contents">The entire sub tree of the draggeed group is replicated at the place the target group was. The target group moves down one place.</text:p>
          </table:table-cell>
        </table:table-row>
        <table:table-row>
          <table:table-cell table:style-name="Table11.A2" office:value-type="string">
            <text:p text:style-name="Table_20_Contents"><text:variable-set text:name="cond102" text:formula="ooow:cond101+1" office:value-type="float" office:value="126" style:data-style-name="N5000">126</text:variable-set></text:p>
          </table:table-cell>
          <table:table-cell table:style-name="Table11.A2" office:value-type="string">
            <text:p text:style-name="Table_20_Contents">In the tree drag-move a group onto the root node</text:p>
          </table:table-cell>
          <table:table-cell table:style-name="Table11.A2" office:value-type="string">
            <text:p text:style-name="Table_20_Contents"><text:variable-set text:name="cond102.1" text:formula="ooow:cond102+.01" office:value-type="float" office:value="126.01" style:data-style-name="N5000">126.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3" text:formula="ooow:cond102+1" office:value-type="float" office:value="127" style:data-style-name="N5000">127</text:variable-set></text:p>
          </table:table-cell>
          <table:table-cell table:style-name="Table11.A2" office:value-type="string">
            <text:p text:style-name="Table_20_Contents">In the tree drag-copy a group onto the root node</text:p>
          </table:table-cell>
          <table:table-cell table:style-name="Table11.A2" office:value-type="string">
            <text:p text:style-name="Table_20_Contents"><text:variable-set text:name="cond103.1" text:formula="ooow:cond103+.01" office:value-type="float" office:value="127.01" style:data-style-name="N5000">127.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4" text:formula="ooow:cond103+1" office:value-type="float" office:value="128" style:data-style-name="N5000">128</text:variable-set></text:p>
          </table:table-cell>
          <table:table-cell table:style-name="Table11.A2" office:value-type="string">
            <text:p text:style-name="Table_20_Contents">Drag-move a group node from the Thumbnail browser onto the root node</text:p>
          </table:table-cell>
          <table:table-cell table:style-name="Table11.A2" office:value-type="string">
            <text:p text:style-name="Table_20_Contents"><text:variable-set text:name="cond104.1" text:formula="ooow:cond104+.01" office:value-type="float" office:value="128.01" style:data-style-name="N5000">128.01</text:variable-set></text:p>
            <text:p text:style-name="Table_20_Contents"/>
          </table:table-cell>
          <table:table-cell table:style-name="Table11.D2" office:value-type="string">
            <text:p text:style-name="Table_20_Contents">The group is moved to the first position under the root node</text:p>
          </table:table-cell>
        </table:table-row>
        <text:soft-page-break/>
        <table:table-row>
          <table:table-cell table:style-name="Table11.A2" office:value-type="string">
            <text:p text:style-name="Table_20_Contents"><text:variable-set text:name="cond105" text:formula="ooow:cond104+1" office:value-type="float" office:value="129" style:data-style-name="N5000">129</text:variable-set></text:p>
          </table:table-cell>
          <table:table-cell table:style-name="Table11.A2" office:value-type="string">
            <text:p text:style-name="Table_20_Contents">Drag-copy a group from the Thumbnail browser onto the root node</text:p>
          </table:table-cell>
          <table:table-cell table:style-name="Table11.A2" office:value-type="string">
            <text:p text:style-name="Table_20_Contents"><text:variable-set text:name="cond105.1" text:formula="ooow:cond105+.01" office:value-type="float" office:value="129.01" style:data-style-name="N5000">129.01</text:variable-set></text:p>
            <text:p text:style-name="Table_20_Contents"/>
          </table:table-cell>
          <table:table-cell table:style-name="Table11.D2" office:value-type="string">
            <text:p text:style-name="Table_20_Contents">The group is moved to the first position under the root node</text:p>
          </table:table-cell>
        </table:table-row>
        <table:table-row>
          <table:table-cell table:style-name="Table11.A2" office:value-type="string">
            <text:p text:style-name="Table_20_Contents"><text:variable-set text:name="cond106" text:formula="ooow:cond105+1" office:value-type="float" office:value="130" style:data-style-name="N5000">130</text:variable-set></text:p>
          </table:table-cell>
          <table:table-cell table:style-name="Table11.A2" office:value-type="string">
            <text:p text:style-name="Table_20_Contents">Drag – move a group node onto a picture node all in the tree</text:p>
          </table:table-cell>
          <table:table-cell table:style-name="Table11.A2" office:value-type="string">
            <text:p text:style-name="Table_20_Contents"><text:variable-set text:name="cond106.1" text:formula="ooow:cond106+.01" office:value-type="float" office:value="130.01" style:data-style-name="N5000">130.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7" text:formula="ooow:cond106+1" office:value-type="float" office:value="131" style:data-style-name="N5000">131</text:variable-set></text:p>
          </table:table-cell>
          <table:table-cell table:style-name="Table11.A2" office:value-type="string">
            <text:p text:style-name="Table_20_Contents">Drag – copy a group node onto a picture node all in the tree</text:p>
          </table:table-cell>
          <table:table-cell table:style-name="Table11.A2" office:value-type="string">
            <text:p text:style-name="Table_20_Contents"><text:variable-set text:name="cond107.1" text:formula="ooow:cond107+.01" office:value-type="float" office:value="131.01" style:data-style-name="N5000">131.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08" text:formula="ooow:cond107+1" office:value-type="float" office:value="132" style:data-style-name="N5000">132</text:variable-set></text:p>
          </table:table-cell>
          <table:table-cell table:style-name="Table11.A2" office:value-type="string">
            <text:p text:style-name="Table_20_Contents">Drag – move a group node from the thumbnail browser onto a picture node <text:s/>in the tree</text:p>
          </table:table-cell>
          <table:table-cell table:style-name="Table11.A2" office:value-type="string">
            <text:p text:style-name="Table_20_Contents"><text:variable-set text:name="cond108.1" text:formula="ooow:cond108+.01" office:value-type="float" office:value="132.01" style:data-style-name="N5000">132.01</text:variable-set></text:p>
            <text:p text:style-name="Table_20_Contents"/>
          </table:table-cell>
          <table:table-cell table:style-name="Table11.D2" office:value-type="string">
            <text:p text:style-name="Table_20_Contents">The group node is moved to the place of the picture in the tree. The picture is moved one down.</text:p>
          </table:table-cell>
        </table:table-row>
        <table:table-row>
          <table:table-cell table:style-name="Table11.A2" office:value-type="string">
            <text:p text:style-name="Table_20_Contents"><text:variable-set text:name="cond109" text:formula="ooow:cond108+1" office:value-type="float" office:value="133" style:data-style-name="N5000">133</text:variable-set></text:p>
          </table:table-cell>
          <table:table-cell table:style-name="Table11.A2" office:value-type="string">
            <text:p text:style-name="Table_20_Contents">Drag – copy a group node from the thumbnail browser onto a picture node in the tree</text:p>
          </table:table-cell>
          <table:table-cell table:style-name="Table11.A2" office:value-type="string">
            <text:p text:style-name="Table_20_Contents"><text:variable-set text:name="cond109.1" text:formula="ooow:cond109+.01" office:value-type="float" office:value="133.01" style:data-style-name="N5000">133.01</text:variable-set></text:p>
            <text:p text:style-name="Table_20_Contents"/>
          </table:table-cell>
          <table:table-cell table:style-name="Table11.D2" office:value-type="string">
            <text:p text:style-name="Table_20_Contents">The entire sub tree of the draggeed group is replicated at the place the target group was. The target picture moves down one place.</text:p>
          </table:table-cell>
        </table:table-row>
        <table:table-row>
          <table:table-cell table:style-name="Table11.A2" office:value-type="string">
            <text:p text:style-name="Table_20_Contents"><text:variable-set text:name="cond110" text:formula="ooow:cond109+1" office:value-type="float" office:value="134" style:data-style-name="N5000">134</text:variable-set></text:p>
          </table:table-cell>
          <table:table-cell table:style-name="Table11.A2" office:value-type="string">
            <text:p text:style-name="Table_20_Contents">Drag-move a group node onto a child node of itself</text:p>
          </table:table-cell>
          <table:table-cell table:style-name="Table11.A2" office:value-type="string">
            <text:p text:style-name="Table_20_Contents"><text:variable-set text:name="cond110.1" text:formula="ooow:cond110+.01" office:value-type="float" office:value="134.01" style:data-style-name="N5000">134.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text:variable-set text:name="cond111" text:formula="ooow:cond110+1" office:value-type="float" office:value="135" style:data-style-name="N5000">135</text:variable-set></text:p>
          </table:table-cell>
          <table:table-cell table:style-name="Table11.A2" office:value-type="string">
            <text:p text:style-name="Table_20_Contents">Drag-copy the root node onto any other node</text:p>
          </table:table-cell>
          <table:table-cell table:style-name="Table11.A2" office:value-type="string">
            <text:p text:style-name="Table_20_Contents"><text:variable-set text:name="cond111.1" text:formula="ooow:cond111+.01" office:value-type="float" office:value="135.01" style:data-style-name="N5000">135.01</text:variable-set></text:p>
            <text:p text:style-name="Table_20_Contents"/>
          </table:table-cell>
          <table:table-cell table:style-name="Table11.D2" office:value-type="string">
            <text:p text:style-name="Table_20_Contents">An error is displayed and nothing happens</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12" text:formula="ooow:cond111+1" office:value-type="float" office:value="136" style:data-style-name="N5000">136</text:variable-set></text:p>
          </table:table-cell>
          <table:table-cell table:style-name="Table11.A2" office:value-type="string">
            <text:p text:style-name="Table_20_Contents">In the tree drag-move a picture node on top of another picture node in the tree</text:p>
          </table:table-cell>
          <table:table-cell table:style-name="Table11.A2" office:value-type="string">
            <text:p text:style-name="Table_20_Contents"><text:variable-set text:name="cond112.1" text:formula="ooow:cond112+.01" office:value-type="float" office:value="136.01" style:data-style-name="N5000">136.01</text:variable-set></text:p>
            <text:p text:style-name="Table_20_Contents"/>
          </table:table-cell>
          <table:table-cell table:style-name="Table11.D2" office:value-type="string">
            <text:p text:style-name="Table_20_Contents">The dragged picture takes the place of the target node. The target node moves down one position in the tree</text:p>
          </table:table-cell>
        </table:table-row>
        <table:table-row>
          <table:table-cell table:style-name="Table11.A2" office:value-type="string">
            <text:p text:style-name="Table_20_Contents"><text:variable-set text:name="cond113" text:formula="ooow:cond112+1" office:value-type="float" office:value="137" style:data-style-name="N5000">137</text:variable-set></text:p>
          </table:table-cell>
          <table:table-cell table:style-name="Table11.A2" office:value-type="string">
            <text:p text:style-name="Table_20_Contents">Drag-move a thumbnail from the Thumbnail browser onto another picture in the tree</text:p>
          </table:table-cell>
          <table:table-cell table:style-name="Table11.A2" office:value-type="string">
            <text:p text:style-name="Table_20_Contents"><text:variable-set text:name="cond113.1" text:formula="ooow:cond113+.01" office:value-type="float" office:value="137.01" style:data-style-name="N5000">137.01</text:variable-set></text:p>
            <text:p text:style-name="Table_20_Contents"/>
          </table:table-cell>
          <table:table-cell table:style-name="Table11.D2" office:value-type="string">
            <text:p text:style-name="Table_20_Contents">The dreagged picture takes the place of the target node. The target node moves down one position in the tree</text:p>
          </table:table-cell>
        </table:table-row>
        <table:table-row>
          <table:table-cell table:style-name="Table11.A2" office:value-type="string">
            <text:p text:style-name="Table_20_Contents"><text:variable-set text:name="cond114" text:formula="ooow:cond113+1" office:value-type="float" office:value="138" style:data-style-name="N5000">138</text:variable-set></text:p>
          </table:table-cell>
          <table:table-cell table:style-name="Table11.A2" office:value-type="string">
            <text:p text:style-name="Table_20_Contents">In the tree drag-copy a picture node on top of another picture node in the tree</text:p>
          </table:table-cell>
          <table:table-cell table:style-name="Table11.A2" office:value-type="string">
            <text:p text:style-name="Table_20_Contents"><text:variable-set text:name="cond114.1" text:formula="ooow:cond114+.01" office:value-type="float" office:value="138.01" style:data-style-name="N5000">138.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5" text:formula="ooow:cond114+1" office:value-type="float" office:value="139" style:data-style-name="N5000">139</text:variable-set></text:p>
          </table:table-cell>
          <table:table-cell table:style-name="Table11.A2" office:value-type="string">
            <text:p text:style-name="Table_20_Contents">Drag-copy a thumbnail from the Thumbnail browser onto another picture node in the tree</text:p>
          </table:table-cell>
          <table:table-cell table:style-name="Table11.A2" office:value-type="string">
            <text:p text:style-name="Table_20_Contents"><text:variable-set text:name="cond115.1" text:formula="ooow:cond115+.01" office:value-type="float" office:value="139.01" style:data-style-name="N5000">139.01</text:variable-set></text:p>
            <text:p text:style-name="Table_20_Contents"/>
          </table:table-cell>
          <table:table-cell table:style-name="Table11.D2" office:value-type="string">
            <text:p text:style-name="Table_20_Contents">A new picture node is created at the place of the target node. The target node is moved down one position. The original node remains where it is.</text:p>
          </table:table-cell>
        </table:table-row>
        <table:table-row>
          <table:table-cell table:style-name="Table11.A2" office:value-type="string">
            <text:p text:style-name="Table_20_Contents"><text:variable-set text:name="cond116" text:formula="ooow:cond115+1" office:value-type="float" office:value="140" style:data-style-name="N5000">140</text:variable-set></text:p>
          </table:table-cell>
          <table:table-cell table:style-name="Table11.A2" office:value-type="string">
            <text:p text:style-name="Table_20_Contents">In the tree drag – move a picture node onto a group node</text:p>
          </table:table-cell>
          <table:table-cell table:style-name="Table11.A2" office:value-type="string">
            <text:p text:style-name="Table_20_Contents"><text:variable-set text:name="cond116.1" text:formula="ooow:cond116+.01" office:value-type="float" office:value="140.01" style:data-style-name="N5000">140.01</text:variable-set></text:p>
            <text:p text:style-name="Table_20_Contents"/>
          </table:table-cell>
          <table:table-cell table:style-name="Table11.D2" office:value-type="string">
            <text:p text:style-name="Table_20_Contents">The picture is moved to the last position in the group</text:p>
          </table:table-cell>
        </table:table-row>
        <table:table-row>
          <table:table-cell table:style-name="Table11.A2" office:value-type="string">
            <text:p text:style-name="Table_20_Contents"><text:variable-set text:name="cond117" text:formula="ooow:cond116+1" office:value-type="float" office:value="141" style:data-style-name="N5000">141</text:variable-set></text:p>
          </table:table-cell>
          <table:table-cell table:style-name="Table11.A2" office:value-type="string">
            <text:p text:style-name="Table_20_Contents">In the tree drag-copy a picture node onto a group node</text:p>
          </table:table-cell>
          <table:table-cell table:style-name="Table11.A2" office:value-type="string">
            <text:p text:style-name="Table_20_Contents"><text:variable-set text:name="cond117.1" text:formula="ooow:cond117+.01" office:value-type="float" office:value="141.01" style:data-style-name="N5000">141.01</text:variable-set></text:p>
            <text:p text:style-name="Table_20_Contents"/>
          </table:table-cell>
          <table:table-cell table:style-name="Table11.D2" office:value-type="string">
            <text:p text:style-name="Table_20_Contents">A new version of the picture is created as the last item in the target group.</text:p>
          </table:table-cell>
        </table:table-row>
        <table:table-row>
          <table:table-cell table:style-name="Table11.A2" office:value-type="string">
            <text:p text:style-name="Table_20_Contents"><text:variable-set text:name="cond118" text:formula="ooow:cond117+1" office:value-type="float" office:value="142" style:data-style-name="N5000">142</text:variable-set></text:p>
          </table:table-cell>
          <table:table-cell table:style-name="Table11.A2" office:value-type="string">
            <text:p text:style-name="Table_20_Contents">Drag-move a picture from the Thumbnail pane onto a group node in the tree</text:p>
          </table:table-cell>
          <table:table-cell table:style-name="Table11.A2" office:value-type="string">
            <text:p text:style-name="Table_20_Contents"><text:variable-set text:name="cond118.1" text:formula="ooow:cond118+.01" office:value-type="float" office:value="142.01" style:data-style-name="N5000">142.01</text:variable-set></text:p>
            <text:p text:style-name="Table_20_Contents"/>
          </table:table-cell>
          <table:table-cell table:style-name="Table11.D2" office:value-type="string">
            <text:p text:style-name="Table_20_Contents">The picture is moved to the last position in the group</text:p>
          </table:table-cell>
        </table:table-row>
        <text:soft-page-break/>
        <table:table-row>
          <table:table-cell table:style-name="Table11.A2" office:value-type="string">
            <text:p text:style-name="Table_20_Contents"><text:variable-set text:name="cond119" text:formula="ooow:cond118+1" office:value-type="float" office:value="143" style:data-style-name="N5000">143</text:variable-set></text:p>
          </table:table-cell>
          <table:table-cell table:style-name="Table11.A2" office:value-type="string">
            <text:p text:style-name="Table_20_Contents">Drag-copy a picture from the Thumbnail pane onto a group node in the tree</text:p>
          </table:table-cell>
          <table:table-cell table:style-name="Table11.A2" office:value-type="string">
            <text:p text:style-name="Table_20_Contents"><text:variable-set text:name="cond119.1" text:formula="ooow:cond119+.01" office:value-type="float" office:value="143.01" style:data-style-name="N5000">143.01</text:variable-set></text:p>
            <text:p text:style-name="Table_20_Contents"/>
          </table:table-cell>
          <table:table-cell table:style-name="Table11.D2" office:value-type="string">
            <text:p text:style-name="Table_20_Contents">The picture is copied to the last position in the group</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ext:variable-set text:name="cond120" text:formula="ooow:cond119+1" office:value-type="float" office:value="144" style:data-style-name="N5000">144</text:variable-set></text:p>
          </table:table-cell>
          <table:table-cell table:style-name="Table11.A2" office:value-type="string">
            <text:p text:style-name="Table_20_Contents">Drag-move a group from the tree onto a group in the thumbnail browser</text:p>
          </table:table-cell>
          <table:table-cell table:style-name="Table11.A2" office:value-type="string">
            <text:p text:style-name="Table_20_Contents"><text:variable-set text:name="cond120.1" text:formula="ooow:cond120+.01" office:value-type="float" office:value="144.01" style:data-style-name="N5000">144.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1" text:formula="ooow:cond120+1" office:value-type="float" office:value="145" style:data-style-name="N5000">145</text:variable-set></text:p>
          </table:table-cell>
          <table:table-cell table:style-name="Table11.A2" office:value-type="string">
            <text:p text:style-name="Table_20_Contents">Drag-copy a group from the tree onto a group in the thumbnail browser</text:p>
          </table:table-cell>
          <table:table-cell table:style-name="Table11.A2" office:value-type="string">
            <text:p text:style-name="Table_20_Contents"><text:variable-set text:name="cond121.1" text:formula="ooow:cond121+.01" office:value-type="float" office:value="145.01" style:data-style-name="N5000">145.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2" text:formula="ooow:cond121+1" office:value-type="float" office:value="146" style:data-style-name="N5000">146</text:variable-set></text:p>
          </table:table-cell>
          <table:table-cell table:style-name="Table11.A2" office:value-type="string">
            <text:p text:style-name="Table_20_Contents">Drag-move a group from the thumbnail browser onto a group in the thumbnail browser</text:p>
          </table:table-cell>
          <table:table-cell table:style-name="Table11.A2" office:value-type="string">
            <text:p text:style-name="Table_20_Contents"><text:variable-set text:name="cond122.1" text:formula="ooow:cond122+.01" office:value-type="float" office:value="146.01" style:data-style-name="N5000">146.01</text:variable-set></text:p>
            <text:p text:style-name="Table_20_Contents"/>
          </table:table-cell>
          <table:table-cell table:style-name="Table11.D2" office:value-type="string">
            <text:p text:style-name="Table_20_Contents">The group is moved to the place of the target group. The target group is moved down one step. The tree updates and reflects this.</text:p>
          </table:table-cell>
        </table:table-row>
        <table:table-row>
          <table:table-cell table:style-name="Table11.A2" office:value-type="string">
            <text:p text:style-name="Table_20_Contents"><text:variable-set text:name="cond123" text:formula="ooow:cond122+1" office:value-type="float" office:value="147" style:data-style-name="N5000">147</text:variable-set></text:p>
          </table:table-cell>
          <table:table-cell table:style-name="Table11.A2" office:value-type="string">
            <text:p text:style-name="Table_20_Contents">Drag-copy a group from the thumbnail browser onto a group in the thumbnail browser</text:p>
          </table:table-cell>
          <table:table-cell table:style-name="Table11.A2" office:value-type="string">
            <text:p text:style-name="Table_20_Contents"><text:variable-set text:name="cond123.1" text:formula="ooow:cond123+.01" office:value-type="float" office:value="147.01" style:data-style-name="N5000">147.01</text:variable-set></text:p>
            <text:p text:style-name="Table_20_Contents"/>
          </table:table-cell>
          <table:table-cell table:style-name="Table11.D2" office:value-type="string">
            <text:p text:style-name="Table_20_Contents">The group structure is copied under a new group at the positon of the target group. The target group is moved down one step. The tree updates and reflects this.</text:p>
          </table:table-cell>
        </table:table-row>
        <table:table-row>
          <table:table-cell table:style-name="Table11.A2" office:value-type="string">
            <text:p text:style-name="Table_20_Contents"><text:variable-set text:name="cond124" text:formula="ooow:cond123+1" office:value-type="float" office:value="148" style:data-style-name="N5000">148</text:variable-set></text:p>
          </table:table-cell>
          <table:table-cell table:style-name="Table11.A2" office:value-type="string">
            <text:p text:style-name="Table_20_Contents">Drag-move a picture from the tree onto a group in the thumbnail browser</text:p>
          </table:table-cell>
          <table:table-cell table:style-name="Table11.A2" office:value-type="string">
            <text:p text:style-name="Table_20_Contents"><text:variable-set text:name="cond124.1" text:formula="ooow:cond124+.01" office:value-type="float" office:value="148.01" style:data-style-name="N5000">148.01</text:variable-set></text:p>
            <text:p text:style-name="Table_20_Contents"/>
          </table:table-cell>
          <table:table-cell table:style-name="Table11.D2" office:value-type="string">
            <text:p text:style-name="Table_20_Contents">The picture is moved to the last picture in the group. The tree updates and reflects this.</text:p>
          </table:table-cell>
        </table:table-row>
        <table:table-row>
          <table:table-cell table:style-name="Table11.A2" office:value-type="string">
            <text:p text:style-name="Table_20_Contents"><text:variable-set text:name="cond125" text:formula="ooow:cond124+1" office:value-type="float" office:value="149" style:data-style-name="N5000">149</text:variable-set></text:p>
          </table:table-cell>
          <table:table-cell table:style-name="Table11.A2" office:value-type="string">
            <text:p text:style-name="Table_20_Contents">Drag-copy a picture from the tree onto a group in the thumbnail browser</text:p>
          </table:table-cell>
          <table:table-cell table:style-name="Table11.A2" office:value-type="string">
            <text:p text:style-name="Table_20_Contents"><text:variable-set text:name="cond125.1" text:formula="ooow:cond125+.01" office:value-type="float" office:value="149.01" style:data-style-name="N5000">149.01</text:variable-set></text:p>
            <text:p text:style-name="Table_20_Contents"/>
          </table:table-cell>
          <table:table-cell table:style-name="Table11.D2" office:value-type="string">
            <text:p text:style-name="Table_20_Contents">The picture is copied to the last picture in the group. The tree updates and reflects this.</text:p>
          </table:table-cell>
        </table:table-row>
        <table:table-row>
          <table:table-cell table:style-name="Table11.A2" office:value-type="string">
            <text:p text:style-name="Table_20_Contents"><text:variable-set text:name="cond126" text:formula="ooow:cond125+1" office:value-type="float" office:value="150" style:data-style-name="N5000">150</text:variable-set></text:p>
          </table:table-cell>
          <table:table-cell table:style-name="Table11.A2" office:value-type="string">
            <text:p text:style-name="Table_20_Contents">Drag-move a picture from the tree onto a picture in the thumbnail browser</text:p>
          </table:table-cell>
          <table:table-cell table:style-name="Table11.A2" office:value-type="string">
            <text:p text:style-name="Table_20_Contents"><text:variable-set text:name="cond126.1" text:formula="ooow:cond126+.01" office:value-type="float" office:value="150.01" style:data-style-name="N5000">150.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7" text:formula="ooow:cond126+1" office:value-type="float" office:value="151" style:data-style-name="N5000">151</text:variable-set></text:p>
          </table:table-cell>
          <table:table-cell table:style-name="Table11.A2" office:value-type="string">
            <text:p text:style-name="Table_20_Contents">Drag-copy a picture from the tree onto a picture in the thumbnail browser</text:p>
          </table:table-cell>
          <table:table-cell table:style-name="Table11.A2" office:value-type="string">
            <text:p text:style-name="Table_20_Contents"><text:variable-set text:name="cond127.1" text:formula="ooow:cond127+.01" office:value-type="float" office:value="151.01" style:data-style-name="N5000">151.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8" text:formula="ooow:cond127+1" office:value-type="float" office:value="152" style:data-style-name="N5000">152</text:variable-set></text:p>
          </table:table-cell>
          <table:table-cell table:style-name="Table11.A2" office:value-type="string">
            <text:p text:style-name="Table_20_Contents">Drag-move a picture from the thumbnail browser onto a picture in the thumbnail browser</text:p>
          </table:table-cell>
          <table:table-cell table:style-name="Table11.A2" office:value-type="string">
            <text:p text:style-name="Table_20_Contents"><text:variable-set text:name="cond128.1" text:formula="ooow:cond128+.01" office:value-type="float" office:value="152.01" style:data-style-name="N5000">152.01</text:variable-set></text:p>
            <text:p text:style-name="Table_20_Contents"/>
          </table:table-cell>
          <table:table-cell table:style-name="Table11.D2" office:value-type="string">
            <text:p text:style-name="Table_20_Contents">The picture is moved to the place of the target picture. The target picture moved down one place. The tree updates and reflect this.</text:p>
          </table:table-cell>
        </table:table-row>
        <table:table-row>
          <table:table-cell table:style-name="Table11.A2" office:value-type="string">
            <text:p text:style-name="Table_20_Contents"><text:variable-set text:name="cond129" text:formula="ooow:cond128+1" office:value-type="float" office:value="153" style:data-style-name="N5000">153</text:variable-set></text:p>
          </table:table-cell>
          <table:table-cell table:style-name="Table11.A2" office:value-type="string">
            <text:p text:style-name="Table_20_Contents">Drag-copy a picture from the thumbnail browser onto a picture in the thumbnail browser</text:p>
          </table:table-cell>
          <table:table-cell table:style-name="Table11.A2" office:value-type="string">
            <text:p text:style-name="Table_20_Contents"><text:variable-set text:name="cond129.1" text:formula="ooow:cond129+.01" office:value-type="float" office:value="153.01" style:data-style-name="N5000">153.01</text:variable-set></text:p>
            <text:p text:style-name="Table_20_Contents"/>
          </table:table-cell>
          <table:table-cell table:style-name="Table11.D2" office:value-type="string">
            <text:p text:style-name="Table_20_Contents">The picture is copied to the place of the target picture. The target picture moved down one place. The tree updates and reflect this.</text:p>
          </table:table-cell>
        </table:table-row>
      </table:table>
      <text:p text:style-name="Text_20_body"/>
      <text:h text:style-name="Heading_20_2" text:outline-level="2"><text:soft-page-break/></text:h>
      <text:h text:style-name="Heading_20_2" text:outline-level="2">Export</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r</text:p>
            </table:table-cell>
            <table:table-cell table:style-name="Table10.A1" office:value-type="string">
              <text:p text:style-name="Table_20_Heading">Condition</text:p>
            </table:table-cell>
            <table:table-cell table:style-name="Table10.A1" office:value-type="string">
              <text:p text:style-name="Table_20_Heading">Nr</text:p>
            </table:table-cell>
            <table:table-cell table:style-name="Table10.D1" office:value-type="string">
              <text:p text:style-name="Table_20_Heading">Expected Result</text:p>
            </table:table-cell>
          </table:table-row>
        </table:table-header-rows>
        <table:table-row>
          <table:table-cell table:style-name="Table10.A2" office:value-type="string">
            <text:p text:style-name="Table_20_Contents"><text:variable-set text:name="cond152" text:formula="ooow:cond129+1" office:value-type="float" office:value="154" style:data-style-name="N5000">154</text:variable-set></text:p>
          </table:table-cell>
          <table:table-cell table:style-name="Table10.A2" office:value-type="string">
            <text:p text:style-name="Table_20_Contents">Export a group to a flat file</text:p>
          </table:table-cell>
          <table:table-cell table:style-name="Table10.A2" office:value-type="string">
            <text:p text:style-name="Table_20_Contents"><text:variable-set text:name="cond152.1" text:formula="ooow:cond152+0.01" office:value-type="float" office:value="154.01" style:data-style-name="N5000">154.01</text:variable-set></text:p>
            <text:p text:style-name="Table_20_Contents"/>
          </table:table-cell>
          <table:table-cell table:style-name="Table10.D2" office:value-type="string">
            <text:p text:style-name="Table_20_Contents">All the pictures in the group are listed with their filename only</text:p>
          </table:table-cell>
        </table:table-row>
        <table:table-row>
          <table:table-cell table:style-name="Table10.A2" office:value-type="string">
            <text:p text:style-name="Table_20_Contents"><text:variable-set text:name="cond153" text:formula="ooow:cond152+1" office:value-type="float" office:value="155" style:data-style-name="N5000">155</text:variable-set></text:p>
          </table:table-cell>
          <table:table-cell table:style-name="Table10.A2" office:value-type="string">
            <text:p text:style-name="Table_20_Contents">Export a group to a collection</text:p>
          </table:table-cell>
          <table:table-cell table:style-name="Table10.A2" office:value-type="string">
            <text:p text:style-name="Table_20_Contents"><text:variable-set text:name="cond153.1" text:formula="ooow:cond153+.01" office:value-type="float" office:value="155.01" style:data-style-name="N5000">155.01</text:variable-set></text:p>
          </table:table-cell>
          <table:table-cell table:style-name="Table10.D2" office:value-type="string">
            <text:p text:style-name="Table_20_Contents">A collection xml file and a collection.dtd file are created</text:p>
          </table:table-cell>
        </table:table-row>
        <table:table-row>
          <table:table-cell table:style-name="Table10.A2" office:value-type="string">
            <text:p text:style-name="Table_20_Contents"><text:variable-set text:name="cond154" text:formula="ooow:cond153+1" office:value-type="float" office:value="156" style:data-style-name="N5000">156</text:variable-set></text:p>
          </table:table-cell>
          <table:table-cell table:style-name="Table10.A2" office:value-type="string">
            <text:p text:style-name="Table_20_Contents">Export a group to HTML</text:p>
          </table:table-cell>
          <table:table-cell table:style-name="Table10.A2" office:value-type="string">
            <text:p text:style-name="Table_20_Contents"><text:variable-set text:name="cond154.1" text:formula="ooow:cond154+.01" office:value-type="float" office:value="156.01" style:data-style-name="N5000">156.01</text:variable-set></text:p>
            <text:p text:style-name="Table_20_Contents"/>
          </table:table-cell>
          <table:table-cell table:style-name="Table10.D2" office:value-type="string">
            <text:p text:style-name="Table_20_Contents">A neat directory with JPO_ files is created.</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2" text:formula="ooow:cond154.1+.01" office:value-type="float" office:value="156.02" style:data-style-name="N5000">156.02</text:variable-set></text:p>
            <text:p text:style-name="Table_20_Contents"/>
          </table:table-cell>
          <table:table-cell table:style-name="Table10.D2" office:value-type="string">
            <text:p text:style-name="Table_20_Contents">The main file is called index.htm</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3" text:formula="ooow:cond154.2+.01" office:value-type="float" office:value="156.03" style:data-style-name="N5000">156.03</text:variable-set></text:p>
            <text:p text:style-name="Table_20_Contents"/>
          </table:table-cell>
          <table:table-cell table:style-name="Table10.D2" office:value-type="string">
            <text:p text:style-name="Table_20_Contents">There is a summary screen with mini thumbnails</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4" text:formula="ooow:cond154.3+.01" office:value-type="float" office:value="156.04" style:data-style-name="N5000">156.04</text:variable-set></text:p>
            <text:p text:style-name="Table_20_Contents"/>
          </table:table-cell>
          <table:table-cell table:style-name="Table10.D2" office:value-type="string">
            <text:p text:style-name="Table_20_Contents">The midres format displays neatly with the grid on the right hand sid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5" text:formula="ooow:cond154.4+.01" office:value-type="float" office:value="156.05" style:data-style-name="N5000">156.05</text:variable-set></text:p>
            <text:p text:style-name="Table_20_Contents"/>
          </table:table-cell>
          <table:table-cell table:style-name="Table10.D2" office:value-type="string">
            <text:p text:style-name="Table_20_Contents">The JPO link takes you to the JPO homepage</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A2" office:value-type="string">
            <text:p text:style-name="Table_20_Contents"><text:variable-set text:name="cond154.6" text:formula="ooow:cond154.5+.01" office:value-type="float" office:value="156.06" style:data-style-name="N5000">156.06</text:variable-set></text:p>
            <text:p text:style-name="Table_20_Contents"/>
          </table:table-cell>
          <table:table-cell table:style-name="Table10.D2" office:value-type="string">
            <text:p text:style-name="Table_20_Contents">Forward and Back navigation is linked correctly.</text:p>
          </table:table-cell>
        </table:table-row>
        <table:table-row>
          <table:table-cell table:style-name="Table10.A2" office:value-type="string">
            <text:p text:style-name="Crossed_20_off_20_Table_20_Contents"><text:variable-set text:name="cond157" text:formula="ooow:cond154+1" office:value-type="float" office:value="157" style:data-style-name="N5000">157</text:variable-set></text:p>
          </table:table-cell>
          <table:table-cell table:style-name="Table10.A2" office:value-type="string">
            <text:p text:style-name="Crossed_20_off_20_Table_20_Contents">Export a group to jar file</text:p>
          </table:table-cell>
          <table:table-cell table:style-name="Table10.A2" office:value-type="string">
            <text:p text:style-name="Crossed_20_off_20_Table_20_Contents"><text:variable-set text:name="cond157.1" text:formula="ooow:cond157+.01" office:value-type="float" office:value="157.01" style:data-style-name="N5000">157.01</text:variable-set></text:p>
          </table:table-cell>
          <table:table-cell table:style-name="Table10.D2" office:value-type="string">
            <text:p text:style-name="Crossed_20_off_20_Table_20_Contents">After correct installation the jar can be doubleclicked and browsed.</text:p>
          </table:table-cell>
        </table:table-row>
      </table:table>
      <text:h text:style-name="Heading_20_2" text:outline-level="2">Categorie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Nr</text:p>
            </table:table-cell>
            <table:table-cell table:style-name="Table15.A1" office:value-type="string">
              <text:p text:style-name="Table_20_Heading">Condition</text:p>
            </table:table-cell>
            <table:table-cell table:style-name="Table15.A1" office:value-type="string">
              <text:p text:style-name="Table_20_Heading">Nr</text:p>
            </table:table-cell>
            <table:table-cell table:style-name="Table15.D1" office:value-type="string">
              <text:p text:style-name="Table_20_Heading">Expected Result</text:p>
            </table:table-cell>
          </table:table-row>
        </table:table-header-rows>
        <table:table-row>
          <table:table-cell table:style-name="Table15.A2" office:value-type="string">
            <text:p text:style-name="Table_20_Contents"/>
          </table:table-cell>
          <table:table-cell table:style-name="Table15.A2" office:value-type="string">
            <text:p text:style-name="Table_20_Contents">Add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the Category Editor</text:p>
          </table:table-cell>
          <table:table-cell table:style-name="Table15.A2" office:value-type="string">
            <text:p text:style-name="Table_20_Contents"/>
          </table:table-cell>
          <table:table-cell table:style-name="Table15.D2" office:value-type="string">
            <text:p text:style-name="Table_20_Contents">A warning shows up asking if we really wanted to remove the category and it tells how many pictures are assigned to the category.</text:p>
          </table:table-cell>
        </table:table-row>
        <table:table-row>
          <table:table-cell table:style-name="Table15.A2" office:value-type="string">
            <text:p text:style-name="Table_20_Contents"/>
          </table:table-cell>
          <table:table-cell table:style-name="Table15.A2" office:value-type="string">
            <text:p text:style-name="Table_20_Contents">Rename a Category in the Category Editor</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Save the collection</text:p>
          </table:table-cell>
          <table:table-cell table:style-name="Table15.A2" office:value-type="string">
            <text:p text:style-name="Table_20_Contents"/>
          </table:table-cell>
          <table:table-cell table:style-name="Table15.D2" office:value-type="string">
            <text:p text:style-name="Table_20_Contents">All categories are saved in the XML file</text:p>
          </table:table-cell>
        </table:table-row>
        <table:table-row>
          <table:table-cell table:style-name="Table15.A2" office:value-type="string">
            <text:p text:style-name="Table_20_Contents"/>
          </table:table-cell>
          <table:table-cell table:style-name="Table15.A2" office:value-type="string">
            <text:p text:style-name="Table_20_Contents">Load the collection</text:p>
          </table:table-cell>
          <table:table-cell table:style-name="Table15.A2" office:value-type="string">
            <text:p text:style-name="Table_20_Contents"/>
          </table:table-cell>
          <table:table-cell table:style-name="Table15.D2" office:value-type="string">
            <text:p text:style-name="Table_20_Contents">All categories are back</text:p>
          </table:table-cell>
        </table:table-row>
        <table:table-row>
          <table:table-cell table:style-name="Table15.A2" office:value-type="string">
            <text:p text:style-name="Table_20_Contents"/>
          </table:table-cell>
          <table:table-cell table:style-name="Table15.A2" office:value-type="string">
            <text:p text:style-name="Table_20_Contents">Attach a category to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Remove a category from a picture</text:p>
          </table:table-cell>
          <table:table-cell table:style-name="Table15.A2" office:value-type="string">
            <text:p text:style-name="Table_20_Contents"/>
          </table:table-cell>
          <table:table-cell table:style-name="Table15.D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Search for the pictures of a category</text:p>
          </table:table-cell>
          <table:table-cell table:style-name="Table15.A2" office:value-type="string">
            <text:p text:style-name="Table_20_Contents"/>
          </table:table-cell>
          <table:table-cell table:style-name="Table15.D2" office:value-type="string">
            <text:p text:style-name="Table_20_Contents"/>
          </table:table-cell>
        </table:table-row>
      </table:table>
      <text:p text:style-name="Text_20_body"/>
      <text:h text:style-name="Heading_20_2" text:outline-level="2"><text:soft-page-break/>Camera Editor</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Nr</text:p>
            </table:table-cell>
            <table:table-cell table:style-name="Table13.A1" office:value-type="string">
              <text:p text:style-name="Table_20_Heading">Condition</text:p>
            </table:table-cell>
            <table:table-cell table:style-name="Table13.A1" office:value-type="string">
              <text:p text:style-name="Table_20_Heading">Nr</text:p>
            </table:table-cell>
            <table:table-cell table:style-name="Table13.D1" office:value-type="string">
              <text:p text:style-name="Table_20_Heading">Expected Result</text:p>
            </table:table-cell>
          </table:table-row>
        </table:table-header-rows>
        <table:table-row>
          <table:table-cell table:style-name="Table13.A2" office:value-type="string">
            <text:p text:style-name="Table_20_Contents"/>
          </table:table-cell>
          <table:table-cell table:style-name="Table13.A2" office:value-type="string">
            <text:p text:style-name="Table_20_Contents">Add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mov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name a camera</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Rescan the picutres</text:p>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D2" office:value-type="string">
            <text:p text:style-name="Table_20_Contents"/>
          </table:table-cell>
        </table:table-row>
      </table:table>
      <text:h text:style-name="Heading_20_2" text:outline-level="2">Add from Camera</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Nr</text:p>
            </table:table-cell>
            <table:table-cell table:style-name="Table17.A1" office:value-type="string">
              <text:p text:style-name="Table_20_Heading">Condition</text:p>
            </table:table-cell>
            <table:table-cell table:style-name="Table17.A1" office:value-type="string">
              <text:p text:style-name="Table_20_Heading">Nr</text:p>
            </table:table-cell>
            <table:table-cell table:style-name="Table17.D1" office:value-type="string">
              <text:p text:style-name="Table_20_Heading">Expected Result</text:p>
            </table:table-cell>
          </table:table-row>
        </table:table-header-rows>
        <table:table-row>
          <table:table-cell table:style-name="Table17.A2" office:value-type="string">
            <text:p text:style-name="Table_20_Contents"/>
          </table:table-cell>
          <table:table-cell table:style-name="Table17.A2" office:value-type="string">
            <text:p text:style-name="Table_20_Contents">Add from Camera all pics</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 on camera</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Add from Camera new pics for collection</text:p>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row>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D2" office:value-type="string">
            <text:p text:style-name="Table_20_Contents"/>
          </table:table-cell>
        </table:table-row>
      </table:table>
      <text:p text:style-name="Text_20_body"/>
      <text:h text:style-name="Heading_20_2" text:outline-level="2">Template</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Nr</text:p>
            </table:table-cell>
            <table:table-cell table:style-name="Table16.A1" office:value-type="string">
              <text:p text:style-name="Table_20_Heading">Condition</text:p>
            </table:table-cell>
            <table:table-cell table:style-name="Table16.A1" office:value-type="string">
              <text:p text:style-name="Table_20_Heading">Nr</text:p>
            </table:table-cell>
            <table:table-cell table:style-name="Table16.D1" office:value-type="string">
              <text:p text:style-name="Table_20_Heading">Expected Result</text:p>
            </table:table-cell>
          </table:table-row>
        </table:table-header-rows>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D2" office:value-type="string">
            <text:p text:style-name="Table_20_Contents"/>
          </table:table-cell>
        </table:table-row>
      </table:table>
      <text:p text:style-name="Text_20_body"/>
      <text:h text:style-name="Heading_20_1" text:outline-level="1">Test Scenario</text:h>
      <table:table table:name="TestScenario" table:style-name="TestScenario">
        <table:table-column table:style-name="TestScenario.A"/>
        <table:table-column table:style-name="TestScenario.B"/>
        <table:table-column table:style-name="TestScenario.C"/>
        <table:table-header-rows>
          <table:table-row>
            <table:table-cell table:style-name="TestScenario.A1" office:value-type="string">
              <text:p text:style-name="Table_20_Heading">Step</text:p>
            </table:table-cell>
            <table:table-cell table:style-name="TestScenario.A1" office:value-type="string">
              <text:p text:style-name="Table_20_Heading">Action</text:p>
            </table:table-cell>
            <table:table-cell table:style-name="TestScenario.C1" office:value-type="string">
              <text:p text:style-name="Table_20_Heading">Condition</text:p>
            </table:table-cell>
          </table:table-row>
        </table:table-header-rows>
        <table:table-row>
          <table:table-cell table:style-name="TestScenario.A2" office:value-type="string">
            <text:p text:style-name="Table_20_Contents"><text:variable-set text:name="step1" office:value-type="float" office:value="1" style:data-style-name="N5000">1</text:variable-set></text:p>
          </table:table-cell>
          <table:table-cell table:style-name="TestScenario.A2" office:value-type="string">
            <text:p text:style-name="Table_20_Contents">Remove all installed JPO components (Start up Java Web Start and remove anything that is presen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USettings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F:\Documents and Settings\Richi\.javaws\cache\muffins\http\Dlara\P80\DMjpo\PMSettings it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lara/P80/DMjpo/</text:p>
            <text:p text:style-name="Table_20_Contents">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elete /home/richi/.java/.deployment/javaws/cache/http/Dj-po.sourceforge.net/P80/ if it exists</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2" text:formula="ooow:step1+1" office:value-type="float" office:value="2" style:data-style-name="N5000">2</text:variable-set></text:p>
          </table:table-cell>
          <table:table-cell table:style-name="TestScenario.A2" office:value-type="string">
            <text:p text:style-name="Table_20_Contents">Open Java Web Start and in the Settings tun on the “Java Console” so that you can see what the STDOUT of the app has to sa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3" text:formula="ooow:step2+1" office:value-type="float" office:value="3" style:data-style-name="N5000">3</text:variable-set></text:p>
          </table:table-cell>
          <table:table-cell table:style-name="TestScenario.A2" office:value-type="string">
            <text:p text:style-name="Table_20_Contents">Open your web-browser and go to the JPO homepage</text:p>
          </table:table-cell>
          <table:table-cell table:style-name="TestScenario.C2" office:value-type="string">
            <text:p text:style-name="Table_20_Contents"/>
          </table:table-cell>
        </table:table-row>
        <table:table-row>
          <table:table-cell table:style-name="TestScenario.A2" office:value-type="string">
            <text:p text:style-name="Table_20_Contents"><text:variable-set text:name="step4" text:formula="ooow:step3+1" office:value-type="float" office:value="4" style:data-style-name="N5000">4</text:variable-set></text:p>
          </table:table-cell>
          <table:table-cell table:style-name="TestScenario.A2" office:value-type="string">
            <text:p text:style-name="P5">Click on the JPO latest Web Start Version Link</text:p>
          </table:table-cell>
          <table:table-cell table:style-name="TestScenario.C2" office:value-type="string">
            <text:p text:style-name="Table_20_Contents"><text:variable-get text:name="cond130.1" office:value-type="float"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f your browser doesn't know what to do look at the JPO homepage and figure out how to fix your Java Web Start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Java Web Start brabbels about my not having an official digital certificate. Continue with the install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Java Web Start starts up JPO</text:p>
          </table:table-cell>
          <table:table-cell table:style-name="TestScenario.C2" office:value-type="string">
            <text:p text:style-name="Table_20_Contents"><text:variable-get text:name="cond130.4" office:value-type="float"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rrect icon and splash screen are shown to the user</text:p>
          </table:table-cell>
          <table:table-cell table:style-name="TestScenario.C2" office:value-type="string">
            <text:p text:style-name="Table_20_Contents"><text:variable-get text:name="cond130.2" office:value-type="float"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Download the Windows installer from Sourcefor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Run the installer on a Windows comput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tart JPO from the icon in the Start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heck the version number in the Help About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Help about</text:span> window</text:p>
          </table:table-cell>
          <table:table-cell table:style-name="TestScenario.C2" office:value-type="string">
            <text:p text:style-name="Table_20_Contents"><text:variable-get text:name="cond135.1" office:value-type="float" style:data-style-name="N0">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correct version number of JPO</text:p>
          </table:table-cell>
          <table:table-cell table:style-name="TestScenario.C2" office:value-type="string">
            <text:p text:style-name="Table_20_Contents"><text:variable-get text:name="cond136.1" office:value-type="float" style:data-style-name="N0">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a copyright mark of Richard Eigenmann</text:p>
          </table:table-cell>
          <table:table-cell table:style-name="TestScenario.C2" office:value-type="string">
            <text:p text:style-name="Table_20_Contents"><text:variable-get text:name="cond136.2" office:value-type="float" style:data-style-name="N0">2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mentions Drew Noakes for his Exif routines</text:p>
          </table:table-cell>
          <table:table-cell table:style-name="TestScenario.C2" office:value-type="string">
            <text:p text:style-name="Table_20_Contents"><text:variable-get text:name="cond136.3" office:value-type="float" style:data-style-name="N0">2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user currently logged in</text:p>
          </table:table-cell>
          <table:table-cell table:style-name="TestScenario.C2" office:value-type="string">
            <text:p text:style-name="Table_20_Contents"><text:variable-get text:name="cond136.4" office:value-type="float" style:data-style-name="N0">27.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Operating System</text:p>
          </table:table-cell>
          <table:table-cell table:style-name="TestScenario.C2" office:value-type="string">
            <text:p text:style-name="Table_20_Contents"><text:variable-get text:name="cond136.5" office:value-type="float" style:data-style-name="N0">27.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elp about shows the JVM publisher</text:p>
          </table:table-cell>
          <table:table-cell table:style-name="TestScenario.C2" office:value-type="string">
            <text:p text:style-name="Table_20_Contents"><text:variable-get text:name="cond136.6" office:value-type="float" style:data-style-name="N0">27.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mory that is available as max memory is more than the JVM default. It should be around 500MB if run from javaws or the Windows installer. If run from a direct invocation of the JVM then the user can specify the memory</text:p>
          </table:table-cell>
          <table:table-cell table:style-name="TestScenario.C2" office:value-type="string">
            <text:p text:style-name="Table_20_Contents"><text:variable-get text:name="cond1.2" office:value-type="float" style:data-style-name="N0">9.02</text:variable-get>, <text:variable-get text:name="cond136.7" office:value-type="float" style:data-style-name="N0">27.07</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he <text:span text:style-name="T1">Help Licence</text:span> window</text:p>
          </table:table-cell>
          <table:table-cell table:style-name="TestScenario.C2" office:value-type="string">
            <text:p text:style-name="Table_20_Contents"><text:variable-get text:name="cond135.2" office:value-type="float" style:data-style-name="N0">26.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license can be read</text:p>
          </table:table-cell>
          <table:table-cell table:style-name="TestScenario.C2" office:value-type="string">
            <text:p text:style-name="Table_20_Contents"><text:variable-get text:name="cond137.1" office:value-type="float" style:data-style-name="N0">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licence is in a scrollable window that does scroll</text:p>
          </table:table-cell>
          <table:table-cell table:style-name="TestScenario.C2" office:value-type="string">
            <text:p text:style-name="Table_20_Contents"><text:variable-get text:name="cond137.2" office:value-type="float" style:data-style-name="N0">28.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the window is not resizable</text:p>
          </table:table-cell>
          <table:table-cell table:style-name="TestScenario.C2" office:value-type="string">
            <text:p text:style-name="Table_20_Contents"><text:variable-get text:name="cond137.3" office:value-type="float" style:data-style-name="N0">28.03</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File Exit button</text:p>
          </table:table-cell>
          <table:table-cell table:style-name="TestScenario.C2" office:value-type="string">
            <text:p text:style-name="Table_20_Contents"><text:variable-get text:name="cond133.6" office:value-type="float"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you were not prompted for unsaved chan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 from the hyperlink on the JPO homepa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icons should be created in the start menu and on the desktop (only on javaws for Window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Open the <text:span text:style-name="T1">Settings Dialog </text:span>and turn on logging to a file (recommended: \tmp\JPO.log). Note: do change something to prove the settings were retained.</text:p>
          </table:table-cell>
          <table:table-cell table:style-name="TestScenario.C2" office:value-type="string">
            <text:p text:style-name="Table_20_Contents"><text:variable-get text:name="cond134.3" office:value-type="float"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P6">On the Thumbnails tab click delete all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onfirm that an "Are you sure" message is 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3">After deleting the thumbnails the number of thumbnails deleted is </text:span>display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Save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Open a “tail-200f \tmp\JPO.log” to see what is happen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he <text:span text:style-name="T1">File|New Collection</text:span> menu item</text:p>
          </table:table-cell>
          <table:table-cell table:style-name="TestScenario.C2" office:value-type="string">
            <text:p text:style-name="Table_20_Contents"><text:variable-get text:name="cond133.1" office:value-type="float"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no dialog was shown that asked about unsaved changes</text:p>
          </table:table-cell>
          <table:table-cell table:style-name="TestScenario.C2" office:value-type="string">
            <text:p text:style-name="Table_20_Contents"><text:variable-get text:name="cond10.2" office:value-type="float"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Verify that only a root node is shown which reads “New Collection”</text:p>
          </table:table-cell>
          <table:table-cell table:style-name="TestScenario.C2" office:value-type="string">
            <text:p text:style-name="Table_20_Contents"><text:variable-get text:name="cond10.3" office:value-type="float" style:data-style-name="N0">29.03</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Click on <text:span text:style-name="T1">Edit|Find</text:span> and search for something that is not there with Save Results ticked</text:p>
          </table:table-cell>
          <table:table-cell table:style-name="TestScenario.C2" office:value-type="string">
            <text:p text:style-name="Table_20_Contents"><text:variable-get text:name="cond51" office:value-type="float" style:data-style-name="N0">62</text:variable-get>, <text:variable-get text:name="cond53" office:value-type="float" style:data-style-name="N0">64</text:variable-get>, <text:variable-get text:name="cond134.1" office:value-type="float" style:data-style-name="N0">2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ext:s/>the thumbnail pane title shows what was searched for . Verify that no groups were created. A new Find dialog is displayed.</text:p>
          </table:table-cell>
          <table:table-cell table:style-name="TestScenario.C2" office:value-type="string">
            <text:p text:style-name="Table_20_Contents"><text:variable-get text:name="cond53.1" office:value-type="float" style:data-style-name="N0">6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ancel the find dialo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by clicking on the close icon at the top right of the scree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Verify that no dialog asked about unsaved changes</text:p>
          </table:table-cell>
          <table:table-cell table:style-name="TestScenario.C2" office:value-type="string">
            <text:p text:style-name="Table_20_Contents"><text:variable-get text:name="cond10.2" office:value-type="float" style:data-style-name="N0">29.02</text:variable-get></text:p>
          </table:table-cell>
        </table:table-row>
        <table:table-row>
          <table:table-cell table:style-name="TestScenario.A2" office:value-type="string">
            <text:p text:style-name="Table_20_Contents"/>
          </table:table-cell>
          <table:table-cell table:style-name="TestScenario.A2" office:value-type="string">
            <text:p text:style-name="P6"/>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Start the application again from the desktop ic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6">Verify in the console that “Setting.loadSettings: Running in Java Web Start Mode and found PersistenceService for Settings.” is prin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ile | Add Pictures</text:span> menu item in the main menu</text:p>
          </table:table-cell>
          <table:table-cell table:style-name="TestScenario.C2" office:value-type="string">
            <text:p text:style-name="Table_20_Contents"><text:variable-get text:name="cond133.2" office:value-type="float" style:data-style-name="N0">24.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onfirm that the filechooser opened on the working directory ( = desktop)</text:p>
          </table:table-cell>
          <table:table-cell table:style-name="TestScenario.C2" office:value-type="string">
            <text:p text:style-name="Table_20_Contents"><text:variable-get text:name="cond64.2" office:value-type="float"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ingle picture which has an Exif Header to the collection</text:p>
          </table:table-cell>
          <table:table-cell table:style-name="TestScenario.C2" office:value-type="string">
            <text:p text:style-name="Table_20_Contents"><text:variable-get text:name="cond13" office:value-type="float" style:data-style-name="N0">32</text:variable-get>, <text:variable-get text:name="cond37" office:value-type="float" style:data-style-name="N0">4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humbnail pane verify that even on a freshly generated thumbnail the right click popup menu work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ree updates after the picture has been added</text:p>
          </table:table-cell>
          <table:table-cell table:style-name="TestScenario.C2" office:value-type="string">
            <text:p text:style-name="Table_20_Contents"><text:variable-get text:name="cond13.1" office:value-type="float" style:data-style-name="N0">32.01</text:variable-get>, <text:variable-get text:name="cond37.1" office:value-type="float" style:data-style-name="N0">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node in the tree and bring up the Picture <text:span text:style-name="T1">Properties</text:span> to look at the Creation date of the picture</text:p>
          </table:table-cell>
          <table:table-cell table:style-name="TestScenario.C2" office:value-type="string">
            <text:p text:style-name="Table_20_Contents"><text:variable-get text:name="cond56.1" office:value-type="float" style:data-style-name="N0">70.01</text:variable-get>, <text:variable-get text:name="cond56.3" office:value-type="float" style:data-style-name="N0">70.03</text:variable-get>, <text:variable-get text:name="cond58.1" office:value-type="float" style:data-style-name="N0">72.01</text:variable-get>, <text:variable-get text:name="cond56.4" office:value-type="float" style:data-style-name="N0">70.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mpare the date in the Properties panel against the date in the Exif Header panel</text:p>
          </table:table-cell>
          <table:table-cell table:style-name="TestScenario.C2" office:value-type="string">
            <text:p text:style-name="Table_20_Contents"><text:variable-get text:name="cond37.2" office:value-type="float" style:data-style-name="N0">47.02</text:variable-get>, <text:variable-get text:name="cond59.1" office:value-type="float" style:data-style-name="N0">7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 description is the filename of the picture without any directory prefixes and no filename suffixes</text:p>
          </table:table-cell>
          <table:table-cell table:style-name="TestScenario.C2" office:value-type="string">
            <text:p text:style-name="Table_20_Contents"><text:variable-get text:name="cond37.3" office:value-type="float" style:data-style-name="N0">4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Highres location is the correct imag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member the path of the thumbnail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hecksum was calcul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7">Recalculate the checksum and verify that it stays the sam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roperties window</text:p>
          </table:table-cell>
          <table:table-cell table:style-name="TestScenario.C2" office:value-type="string">
            <text:p text:style-name="P9"/>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Settings</text:span> window in the main menu.</text:p>
          </table:table-cell>
          <table:table-cell table:style-name="TestScenario.C2" office:value-type="string">
            <text:p text:style-name="Table_20_Contents"><text:variable-get text:name="cond134.3" office:value-type="float" style:data-style-name="N0">2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Thumbnail tab</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fy that the thumbnail was generated in the thumbnail directory of the setting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settings window (because it is moda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icture in the tree and click <text:span text:style-name="T1">Copy | choose target Directory</text:span></text:p>
          </table:table-cell>
          <table:table-cell table:style-name="TestScenario.C2" office:value-type="string">
            <text:p text:style-name="Table_20_Contents"><text:variable-get text:name="cond56.10" office:value-type="float" style:data-style-name="N0">70.1</text:variable-get>, <text:variable-get text:name="cond56.11" office:value-type="float" style:data-style-name="N0">70.11</text:variable-get></text:p>
          </table:table-cell>
        </table:table-row>
        <table:table-row>
          <table:table-cell table:style-name="TestScenario.A2" office:value-type="string">
            <text:p text:style-name="Table_20_Contents"/>
          </table:table-cell>
          <table:table-cell table:style-name="TestScenario.A2" office:value-type="string">
            <text:p text:style-name="P9">Confirm that the filechooser opened on the working directory</text:p>
          </table:table-cell>
          <table:table-cell table:style-name="TestScenario.C2" office:value-type="string">
            <text:p text:style-name="P9"><text:variable-get text:name="cond64.2" office:value-type="float" style:data-style-name="N0">78.02</text:variable-get></text:p>
          </table:table-cell>
        </table:table-row>
        <table:table-row>
          <table:table-cell table:style-name="TestScenario.A2" office:value-type="string">
            <text:p text:style-name="Table_20_Contents"/>
          </table:table-cell>
          <table:table-cell table:style-name="TestScenario.A2" office:value-type="string">
            <text:p text:style-name="P9">Confirm that the Copy menu had no remembered targets</text:p>
          </table:table-cell>
          <table:table-cell table:style-name="TestScenario.C2" office:value-type="string">
            <text:p text:style-name="P9"><text:variable-get text:name="cond64.7" office:value-type="float" style:data-style-name="N0">78.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File | Add menu item in the main menu again and verify that the file chooser opens at the last directory you navigated t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several single pictures by clicking with the Ctrl key pressed dow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clicked pictures were added.</text:p>
          </table:table-cell>
          <table:table-cell table:style-name="TestScenario.C2" office:value-type="string">
            <text:p text:style-name="Table_20_Contents"><text:variable-get text:name="cond38.1" office:value-type="float" style:data-style-name="N0">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Extras | Reconcile</text:span> and choose the directory you just loaded the pictures from</text:p>
          </table:table-cell>
          <table:table-cell table:style-name="TestScenario.C2" office:value-type="string">
            <text:p text:style-name="Table_20_Contents"><text:variable-get text:name="cond134.2" office:value-type="float" style:data-style-name="N0">25.02</text:variable-get>, <text:variable-get text:name="cond151" office:value-type="float" style:data-style-name="N0">3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n and “List Positive Matches” of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not added are shown in the reconciliation window.</text:p>
          </table:table-cell>
          <table:table-cell table:style-name="TestScenario.C2" office:value-type="string">
            <text:p text:style-name="Table_20_Contents"><text:variable-get text:name="cond151.3" office:value-type="float" style:data-style-name="N0">33.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the specified directory was reconciled.</text:p>
          </table:table-cell>
          <table:table-cell table:style-name="TestScenario.C2" office:value-type="string">
            <text:p text:style-name="Table_20_Contents"><text:variable-get text:name="cond151.1" office:value-type="float" style:data-style-name="N0">33.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Run the reconciliation with the options “reconcile subdirectories” off and “List Positive Matches” 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ictures that were added are shown in the reconciliation window along with the missing ones</text:p>
          </table:table-cell>
          <table:table-cell table:style-name="TestScenario.C2" office:value-type="string">
            <text:p text:style-name="Table_20_Contents"><text:variable-get text:name="cond151.2" office:value-type="float" style:data-style-name="N0">3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ll subdirectories were reconciled too.</text:p>
          </table:table-cell>
          <table:table-cell table:style-name="TestScenario.C2" office:value-type="string">
            <text:p text:style-name="Table_20_Contents"><text:variable-get text:name="cond151.4" office:value-type="float" style:data-style-name="N0">3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contains pictures but does not contain subdirectories from the File | Add menu item</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group is created with the images underneath i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does not contain any fil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 group is crea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directory that contains subdirectories with pictures from the <text:span text:style-name="T1">File | Add </text:span>menu item with recurse subdirectories on</text:p>
          </table:table-cell>
          <table:table-cell table:style-name="TestScenario.C2" office:value-type="string">
            <text:p text:style-name="Table_20_Contents"><text:variable-get text:name="cond40" office:value-type="float" style:data-style-name="N0">5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added the the group</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Now add the same directory again with recurse subdirectories off (and only add new Images off too)</text:p>
          </table:table-cell>
          <table:table-cell table:style-name="TestScenario.C2" office:value-type="string">
            <text:p text:style-name="Table_20_Contents"><text:variable-get text:name="cond40.2" text:display="formula">cond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ubdirectories were not added to the group</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directory model is created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amine the icons in the tree</text:p>
          </table:table-cell>
          <table:table-cell table:style-name="TestScenario.C2" office:value-type="string">
            <text:p text:style-name="Table_20_Contents"><text:variable-get text:name="cond11" office:value-type="float" style:data-style-name="N0">30</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 non expanded group shows a closed folder icon</text:p>
          </table:table-cell>
          <table:table-cell table:style-name="TestScenario.C2" office:value-type="string">
            <text:p text:style-name="Table_20_Contents"><text:variable-get text:name="cond11.1" office:value-type="float" style:data-style-name="N0">30.01</text:variable-get></text:p>
          </table:table-cell>
        </table:table-row>
        <table:table-row>
          <table:table-cell table:style-name="TestScenario.A2" office:value-type="string">
            <text:p text:style-name="Table_20_Contents"/>
          </table:table-cell>
          <table:table-cell table:style-name="TestScenario.A2" office:value-type="string">
            <text:p text:style-name="P8">Verify that an expanded group shows a open folder icon</text:p>
          </table:table-cell>
          <table:table-cell table:style-name="TestScenario.C2" office:value-type="string">
            <text:p text:style-name="Table_20_Contents"><text:variable-get text:name="cond11.2" office:value-type="float" style:data-style-name="N0">3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picture node shows a picture icon</text:p>
          </table:table-cell>
          <table:table-cell table:style-name="TestScenario.C2" office:value-type="string">
            <text:p text:style-name="Table_20_Contents"><text:variable-get text:name="cond11.3" office:value-type="float" style:data-style-name="N0">30.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root node and verify that it brings up a Group type node popup menu</text:p>
          </table:table-cell>
          <table:table-cell table:style-name="TestScenario.C2" office:value-type="string">
            <text:p text:style-name="Table_20_Contents"><text:variable-get text:name="cond11.4" office:value-type="float" style:data-style-name="N0">30.04</text:variable-get>, <text:variable-get text:name="cond16.1" office:value-type="float" style:data-style-name="N0">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show pictures</text:p>
          </table:table-cell>
          <table:table-cell table:style-name="TestScenario.C2" office:value-type="string">
            <text:p text:style-name="Table_20_Contents"><text:variable-get text:name="cond16.2" office:value-type="float" style:data-style-name="N0">3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pictures</text:span> item</text:p>
          </table:table-cell>
          <table:table-cell table:style-name="TestScenario.C2" office:value-type="string">
            <text:p text:style-name="Table_20_Contents"><text:variable-get text:name="cond17" office:value-type="float" style:data-style-name="N0">3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icture browser window is opened</text:p>
          </table:table-cell>
          <table:table-cell table:style-name="TestScenario.C2" office:value-type="string">
            <text:p text:style-name="Table_20_Contents"><text:variable-get text:name="cond17.2" office:value-type="float" style:data-style-name="N0">3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rst picture is displayed</text:p>
          </table:table-cell>
          <table:table-cell table:style-name="TestScenario.C2" office:value-type="string">
            <text:p text:style-name="Table_20_Contents"><text:variable-get text:name="cond17.1" office:value-type="float" style:data-style-name="N0">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unction will open the first picture even if it's nested below a few group items</text:p>
          </table:table-cell>
          <table:table-cell table:style-name="TestScenario.C2" office:value-type="string">
            <text:p text:style-name="Table_20_Contents"><text:variable-get text:name="cond17.3" office:value-type="float" style:data-style-name="N0">3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window with the close button at the bottom right of the screen</text:p>
          </table:table-cell>
          <table:table-cell table:style-name="TestScenario.C2" office:value-type="string">
            <text:p text:style-name="Table_20_Contents"><text:variable-get text:name="cond148.1" office:value-type="float"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Find</text:span> </text:p>
          </table:table-cell>
          <table:table-cell table:style-name="TestScenario.C2" office:value-type="string">
            <text:p text:style-name="Table_20_Contents"><text:variable-get text:name="cond16.3" office:value-type="float" style:data-style-name="N0">3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ind</text:span> node and search for a term that will give results in both the subtree and the other branches (not under this subtree) turn save results on</text:p>
          </table:table-cell>
          <table:table-cell table:style-name="TestScenario.C2" office:value-type="string">
            <text:p text:style-name="Table_20_Contents"><text:variable-get text:name="cond19" office:value-type="float" style:data-style-name="N0">37</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dialog window is shown that allows you to specify whether you want to save the find results or not.</text:p>
          </table:table-cell>
          <table:table-cell table:style-name="TestScenario.C2" office:value-type="string">
            <text:p text:style-name="Table_20_Contents"><text:variable-get text:name="cond19.1" office:value-type="float" style:data-style-name="N0">3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the same search from the main menu</text:p>
          </table:table-cell>
          <table:table-cell table:style-name="TestScenario.C2" office:value-type="string">
            <text:p text:style-name="Table_20_Contents"><text:variable-get text:name="cond51" office:value-type="float" style:data-style-name="N0">6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und results were only from the nodes under the item you clicked find on.</text:p>
          </table:table-cell>
          <table:table-cell table:style-name="TestScenario.C2" office:value-type="string">
            <text:p text:style-name="Table_20_Contents"><text:variable-get text:name="cond50.1" office:value-type="float" style:data-style-name="N0">6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the second search resulted in matches throughout the collection</text:p>
          </table:table-cell>
          <table:table-cell table:style-name="TestScenario.C2" office:value-type="string">
            <text:p text:style-name="Table_20_Contents"><text:variable-get text:name="cond51.1" office:value-type="float" style:data-style-name="N0">6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arch results created a new group with the matches</text:p>
          </table:table-cell>
          <table:table-cell table:style-name="TestScenario.C2" office:value-type="string">
            <text:p text:style-name="Table_20_Contents"><text:variable-get text:name="cond52.1" office:value-type="float" style:data-style-name="N0">6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arch again but leave the save results unticked</text:p>
          </table:table-cell>
          <table:table-cell table:style-name="TestScenario.C2" office:value-type="string">
            <text:p text:style-name="Table_20_Contents"><text:variable-get text:name="cond54" office:value-type="float" style:data-style-name="N0">6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no new group was added</text:p>
          </table:table-cell>
          <table:table-cell table:style-name="TestScenario.C2" office:value-type="string">
            <text:p text:style-name="Table_20_Contents"><text:variable-get text:name="cond54.1" office:value-type="float" style:data-style-name="N0">6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text:span text:style-name="T1">Properties</text:span></text:p>
            <text:p text:style-name="P5"/>
          </table:table-cell>
          <table:table-cell table:style-name="TestScenario.C2" office:value-type="string">
            <text:p text:style-name="Table_20_Contents"><text:variable-get text:name="cond16.4" office:value-type="float" style:data-style-name="N0">34.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name a group and verify that this worked</text:p>
          </table:table-cell>
          <table:table-cell table:style-name="TestScenario.C2" office:value-type="string">
            <text:p text:style-name="Table_20_Contents"><text:variable-get text:name="cond20.1" office:value-type="float" style:data-style-name="N0">38.01</text:variable-get>, <text:variable-get text:name="cond21.1" office:value-type="float" style:data-style-name="N0">3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tart a rename and “cancel” it</text:p>
          </table:table-cell>
          <table:table-cell table:style-name="TestScenario.C2" office:value-type="string">
            <text:p text:style-name="Table_20_Contents"><text:variable-get text:name="cond22.1" office:value-type="float" style:data-style-name="N0">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text:span text:style-name="T1">Edit as Table</text:span></text:p>
          </table:table-cell>
          <table:table-cell table:style-name="TestScenario.C2" office:value-type="string">
            <text:p text:style-name="Table_20_Contents"><text:variable-get text:name="cond16.21" office:value-type="float" style:data-style-name="N0">3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it and verify that the group is displayed as a table.</text:p>
          </table:table-cell>
          <table:table-cell table:style-name="TestScenario.C2" office:value-type="string">
            <text:p text:style-name="Table_20_Contents"><text:variable-get text:name="cond23.1" office:value-type="float" style:data-style-name="N0">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description is shown in the title of the tree</text:p>
          </table:table-cell>
          <table:table-cell table:style-name="TestScenario.C2" office:value-type="string">
            <text:p text:style-name="Table_20_Contents"><text:variable-get text:name="cond23.2" office:value-type="float" style:data-style-name="N0">4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a Picture Properties window of one of thes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Update a a field in each column. Verify in the Picture Properties that this was updated automatically</text:p>
          </table:table-cell>
          <table:table-cell table:style-name="TestScenario.C2" office:value-type="string">
            <text:p text:style-name="Table_20_Contents"><text:variable-get text:name="cond23.3" office:value-type="float" style:data-style-name="N0">4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fields available in the Picture Properties are visible on the table view except for the checksum</text:p>
          </table:table-cell>
          <table:table-cell table:style-name="TestScenario.C2" office:value-type="string">
            <text:p text:style-name="Table_20_Contents"><text:variable-get text:name="cond23.4" office:value-type="float" style:data-style-name="N0">4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Cut &amp; Paste behaviour is logical, area selection works logically and the Ctrl-C Ctrl-V Ctrl-Insert Shift insert keys work as expected</text:p>
          </table:table-cell>
          <table:table-cell table:style-name="TestScenario.C2" office:value-type="string">
            <text:p text:style-name="Table_20_Contents"><text:variable-get text:name="cond23.5" office:value-type="float" style:data-style-name="N0">4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ize the table window and observe the creation of and vertical scrollbars as required.</text:p>
          </table:table-cell>
          <table:table-cell table:style-name="TestScenario.C2" office:value-type="string">
            <text:p text:style-name="Table_20_Contents"><text:variable-get text:name="cond24.1" office:value-type="float" style:data-style-name="N0">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Confirm that the table is sorted ascending</text:p>
          </table:table-cell>
          <table:table-cell table:style-name="TestScenario.C2" office:value-type="string">
            <text:p text:style-name="Table_20_Contents"><text:variable-get text:name="cond33.1" office:value-type="float" style:data-style-name="N0">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a column header in the table while holding down shift. Confirm that the table is sorted descending</text:p>
          </table:table-cell>
          <table:table-cell table:style-name="TestScenario.C2" office:value-type="string">
            <text:p text:style-name="Table_20_Contents"><text:variable-get text:name="cond34.1" office:value-type="float" style:data-style-name="N0">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ose the ta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for Add <text:s/>which is a submenu</text:p>
          </table:table-cell>
          <table:table-cell table:style-name="TestScenario.C2" office:value-type="string">
            <text:p text:style-name="Table_20_Contents"><text:variable-get text:name="cond16.5" office:value-type="float" style:data-style-name="N0">3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Add submenu for adding a “<text:span text:style-name="T1">New Group</text:span>”</text:p>
          </table:table-cell>
          <table:table-cell table:style-name="TestScenario.C2" office:value-type="string">
            <text:p text:style-name="Table_20_Contents"><text:variable-get text:name="cond16.6" office:value-type="float" style:data-style-name="N0">34.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reate a new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new group. The Thumbnail pane stays in it's old position.</text:p>
          </table:table-cell>
          <table:table-cell table:style-name="TestScenario.C2" office:value-type="string">
            <text:p text:style-name="Table_20_Contents"><text:variable-get text:name="cond35.1" office:value-type="float" style:data-style-name="N0">45.01</text:variable-get>, <text:variable-get text:name="cond35.2" office:value-type="float" style:data-style-name="N0">4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folder is displayed with an closed folder icon</text:p>
          </table:table-cell>
          <table:table-cell table:style-name="TestScenario.C2" office:value-type="string">
            <text:p text:style-name="Table_20_Contents"><text:variable-get text:name="cond35.3" office:value-type="float" style:data-style-name="N0">45.03</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lick on <text:span text:style-name="T1">show picture</text:span> on this new group</text:p>
          </table:table-cell>
          <table:table-cell table:style-name="TestScenario.C2" office:value-type="string">
            <text:p text:style-name="Table_20_Contents"><text:variable-get text:name="cond18" office:value-type="float" style:data-style-name="N0">3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polite error is displayed and no browser window appears</text:p>
          </table:table-cell>
          <table:table-cell table:style-name="TestScenario.C2" office:value-type="string">
            <text:p text:style-name="Table_20_Contents"><text:variable-get text:name="cond18.1" office:value-type="float" style:data-style-name="N0">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in the Add submenu for <text:span text:style-name="T1">adding <text:s/>“ Pictures”</text:span></text:p>
          </table:table-cell>
          <table:table-cell table:style-name="TestScenario.C2" office:value-type="string">
            <text:p text:style-name="Table_20_Contents"><text:variable-get text:name="cond16.7" office:value-type="float" style:data-style-name="N0">34.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 rightclick on the Add Picture node and add a single picture to a group</text:p>
          </table:table-cell>
          <table:table-cell table:style-name="TestScenario.C2" office:value-type="string">
            <text:p text:style-name="Table_20_Contents"><text:variable-get text:name="cond13.1" office:value-type="float" style:data-style-name="N0">3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filechooser allowed selection of single pictures, multiple pictures with Ctrl or Shift and also allowed selection of subdirectories.</text:p>
          </table:table-cell>
          <table:table-cell table:style-name="TestScenario.C2" office:value-type="string">
            <text:p text:style-name="Table_20_Contents"><text:variable-get text:name="cond36.1" office:value-type="float" style:data-style-name="N0">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multiple directories by selecting them in the same filechooser using Ctrl</text:p>
          </table:table-cell>
          <table:table-cell table:style-name="TestScenario.C2" office:value-type="string">
            <text:p text:style-name="Table_20_Contents"><text:variable-get text:name="cond39" office:value-type="float" style:data-style-name="N0">4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ll the selected directories were added as independent groups</text:p>
          </table:table-cell>
          <table:table-cell table:style-name="TestScenario.C2" office:value-type="string">
            <text:p text:style-name="Table_20_Contents"><text:variable-get text:name="cond39.1" office:value-type="float" style:data-style-name="N0">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ach directory is named by the last path component </text:p>
          </table:table-cell>
          <table:table-cell table:style-name="TestScenario.C2" office:value-type="string">
            <text:p text:style-name="Table_20_Contents"><text:variable-get text:name="cond39.2" office:value-type="float" style:data-style-name="N0">4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add a file for which Java has not got an image decoder </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comprehensible image is not added to the collection</text:p>
          </table:table-cell>
          <table:table-cell table:style-name="TestScenario.C2" office:value-type="string">
            <text:p text:style-name="Table_20_Contents"><text:variable-get text:name="cond41.1" office:value-type="float" style:data-style-name="N0">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group which is in the middle of the tree and bring up the group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16.10" office:value-type="float" style:data-style-name="N0">34.1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16.11" office:value-type="float" style:data-style-name="N0">34.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44.1" office:value-type="float" style:data-style-name="N0">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text:variable-get text:name="cond44.2" office:value-type="float" style:data-style-name="N0">5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44.3" office:value-type="float" style:data-style-name="N0">5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16.13" office:value-type="float" style:data-style-name="N0">34.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47.1" office:value-type="float" style:data-style-name="N0">5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7.2" office:value-type="float" style:data-style-name="N0">5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16.12" office:value-type="float" style:data-style-name="N0">34.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45.1" office:value-type="float" style:data-style-name="N0">5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text:variable-get text:name="cond45.2" office:value-type="float" style:data-style-name="N0">5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45.3" office:value-type="float" style:data-style-name="N0">55.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16.14" office:value-type="float" style:data-style-name="N0">34.15</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46.1" office:value-type="float" style:data-style-name="N0">5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text:variable-get text:name="cond46.2" office:value-type="float" style:data-style-name="N0">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peat the <text:span text:style-name="T1">move to bottom</text:span> and verify that nothing happens because the node is at the bottom already</text:p>
          </table:table-cell>
          <table:table-cell table:style-name="TestScenario.C2" office:value-type="string">
            <text:p text:style-name="Table_20_Contents"><text:variable-get text:name="cond46.3" office:value-type="float" style:data-style-name="N0">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text:span text:style-name="T1">move down</text:span> on the node and verify that nothing happens because the node is at the bottom of the list already</text:p>
          </table:table-cell>
          <table:table-cell table:style-name="TestScenario.C2" office:value-type="string">
            <text:p text:style-name="Table_20_Contents"><text:variable-get text:name="cond47.3" office:value-type="float" style:data-style-name="N0">5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a <text:span text:style-name="T1">Picture Properties</text:span> window on a picture of a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of the parent group has an entry called “Remove Node” and click it</text:p>
          </table:table-cell>
          <table:table-cell table:style-name="TestScenario.C2" office:value-type="string">
            <text:p text:style-name="Table_20_Contents"><text:variable-get text:name="cond16.15" office:value-type="float" style:data-style-name="N0">34.1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and all it's descendent nodes was removed</text:p>
          </table:table-cell>
          <table:table-cell table:style-name="TestScenario.C2" office:value-type="string">
            <text:p text:style-name="Table_20_Contents"><text:variable-get text:name="cond48.1" office:value-type="float" style:data-style-name="N0">5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text:p>
          </table:table-cell>
          <table:table-cell table:style-name="TestScenario.C2" office:value-type="string">
            <text:p text:style-name="Table_20_Contents"><text:variable-get text:name="cond48.2" office:value-type="float" style:data-style-name="N0">58.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window disappeared as it's node is no longer visibl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ext:span text:style-name="T1">Add a directory</text:span> that contains subdirectories that do not contain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subdirectories without pictures were not added to the collection</text:p>
          </table:table-cell>
          <table:table-cell table:style-name="TestScenario.C2" office:value-type="string">
            <text:p text:style-name="Table_20_Contents"><text:variable-get text:name="cond40.1" office:value-type="float" style:data-style-name="N0">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middle picture of a group of three in the <text:span text:style-name="T1">picture browser </text:span><text:span text:style-name="T3">by right clicking on the tree and clicking show picture</text:span></text:p>
          </table:table-cell>
          <table:table-cell table:style-name="TestScenario.C2" office:value-type="string">
            <text:p text:style-name="Table_20_Contents"><text:variable-get text:name="cond75" office:value-type="float" style:data-style-name="N0">87</text:variable-get>, <text:variable-get text:name="cond56.2" office:value-type="float" style:data-style-name="N0">7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browser window opens and displays a black background </text:p>
          </table:table-cell>
          <table:table-cell table:style-name="TestScenario.C2" office:value-type="string">
            <text:p text:style-name="Table_20_Contents"><text:variable-get text:name="cond75.1" office:value-type="float" style:data-style-name="N0">87.01</text:variable-get>, <text:variable-get text:name="cond57.1" office:value-type="float" style:data-style-name="N0">7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rocessing (loading, scaling) is displayed in the text field at the bottom of the window</text:p>
          </table:table-cell>
          <table:table-cell table:style-name="TestScenario.C2" office:value-type="string">
            <text:p text:style-name="Table_20_Contents"><text:variable-get text:name="cond75.2" office:value-type="float" style:data-style-name="N0">8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 progress indicator is shown while the image is loading.</text:p>
          </table:table-cell>
          <table:table-cell table:style-name="TestScenario.C2" office:value-type="string">
            <text:p text:style-name="Table_20_Contents"><text:variable-get text:name="cond75.4" office:value-type="float" style:data-style-name="N0">87.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When <text:s/>the image is loaded the description of the image is shown in the textfield at the bottom of the screen</text:p>
          </table:table-cell>
          <table:table-cell table:style-name="TestScenario.C2" office:value-type="string">
            <text:p text:style-name="Table_20_Contents"><text:variable-get text:name="cond75.3" office:value-type="float" style:data-style-name="N0">87.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orward arrow indicates that more pictures are in the group</text:p>
          </table:table-cell>
          <table:table-cell table:style-name="TestScenario.C203" office:value-type="float" office:value="0">
            <text:p text:style-name="Table_20_Contents"><text:variable-get text:name="cond78.1" office:value-type="float" style:data-style-name="N0">9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backward arrow indicates that more pictures are in the group</text:p>
          </table:table-cell>
          <table:table-cell table:style-name="TestScenario.C203" office:value-type="float" office:value="0">
            <text:p text:style-name="Table_20_Contents"><text:variable-get text:name="cond78.2" office:value-type="float" style:data-style-name="N0">90.02</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info button</text:p>
          </table:table-cell>
          <table:table-cell table:style-name="TestScenario.C205" office:value-type="string">
            <text:p text:style-name="Table_20_Contents"><text:variable-get text:name="cond81" office:value-type="float" style:data-style-name="N0">9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nformation about the image is displayed superimposed on the image</text:p>
          </table:table-cell>
          <table:table-cell table:style-name="TestScenario.C203" office:value-type="float" office:value="0">
            <text:p text:style-name="Table_20_Contents"><text:variable-get text:name="cond81.1" office:value-type="float" style:data-style-name="N0">93.01</text:variable-get></text:p>
          </table:table-cell>
        </table:table-row>
        <table:table-row>
          <table:table-cell table:style-name="TestScenario.A2" office:value-type="string">
            <text:p text:style-name="Table_20_Contents"/>
          </table:table-cell>
          <table:table-cell table:style-name="TestScenario.A2" office:value-type="string">
            <text:p text:style-name="P5">Click on the up facing arrow</text:p>
          </table:table-cell>
          <table:table-cell table:style-name="TestScenario.C203" office:value-type="float" office:value="0">
            <text:p text:style-name="Table_20_Contents"><text:variable-get text:name="cond86" office:value-type="float" style:data-style-name="N0">9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menu for resizing the picture is brought up.</text:p>
          </table:table-cell>
          <table:table-cell table:style-name="TestScenario.C203" office:value-type="float" office:value="0">
            <text:p text:style-name="Table_20_Contents"><text:variable-get text:name="cond86.1" office:value-type="float" style:data-style-name="N0">9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Fullscreen menu item</text:p>
          </table:table-cell>
          <table:table-cell table:style-name="TestScenario.C203" office:value-type="float" office:value="0">
            <text:p text:style-name="Table_20_Contents"><text:variable-get text:name="cond87" office:value-type="float" style:data-style-name="N0">9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zises to full screen and doesn't show borders</text:p>
          </table:table-cell>
          <table:table-cell table:style-name="TestScenario.C203" office:value-type="float" office:value="0">
            <text:p text:style-name="Table_20_Contents"><text:variable-get text:name="cond87.1" office:value-type="float" style:data-style-name="N0">9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2">Left</text:span> item in the resize menu</text:p>
          </table:table-cell>
          <table:table-cell table:style-name="TestScenario.C203" office:value-type="float" office:value="0">
            <text:p text:style-name="Table_20_Contents"><text:variable-get text:name="cond88" office:value-type="float" style:data-style-name="N0">10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left part of the screen and shows no borders</text:p>
          </table:table-cell>
          <table:table-cell table:style-name="TestScenario.C203" office:value-type="float" office:value="0">
            <text:p text:style-name="Table_20_Contents"><text:variable-get text:name="cond88.1" office:value-type="float" style:data-style-name="N0">100.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lick on the <text:span text:style-name="T1">Right</text:span> item in the resize menu</text:p>
          </table:table-cell>
          <table:table-cell table:style-name="TestScenario.C203" office:value-type="float" office:value="0">
            <text:p text:style-name="Table_20_Contents"><text:variable-get text:name="cond89" office:value-type="float" style:data-style-name="N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right part of the screen and shows no borders</text:p>
          </table:table-cell>
          <table:table-cell table:style-name="TestScenario.C203" office:value-type="float" office:value="0">
            <text:p text:style-name="Table_20_Contents"><text:variable-get text:name="cond89.1" office:value-type="float" style:data-style-name="N0">10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Left</text:span> item in the resize menu</text:p>
          </table:table-cell>
          <table:table-cell table:style-name="TestScenario.C203" office:value-type="float" office:value="0">
            <text:p text:style-name="Table_20_Contents"><text:variable-get text:name="cond90" office:value-type="float" style:data-style-name="N0">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left part of the screen and shows borders</text:p>
          </table:table-cell>
          <table:table-cell table:style-name="TestScenario.C203" office:value-type="float" office:value="0">
            <text:p text:style-name="Table_20_Contents"><text:variable-get text:name="cond90.1" office:value-type="float" style:data-style-name="N0">10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showing frames</text:p>
          </table:table-cell>
          <table:table-cell table:style-name="TestScenario.C203" office:value-type="float" office:value="0">
            <text:p text:style-name="Table_20_Contents"><text:variable-get text:name="cond94" office:value-type="float" style:data-style-name="N0">1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removed</text:p>
          </table:table-cell>
          <table:table-cell table:style-name="TestScenario.C203" office:value-type="float" office:value="0">
            <text:p text:style-name="Table_20_Contents"><text:variable-get text:name="cond94.1" office:value-type="float" style:data-style-name="N0">10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No Frame</text:span> item in the resize menu on a window that is not showing frames</text:p>
          </table:table-cell>
          <table:table-cell table:style-name="TestScenario.C203" office:value-type="float" office:value="0">
            <text:p text:style-name="Table_20_Contents"><text:variable-get text:name="cond95" office:value-type="float" style:data-style-name="N0">1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03" office:value-type="float" office:value="0">
            <text:p text:style-name="Table_20_Contents"><text:variable-get text:name="cond95.1" office:value-type="float" style:data-style-name="N0">10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Frames</text:span> item in the resize menu on a window that is not showing frames</text:p>
          </table:table-cell>
          <table:table-cell table:style-name="TestScenario.C203" office:value-type="float" office:value="0">
            <text:p text:style-name="Table_20_Contents"><text:variable-get text:name="cond96" office:value-type="float" style:data-style-name="N0">1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rames are drawn</text:p>
          </table:table-cell>
          <table:table-cell table:style-name="TestScenario.C203" office:value-type="float" office:value="0">
            <text:p text:style-name="Table_20_Contents"><text:variable-get text:name="cond96.1" office:value-type="float" style:data-style-name="N0">10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Show Frames</text:span> item in the resize menu on a window that is showing frames <text:span text:style-name="T1">again</text:span></text:p>
          </table:table-cell>
          <table:table-cell table:style-name="TestScenario.C203" office:value-type="float" office:value="0">
            <text:p text:style-name="Table_20_Contents"><text:variable-get text:name="cond97" office:value-type="float" style:data-style-name="N0">110</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text:p>
          </table:table-cell>
          <table:table-cell table:style-name="TestScenario.C203" office:value-type="float" office:value="0">
            <text:p text:style-name="Table_20_Contents"><text:variable-get text:name="cond97.1" office:value-type="float" style:data-style-name="N0">11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text:span> <text:span text:style-name="T1">Left</text:span> item in the resize menu</text:p>
          </table:table-cell>
          <table:table-cell table:style-name="TestScenario.C203" office:value-type="float" office:value="0">
            <text:p text:style-name="Table_20_Contents"><text:variable-get text:name="cond91" office:value-type="float" style:data-style-name="N0">1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left quarter of the screen and shows borders</text:p>
          </table:table-cell>
          <table:table-cell table:style-name="TestScenario.C203" office:value-type="float" office:value="0">
            <text:p text:style-name="Table_20_Contents"><text:variable-get text:name="cond91.1" office:value-type="float" style:data-style-name="N0">10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Top right</text:span> item in the resize menu</text:p>
          </table:table-cell>
          <table:table-cell table:style-name="TestScenario.C203" office:value-type="float" office:value="0">
            <text:p text:style-name="Table_20_Contents"><text:variable-get text:name="cond92" office:value-type="float" style:data-style-name="N0">1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top right of the screen and shows borders</text:p>
          </table:table-cell>
          <table:table-cell table:style-name="TestScenario.C203" office:value-type="float" office:value="0">
            <text:p text:style-name="Table_20_Contents"><text:variable-get text:name="cond92.1" office:value-type="float" style:data-style-name="N0">10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ottom right</text:span> item in the resize menu</text:p>
          </table:table-cell>
          <table:table-cell table:style-name="TestScenario.C203" office:value-type="float" office:value="0">
            <text:p text:style-name="Table_20_Contents"><text:variable-get text:name="cond93" office:value-type="float" style:data-style-name="N0">1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bottom right quarter of the screen and shows borders</text:p>
          </table:table-cell>
          <table:table-cell table:style-name="TestScenario.C203" office:value-type="float" office:value="0">
            <text:p text:style-name="Table_20_Contents"><text:variable-get text:name="cond93.1" office:value-type="float" style:data-style-name="N0">10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Default</text:span> item in the resize menu</text:p>
          </table:table-cell>
          <table:table-cell table:style-name="TestScenario.C203" office:value-type="float" office:value="0">
            <text:p text:style-name="Table_20_Contents"><text:variable-get text:name="cond150" office:value-type="float" style:data-style-name="N0">1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window resizes to the coordinates specified in the Settings dialog</text:p>
          </table:table-cell>
          <table:table-cell table:style-name="TestScenario.C203" office:value-type="float" office:value="0">
            <text:p text:style-name="Table_20_Contents"><text:variable-get text:name="cond150.1" office:value-type="float" style:data-style-name="N0">1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inside the image</text:p>
          </table:table-cell>
          <table:table-cell table:style-name="TestScenario.C203" office:value-type="float" office:value="0">
            <text:p text:style-name="Table_20_Contents"><text:variable-get text:name="cond138" office:value-type="float" style:data-style-name="N0">11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is enlarged</text:p>
          </table:table-cell>
          <table:table-cell table:style-name="TestScenario.C203" office:value-type="float" office:value="0">
            <text:p text:style-name="Table_20_Contents"><text:variable-get text:name="cond138.1" office:value-type="float" style:data-style-name="N0">11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nlarge the image till it stops zooming in</text:p>
          </table:table-cell>
          <table:table-cell table:style-name="TestScenario.C203" office:value-type="float" office:value="0">
            <text:p text:style-name="Table_20_Contents"><text:variable-get text:name="cond139" office:value-type="float" style:data-style-name="N0">1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e dimension is exactly the maximum zoom size as defined in the settings. (turn on info and multiply the larger dimension by the scale factor.</text:p>
          </table:table-cell>
          <table:table-cell table:style-name="TestScenario.C203" office:value-type="float" office:value="0">
            <text:p text:style-name="Table_20_Contents"><text:variable-get text:name="cond139.1" office:value-type="float" style:data-style-name="N0">11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 click on the image</text:p>
          </table:table-cell>
          <table:table-cell table:style-name="TestScenario.C205" office:value-type="string">
            <text:p text:style-name="Table_20_Contents"><text:variable-get text:name="cond140" office:value-type="float" style:data-style-name="N0">1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zooms out</text:p>
          </table:table-cell>
          <table:table-cell table:style-name="TestScenario.C203" office:value-type="float" office:value="0">
            <text:p text:style-name="Table_20_Contents"><text:variable-get text:name="cond140.1" office:value-type="float" style:data-style-name="N0">11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can be dragged around</text:p>
          </table:table-cell>
          <table:table-cell table:style-name="TestScenario.C203" office:value-type="float" office:value="0">
            <text:p text:style-name="Table_20_Contents"><text:variable-get text:name="cond141.1" office:value-type="float" style:data-style-name="N0">11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PageUp key and verify that the image zooms in</text:p>
          </table:table-cell>
          <table:table-cell table:style-name="TestScenario.C203" office:value-type="float" office:value="0">
            <text:p text:style-name="Table_20_Contents"><text:variable-get text:name="cond144.1" office:value-type="float" style:data-style-name="N0">11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Home key and verify that the image resets itself to the initial size</text:p>
          </table:table-cell>
          <table:table-cell table:style-name="TestScenario.C203" office:value-type="float" office:value="0">
            <text:p text:style-name="Table_20_Contents"><text:variable-get text:name="cond143.1" office:value-type="float" style:data-style-name="N0">116.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Press the PageDown key and verify that the image zooms out</text:p>
          </table:table-cell>
          <table:table-cell table:style-name="TestScenario.C203" office:value-type="float" office:value="0">
            <text:p text:style-name="Table_20_Contents"><text:variable-get text:name="cond145.1" office:value-type="float" style:data-style-name="N0">11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ress the Space key and verify that the image resets itself to the initial size</text:p>
          </table:table-cell>
          <table:table-cell table:style-name="TestScenario.C203" office:value-type="float" office:value="0">
            <text:p text:style-name="Table_20_Contents"><text:variable-get text:name="cond142.1" office:value-type="float" style:data-style-name="N0">11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smaller than the windo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nothing happens when the cursor keys are pressed</text:p>
          </table:table-cell>
          <table:table-cell table:style-name="TestScenario.C203" office:value-type="float" office:value="0">
            <text:p text:style-name="Table_20_Contents"><text:variable-get text:name="cond146.1" office:value-type="float" style:data-style-name="N0">11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Zoom till the image is larger than the windo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follows the cursor keys</text:p>
          </table:table-cell>
          <table:table-cell table:style-name="TestScenario.C203" office:value-type="float" office:value="0">
            <text:p text:style-name="Table_20_Contents"><text:variable-get text:name="cond146.2" office:value-type="float" style:data-style-name="N0">11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Reset butto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mage is resized to the original starting position</text:p>
          </table:table-cell>
          <table:table-cell table:style-name="TestScenario.C203" office:value-type="float" office:value="0">
            <text:p text:style-name="Table_20_Contents"><text:variable-get text:name="cond147.1" office:value-type="float" style:data-style-name="N0">12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back arrow icon</text:span></text:p>
          </table:table-cell>
          <table:table-cell table:style-name="TestScenario.C203" office:value-type="float" office:value="0">
            <text:p text:style-name="Table_20_Contents"><text:variable-get text:name="cond80" office:value-type="float" style:data-style-name="N0">9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picture preceding the current one is loaded and shown </text:p>
          </table:table-cell>
          <table:table-cell table:style-name="TestScenario.C203" office:value-type="float" office:value="0">
            <text:p text:style-name="Table_20_Contents"><text:variable-get text:name="cond80.1" office:value-type="float" style:data-style-name="N0">9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since this is now the first picture in the group of three that the icon reflects that this is the first picture in the collection</text:p>
          </table:table-cell>
          <table:table-cell table:style-name="TestScenario.C203" office:value-type="float" office:value="0">
            <text:p text:style-name="Table_20_Contents"><text:variable-get text:name="cond76.1" office:value-type="float" style:data-style-name="N0">8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back arrow again and verify that nothing happens since this is the first picture in the collection</text:p>
          </table:table-cell>
          <table:table-cell table:style-name="TestScenario.C203" office:value-type="float" office:value="0">
            <text:p text:style-name="Table_20_Contents"><text:variable-get text:name="cond80.3" office:value-type="float" style:data-style-name="N0">9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ext:span text:style-name="T1">forward arrow icon</text:span></text:p>
          </table:table-cell>
          <table:table-cell table:style-name="TestScenario.C203" office:value-type="float" office:value="0">
            <text:p text:style-name="Table_20_Contents"><text:variable-get text:name="cond79" office:value-type="float" style:data-style-name="N0">9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next picture is loaded and displayed</text:p>
          </table:table-cell>
          <table:table-cell table:style-name="TestScenario.C203" office:value-type="float" office:value="0">
            <text:p text:style-name="Table_20_Contents"><text:variable-get text:name="cond79.1" office:value-type="float" style:data-style-name="N0">9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forward arrow till the last picture is show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icon reflects that this is the last picture in the collection and stops moving forward</text:p>
          </table:table-cell>
          <table:table-cell table:style-name="TestScenario.C205" office:value-type="string">
            <text:p text:style-name="Table_20_Contents"><text:variable-get text:name="cond79.2" office:value-type="float" style:data-style-name="N0">91.02</text:variable-get>, <text:variable-get text:name="cond77.1" office:value-type="float" style:data-style-name="N0">8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 with several pictures</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e forward and backward buttons show appropriate icons when navigating over the group boundary</text:p>
          </table:table-cell>
          <table:table-cell table:style-name="TestScenario.C205" office:value-type="string">
            <text:p text:style-name="Table_20_Contents"><text:variable-get text:name="cond76.1" office:value-type="float" style:data-style-name="N0">88.01</text:variable-get>, <text:variable-get text:name="cond80.2" office:value-type="float" style:data-style-name="N0">9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show for random pictures <text:s/>in a group</text:p>
          </table:table-cell>
          <table:table-cell table:style-name="TestScenario.C203" office:value-type="float" office:value="0">
            <text:p text:style-name="Table_20_Contents"><text:variable-get text:name="cond82" office:value-type="float" style:data-style-name="N0">9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only pictures of the selected group are shown in random order</text:p>
          </table:table-cell>
          <table:table-cell table:style-name="TestScenario.C203" office:value-type="float" office:value="0">
            <text:p text:style-name="Table_20_Contents"><text:variable-get text:name="cond82.1" office:value-type="float" style:data-style-name="N0">9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ick on the timer icon and set up an auto advance slide show for random pictures from all groups</text:p>
          </table:table-cell>
          <table:table-cell table:style-name="TestScenario.C203" office:value-type="float" office:value="0">
            <text:p text:style-name="Table_20_Contents"><text:variable-get text:name="cond83" office:value-type="float" style:data-style-name="N0">9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from all groups are shown in random order</text:p>
          </table:table-cell>
          <table:table-cell table:style-name="TestScenario.C203" office:value-type="float" office:value="0">
            <text:p text:style-name="Table_20_Contents"><text:variable-get text:name="cond83.1" office:value-type="float" style:data-style-name="N0">9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sequential order form the current group</text:p>
          </table:table-cell>
          <table:table-cell table:style-name="TestScenario.C203" office:value-type="float" office:value="0">
            <text:p text:style-name="Table_20_Contents"><text:variable-get text:name="cond84" office:value-type="float" style:data-style-name="N0">9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in group order no quicker than the time indicated in the dialog box</text:p>
          </table:table-cell>
          <table:table-cell table:style-name="TestScenario.C203" office:value-type="float" office:value="0">
            <text:p text:style-name="Table_20_Contents"><text:variable-get text:name="cond84.1" office:value-type="float" style:data-style-name="N0">9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when the end of the group is reached the sideshow starts with the fist image again</text:p>
          </table:table-cell>
          <table:table-cell table:style-name="TestScenario.C203" office:value-type="float" office:value="0">
            <text:p text:style-name="Table_20_Contents"><text:variable-get text:name="cond84.2" office:value-type="float" style:data-style-name="N0">9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t up an auto advance slide show in collection order from the collection</text:p>
          </table:table-cell>
          <table:table-cell table:style-name="TestScenario.C203" office:value-type="float" office:value="0">
            <text:p text:style-name="Table_20_Contents"><text:variable-get text:name="cond85" office:value-type="float" style:data-style-name="N0">9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pictures are displayed sequentially from the entire collection no quicker than the time indicated in the dialog box</text:p>
          </table:table-cell>
          <table:table-cell table:style-name="TestScenario.C205" office:value-type="string">
            <text:p text:style-name="Table_20_Contents"><text:variable-get text:name="cond85.1" office:value-type="float" style:data-style-name="N0">9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when the end of the collection is reached the sideshow starts from the fist image of the collection again.</text:p>
          </table:table-cell>
          <table:table-cell table:style-name="TestScenario.C205" office:value-type="string">
            <text:p text:style-name="Table_20_Contents"><text:variable-get text:name="cond85.2" office:value-type="float" style:data-style-name="N0">97.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the picture viewer by clicking on the close button</text:p>
          </table:table-cell>
          <table:table-cell table:style-name="TestScenario.C203" office:value-type="float" office:value="0">
            <text:p text:style-name="Table_20_Contents"><text:variable-get text:name="cond148.1" office:value-type="float" style:data-style-name="N0">12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sing the File | Save <text:s/>Collection menu item</text:p>
          </table:table-cell>
          <table:table-cell table:style-name="TestScenario.C203" office:value-type="float" office:value="0">
            <text:p text:style-name="Table_20_Contents"><text:variable-get text:name="cond133.4" office:value-type="float" style:data-style-name="N0">24.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with <text:span text:style-name="T1">File | New Collection</text:span></text:p>
          </table:table-cell>
          <table:table-cell table:style-name="TestScenario.C203" office:value-type="float" office:value="0">
            <text:p text:style-name="Table_20_Contents"><text:variable-get text:name="cond133.1" office:value-type="float" style:data-style-name="N0">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collection with <text:span text:style-name="T1">File | Open Collection </text:span></text:p>
          </table:table-cell>
          <table:table-cell table:style-name="TestScenario.C203" office:value-type="float" office:value="0">
            <text:p text:style-name="Table_20_Contents"><text:variable-get text:name="cond133.3" office:value-type="float"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ave the collection under a different name with the File | Save As command</text:p>
          </table:table-cell>
          <table:table-cell table:style-name="TestScenario.C203" office:value-type="float" office:value="0">
            <text:p text:style-name="Table_20_Contents"><text:variable-get text:name="cond133.5" office:value-type="float" style:data-style-name="N0">24.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nother Group</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File | New</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a dialog popped up asking whether to discard, save or save as the modified collection</text:p>
          </table:table-cell>
          <table:table-cell table:style-name="TestScenario.C203" office:value-type="float" office:value="0">
            <text:p text:style-name="Table_20_Contents"><text:variable-get text:name="cond10.1" office:value-type="float" style:data-style-name="N0">2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ear the collection by right clicking the root node and clicking <text:span text:style-name="T1">Remove Node</text:span>.</text:p>
          </table:table-cell>
          <table:table-cell table:style-name="TestScenario.C285" office:value-type="float" office:value="0">
            <text:p text:style-name="Table_20_Contents"><text:variable-get text:name="cond48.3" office:value-type="float"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is generates an error Message</text:p>
          </table:table-cell>
          <table:table-cell table:style-name="TestScenario.C203" office:value-type="float" office:value="0">
            <text:p text:style-name="Table_20_Contents"><text:variable-get text:name="cond48.3" office:value-type="float" style:data-style-name="N0">5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a collection with File | Open Collection </text:p>
          </table:table-cell>
          <table:table-cell table:style-name="TestScenario.C203" office:value-type="float" office:value="0">
            <text:p text:style-name="Table_20_Contents"><text:variable-get text:name="cond133.3" office:value-type="float" style:data-style-name="N0">24.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with the Add | Group menu item on a group node</text:p>
          </table:table-cell>
          <table:table-cell table:style-name="TestScenario.C205" office:value-type="string">
            <text:p text:style-name="Table_20_Contents"><text:variable-get text:name="cond12.1" office:value-type="float" style:data-style-name="N0">31.01</text:variable-get>, <text:s/><text:variable-get text:name="cond35.1" office:value-type="float" style:data-style-name="N0">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the saved collection to the new group node with the <text:span text:style-name="T1">Add | Collection</text:span> menu item from the group popup menu</text:p>
          </table:table-cell>
          <table:table-cell table:style-name="TestScenario.C205" office:value-type="string">
            <text:p text:style-name="Table_20_Contents"><text:variable-get text:name="cond42" office:value-type="float" style:data-style-name="N0">52</text:variable-get>, <text:variable-get text:name="cond16.8" office:value-type="float" style:data-style-name="N0">34.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s root is added as the last node in the group and the collection is imported in it's entirety</text:p>
          </table:table-cell>
          <table:table-cell table:style-name="TestScenario.C203" office:value-type="float" office:value="0">
            <text:p text:style-name="Table_20_Contents"><text:variable-get text:name="cond42.1" office:value-type="float" style:data-style-name="N0">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Go to the Settings and define one of the save collections as the autostart collection.</text:p>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n image and do a remove node.</text:p>
          </table:table-cell>
          <table:table-cell table:style-name="TestScenario.C203" office:value-type="float" office:value="0">
            <text:p text:style-name="Table_20_Contents"><text:variable-get text:name="cond56.13" office:value-type="float" style:data-style-name="N0">70.1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e node is removed</text:p>
          </table:table-cell>
          <table:table-cell table:style-name="TestScenario.C203" office:value-type="float" office:value="0">
            <text:p text:style-name="Table_20_Contents"><text:variable-get text:name="cond66.1" office:value-type="float" style:data-style-name="N0">8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selection goes to the parent node and that group is displayed in the thumbnail pane</text:p>
          </table:table-cell>
          <table:table-cell table:style-name="TestScenario.C203" office:value-type="float" office:value="0">
            <text:p text:style-name="Table_20_Contents"><text:variable-get text:name="cond66.2" office:value-type="float" style:data-style-name="N0">80.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03">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Exit the application with the File Exit menu item</text:p>
          </table:table-cell>
          <table:table-cell table:style-name="TestScenario.C2" office:value-type="string">
            <text:p text:style-name="Table_20_Contents"><text:variable-get text:name="cond133.6" office:value-type="float" style:data-style-name="N0">24.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estart the appli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collection specified in the autostart automatically open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and <text:span text:style-name="T1">copy it</text:span> to a new director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directory is added to the targetable directories for the next copy comman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the copied picture to the collec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 <text:span text:style-name="T1">File Rename</text:span> on the picture</text:p>
          </table:table-cell>
          <table:table-cell table:style-name="TestScenario.C2" office:value-type="string">
            <text:p text:style-name="Table_20_Contents"><text:variable-get text:name="cond56.14" office:value-type="float" style:data-style-name="N0">70.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was renam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in the Picture Info Editor that the reference to the file was updated too</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Do a <text:span text:style-name="T1">File Delete</text:span> on the picture </text:p>
          </table:table-cell>
          <table:table-cell table:style-name="TestScenario.C2" office:value-type="string">
            <text:p text:style-name="Table_20_Contents"><text:variable-get text:name="cond56.15" office:value-type="float"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was dele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ode was remov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a Group Node in the tree and bring up the popup menu and select the <text:span text:style-name="T1">Export to Flat File</text:span> option</text:p>
          </table:table-cell>
          <table:table-cell table:style-name="TestScenario.C2" office:value-type="string">
            <text:p text:style-name="Table_20_Contents"><text:variable-get text:name="cond16.20" office:value-type="float" style:data-style-name="N0">34.2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port the Group to a textfile.</text:p>
          </table:table-cell>
          <table:table-cell table:style-name="TestScenario.C2" office:value-type="string">
            <text:p text:style-name="Table_20_Contents"><text:variable-get text:name="cond152" office:value-type="float" style:data-style-name="N0">15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text file with a text editor and check that the filenames are written correctly. Check for completeness to.</text:p>
          </table:table-cell>
          <table:table-cell table:style-name="TestScenario.C2" office:value-type="string">
            <text:p text:style-name="Table_20_Contents"><text:variable-get text:name="cond152.1" office:value-type="float" style:data-style-name="N0">15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file that doesn't have a supported image format to the list</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a new Group and from the group popup menu the <text:span text:style-name="T1">Add Flat File</text:span> the text file back in. Confirm that the filechooser only allowed files to be selected (not directories)</text:p>
          </table:table-cell>
          <table:table-cell table:style-name="TestScenario.C2" office:value-type="string">
            <text:p text:style-name="Table_20_Contents"><text:variable-get text:name="cond16.9" office:value-type="float" style:data-style-name="N0">34.1</text:variable-get>, <text:variable-get text:name="cond43.3" office:value-type="float" style:data-style-name="N0">53.03</text:variable-get>, <text:variable-get text:name="cond43.4" office:value-type="float" style:data-style-name="N0">53.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all the nodes bar the one you manually added were imported to the collection</text:p>
          </table:table-cell>
          <table:table-cell table:style-name="TestScenario.C2" office:value-type="string">
            <text:p text:style-name="Table_20_Contents"><text:variable-get text:name="cond43.1" office:value-type="float" style:data-style-name="N0">53.01</text:variable-get>, <text:variable-get text:name="cond43.2" office:value-type="float" style:data-style-name="N0">53.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Generate Website”</text:p>
          </table:table-cell>
          <table:table-cell table:style-name="TestScenario.C2" office:value-type="string">
            <text:p text:style-name="Table_20_Contents"><text:variable-get text:name="cond16.17" office:value-type="float" style:data-style-name="N0">34.1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a neat directory with JPO_ files is created</text:p>
          </table:table-cell>
          <table:table-cell table:style-name="TestScenario.C2" office:value-type="string">
            <text:p text:style-name="Table_20_Contents"><text:variable-get text:name="cond154.1" office:value-type="float" style:data-style-name="N0">15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main file index.htm</text:p>
          </table:table-cell>
          <table:table-cell table:style-name="TestScenario.C2" office:value-type="string">
            <text:p text:style-name="Table_20_Contents"><text:variable-get text:name="cond154.2" office:value-type="float" style:data-style-name="N0">15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at the summary screen is ok</text:p>
          </table:table-cell>
          <table:table-cell table:style-name="TestScenario.C2" office:value-type="string">
            <text:p text:style-name="Table_20_Contents"><text:variable-get text:name="cond154.3" office:value-type="float" style:data-style-name="N0">15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elect midres pictures and browse around</text:p>
          </table:table-cell>
          <table:table-cell table:style-name="TestScenario.C2" office:value-type="string">
            <text:p text:style-name="Table_20_Contents"><text:variable-get text:name="cond154.4" office:value-type="float" style:data-style-name="N0">156.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JPO link takes you to the JPO homepage</text:p>
          </table:table-cell>
          <table:table-cell table:style-name="TestScenario.C2" office:value-type="string">
            <text:p text:style-name="Table_20_Contents"><text:variable-get text:name="cond154.5" office:value-type="float" style:data-style-name="N0">156.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the page navigation is correct</text:p>
          </table:table-cell>
          <table:table-cell table:style-name="TestScenario.C2" office:value-type="string">
            <text:p text:style-name="Table_20_Contents"><text:variable-get text:name="cond154.6" office:value-type="float" style:data-style-name="N0">156.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popup menu has an entry called “<text:span text:style-name="T1">Export to Collection</text:span>” and execute it</text:p>
          </table:table-cell>
          <table:table-cell table:style-name="TestScenario.C2" office:value-type="string">
            <text:p text:style-name="Table_20_Contents"><text:variable-get text:name="cond16.18" office:value-type="float" style:data-style-name="N0">34.1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xml file and a collection.dtd file were created.</text:p>
          </table:table-cell>
          <table:table-cell table:style-name="TestScenario.C2" office:value-type="string">
            <text:p text:style-name="Table_20_Contents"><text:variable-get text:name="cond153.1" office:value-type="float" style:data-style-name="N0">15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ree right click a picture node and bring up the popup menu. Choose the <text:span text:style-name="T1">copy | choose target directory </text:span>entry</text:p>
          </table:table-cell>
          <table:table-cell table:style-name="TestScenario.C2" office:value-type="string">
            <text:p text:style-name="Table_20_Contents"><text:variable-get text:name="cond64" office:value-type="float" style:data-style-name="N0">7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a file manager (outside of JPO) creat a directory that is read-only</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window pops up positioned at the most recently used directory</text:p>
          </table:table-cell>
          <table:table-cell table:style-name="TestScenario.C2" office:value-type="string">
            <text:p text:style-name="Table_20_Contents"><text:variable-get text:name="cond64.1" office:value-type="float" style:data-style-name="N0">7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to a directory to which you do not have write permissions and confirm that an error message is displayed</text:p>
          </table:table-cell>
          <table:table-cell table:style-name="TestScenario.C2" office:value-type="string">
            <text:p text:style-name="Table_20_Contents"><text:variable-get text:name="cond64.4" office:value-type="float" style:data-style-name="N0">78.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Now copy the image to a directory where you do have write permissions</text:p>
          </table:table-cell>
          <table:table-cell table:style-name="TestScenario.C2" office:value-type="string">
            <text:p text:style-name="Table_20_Contents"><text:variable-get text:name="cond64.3" office:value-type="float" style:data-style-name="N0">78.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copy the image again to the same place by using the copy and first remembered directory (thereby confirming that the directory was added to the remembered directories list)</text:p>
          </table:table-cell>
          <table:table-cell table:style-name="TestScenario.C2" office:value-type="string">
            <text:p text:style-name="Table_20_Contents"><text:variable-get text:name="cond64.6" office:value-type="float" style:data-style-name="N0">78.06</text:variable-get>, <text:variable-get text:name="cond56.12" office:value-type="float" style:data-style-name="N0">70.1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a popup dialog prompts you for a new name since a file with the target name already exists in this directory. Specify a new name</text:p>
          </table:table-cell>
          <table:table-cell table:style-name="TestScenario.C2" office:value-type="string">
            <text:p text:style-name="Table_20_Contents"><text:variable-get text:name="cond64.5" office:value-type="float" style:data-style-name="N0">78.05</text:variable-get>, <text:variable-get text:name="cond65.2" office:value-type="float" style:data-style-name="N0">79.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Copy a different picture to the remembered directory using the copy remembered directory short-cut</text:p>
          </table:table-cell>
          <table:table-cell table:style-name="TestScenario.C2" office:value-type="string">
            <text:p text:style-name="Table_20_Contents"><text:variable-get text:name="cond65.1" office:value-type="float" style:data-style-name="N0">7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a group node in the thumbnail pane and <text:span text:style-name="T1">Add New Group</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n the new group node <text:span text:style-name="T1">Add Picture</text:span><text:span text:style-name="T3"> also in the thumbnail pane</text:spa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dd these three copied pictures to the group.</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one of these pictures and and do a <text:span text:style-name="T1">File | Rename</text:span> on it</text:p>
          </table:table-cell>
          <table:table-cell table:style-name="TestScenario.C2" office:value-type="string">
            <text:p text:style-name="Table_20_Contents"><text:variable-get text:name="cond56.14" office:value-type="float" style:data-style-name="N0">70.1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Use a disk explorer to verify that the filename was changed on the disk</text:p>
          </table:table-cell>
          <table:table-cell table:style-name="TestScenario.C2" office:value-type="string">
            <text:p text:style-name="Table_20_Contents"><text:variable-get text:name="cond155.1" office:value-type="float" style:data-style-name="N0">8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renamed picture node and bring up the properties. Confirm that the file was renamed in the highres URL field too.</text:p>
          </table:table-cell>
          <table:table-cell table:style-name="TestScenario.C2" office:value-type="string">
            <text:p text:style-name="Table_20_Contents"><text:variable-get text:name="cond155.2" office:value-type="float" style:data-style-name="N0">81.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While the properties dialog is open do a <text:span text:style-name="T1">File | Delete</text:span> on the picture</text:p>
          </table:table-cell>
          <table:table-cell table:style-name="TestScenario.C2" office:value-type="string">
            <text:p text:style-name="Table_20_Contents"><text:variable-get text:name="cond56.15" office:value-type="float" style:data-style-name="N0">70.1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roperties dialog was removed</text:p>
          </table:table-cell>
          <table:table-cell table:style-name="TestScenario.C2" office:value-type="string">
            <text:p text:style-name="Table_20_Contents"><text:variable-get text:name="cond156.3" office:value-type="float" style:data-style-name="N0">82.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selection moved to the parent node of the picture</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node was removed from the tree and thumbnail pane</text:p>
          </table:table-cell>
          <table:table-cell table:style-name="TestScenario.C2" office:value-type="string">
            <text:p text:style-name="Table_20_Contents"><text:variable-get text:name="cond156.2" office:value-type="float" style:data-style-name="N0">82.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file disappeared on the disk</text:p>
          </table:table-cell>
          <table:table-cell table:style-name="TestScenario.C2" office:value-type="string">
            <text:p text:style-name="Table_20_Contents"><text:variable-get text:name="cond156.1" office:value-type="float" style:data-style-name="N0">8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Add a sub-group to the list and drag one picture onto this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tree on the group owing the copied pictures and click on <text:span text:style-name="T1">Consolidate / Move</text:span> </text:p>
          </table:table-cell>
          <table:table-cell table:style-name="TestScenario.C2" office:value-type="string">
            <text:p text:style-name="Table_20_Contents"><text:variable-get text:name="cond16.16" office:value-type="float" style:data-style-name="N0">34.1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dialogue is brought up that allows a directory to be chosen positioned at the most recently used directory. Confirm that previously used directories can also be chosen using the drop down list</text:p>
          </table:table-cell>
          <table:table-cell table:style-name="TestScenario.C2" office:value-type="string">
            <text:p text:style-name="Table_20_Contents"><text:variable-get text:name="cond49.1" office:value-type="float" style:data-style-name="N0">5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a filechooser can be brought up by clicking on the small icon with the three dots.</text:p>
          </table:table-cell>
          <table:table-cell table:style-name="TestScenario.C2" office:value-type="string">
            <text:p text:style-name="Table_20_Contents"><text:variable-get text:name="cond49.2" office:value-type="float" style:data-style-name="N0">5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Execute a consolidation to a new directory excluding sub-imag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with a file browser that the image(s) were moved to the new location </text:p>
          </table:table-cell>
          <table:table-cell table:style-name="TestScenario.C2" office:value-type="string">
            <text:p text:style-name="Table_20_Contents"><text:variable-get text:name="cond49.5" office:value-type="float" style:data-style-name="N0">59.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heck in the properties that the URL was modified accordingly</text:p>
          </table:table-cell>
          <table:table-cell table:style-name="TestScenario.C2" office:value-type="string">
            <text:p text:style-name="Table_20_Contents"><text:variable-get text:name="cond49.6" office:value-type="float" style:data-style-name="N0">59.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pictures was not alter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Execute another run this time with consolidation of the sub-items too</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URL of the sub-Groups was also changed this time. (And that the pictures moved)</text:p>
          </table:table-cell>
          <table:table-cell table:style-name="TestScenario.C2" office:value-type="string">
            <text:p text:style-name="Table_20_Contents"><text:variable-get text:name="cond49.3" office:value-type="float" style:data-style-name="N0">59.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tart another consolidation but cancel the dialog with the cancel button. Verify that nothing is altered.</text:p>
          </table:table-cell>
          <table:table-cell table:style-name="TestScenario.C2" office:value-type="string">
            <text:p text:style-name="Table_20_Contents"><text:variable-get text:name="cond49.7" office:value-type="float" style:data-style-name="N0">59.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ry to select a directory that does not have write permissions <text:s/>and show that an error pops up and no action is taken</text:p>
          </table:table-cell>
          <table:table-cell table:style-name="TestScenario.C2" office:value-type="string">
            <text:p text:style-name="Table_20_Contents"><text:variable-get text:name="cond49.4" office:value-type="float" style:data-style-name="N0">59.04</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xml file of a collection in a text editor and modify the Url of a Picture so that it points to something that doesn't exist. Also alter the thumbnail so there is no thumbnail to be found either.</text:p>
          </table:table-cell>
          <table:table-cell table:style-name="TestScenario.C2" office:value-type="string">
            <text:p text:style-name="Table_20_Contents"><text:variable-get text:name="cond55" office:value-type="float" style:data-style-name="N0">6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Load this collection.</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Verify that the thumbnail pane shows the broken image icon</text:p>
          </table:table-cell>
          <table:table-cell table:style-name="TestScenario.C2" office:value-type="string">
            <text:p text:style-name="Table_20_Contents"><text:variable-get text:name="cond55.1" office:value-type="float" style:data-style-name="N0">6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node in the Properties window and confirm that the broken thumbnail icon is shown there too. Also confirm that the URL is shown in red</text:p>
          </table:table-cell>
          <table:table-cell table:style-name="TestScenario.C2" office:value-type="string">
            <text:p text:style-name="Table_20_Contents"><text:variable-get text:name="cond55.2" office:value-type="float" style:data-style-name="N0">69.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Rightclick on the Properties window thumbnail and open the picture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onfirm that no image is shown and an error message is displayed in the status field at the bottom</text:p>
          </table:table-cell>
          <table:table-cell table:style-name="TestScenario.C2" office:value-type="string">
            <text:p text:style-name="Table_20_Contents"><text:variable-get text:name="cond55.3" office:value-type="float" style:data-style-name="N0">69.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ree</text:span> which is in the middle of the tree and bring up the popup menu.</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office:value-type="float"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office:value-type="float" style:data-style-name="N0">70.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office:value-type="float"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office:value-type="float" style:data-style-name="N0">7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office:value-type="float"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office:value-type="float"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office:value-type="float"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office:value-type="float"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office:value-type="float"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office:value-type="float"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office:value-type="float"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office:value-type="float" style:data-style-name="N0">77.02</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P5">Move Picture in Thumbnail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picture in the <text:span text:style-name="T1">Thumbnail pane</text:span> <text:s/>which is in the middle of the tree and bring up the popup menu.</text:p>
          </table:table-cell>
          <table:table-cell table:style-name="TestScenario.C2" office:value-type="string">
            <text:p text:style-name="Table_20_Contents"><text:variable-get text:name="cond149.1" office:value-type="float" style:data-style-name="N0">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for “Move” which is a submenu and click on it</text:p>
          </table:table-cell>
          <table:table-cell table:style-name="TestScenario.C2" office:value-type="string">
            <text:p text:style-name="Table_20_Contents"><text:variable-get text:name="cond56.5" office:value-type="float" style:data-style-name="N0">70.05</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Top</text:span>” and click on it.</text:p>
          </table:table-cell>
          <table:table-cell table:style-name="TestScenario.C2" office:value-type="string">
            <text:p text:style-name="Table_20_Contents"><text:variable-get text:name="cond56.6" office:value-type="float" style:data-style-name="N0">70.0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group was moved to the first place among it's peers.</text:p>
          </table:table-cell>
          <table:table-cell table:style-name="TestScenario.C2" office:value-type="string">
            <text:p text:style-name="Table_20_Contents"><text:variable-get text:name="cond60.1" office:value-type="float" style:data-style-name="N0">7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node and the root node did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Do another move to top on the node and verify that nothing changes</text:p>
          </table:table-cell>
          <table:table-cell table:style-name="TestScenario.C2" office:value-type="string">
            <text:p text:style-name="Table_20_Contents"><text:variable-get text:name="cond60.2" office:value-type="float" style:data-style-name="N0">74.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Down</text:span>” and click it</text:p>
          </table:table-cell>
          <table:table-cell table:style-name="TestScenario.C2" office:value-type="string">
            <text:p text:style-name="Table_20_Contents"><text:variable-get text:name="cond56.8" office:value-type="float" style:data-style-name="N0">70.0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down one position</text:p>
          </table:table-cell>
          <table:table-cell table:style-name="TestScenario.C2" office:value-type="string">
            <text:p text:style-name="Table_20_Contents"><text:variable-get text:name="cond63.1" office:value-type="float" style:data-style-name="N0">7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Up</text:span>”</text:p>
          </table:table-cell>
          <table:table-cell table:style-name="TestScenario.C2" office:value-type="string">
            <text:p text:style-name="Table_20_Contents"><text:variable-get text:name="cond56.7" office:value-type="float" style:data-style-name="N0">70.07</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moves up one position</text:p>
          </table:table-cell>
          <table:table-cell table:style-name="TestScenario.C2" office:value-type="string">
            <text:p text:style-name="Table_20_Contents"><text:variable-get text:name="cond61.1" office:value-type="float" style:data-style-name="N0">7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arent and root node do nothing</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up menuitem again and verify that nothing happens because the node is the top one</text:p>
          </table:table-cell>
          <table:table-cell table:style-name="TestScenario.C2" office:value-type="string">
            <text:p text:style-name="Table_20_Contents"><text:variable-get text:name="cond61.2" office:value-type="float" style:data-style-name="N0">75.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popup menu has an entry in the <text:s/><text:span text:style-name="T1">Move</text:span> submenu for moving the node “ <text:span text:style-name="T1">to Bottom</text:span>”</text:p>
          </table:table-cell>
          <table:table-cell table:style-name="TestScenario.C2" office:value-type="string">
            <text:p text:style-name="Table_20_Contents"><text:variable-get text:name="cond56.9" office:value-type="float" style:data-style-name="N0">70.09</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group node goes <text:s/>to the bottom of it's list of peers</text:p>
          </table:table-cell>
          <table:table-cell table:style-name="TestScenario.C2" office:value-type="string">
            <text:p text:style-name="Table_20_Contents"><text:variable-get text:name="cond62.1" office:value-type="float" style:data-style-name="N0">7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Confirm that the parent and root node did not change as part of this oper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epeat the move to bottom and verify that nothing happens because the node is at the bottom already</text:p>
          </table:table-cell>
          <table:table-cell table:style-name="TestScenario.C2" office:value-type="string">
            <text:p text:style-name="Table_20_Contents"><text:variable-get text:name="cond62.2" office:value-type="float" style:data-style-name="N0">7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Perform a move down on the node and verify that nothing happens because the node is at the bottom of the list already</text:p>
          </table:table-cell>
          <table:table-cell table:style-name="TestScenario.C2" office:value-type="string">
            <text:p text:style-name="Table_20_Contents"><text:variable-get text:name="cond63.2" office:value-type="float" style:data-style-name="N0">77.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Right click on a Thumbnail image in the picture pan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menu is the same as on a picture node in the tree and has the same functions</text:p>
          </table:table-cell>
          <table:table-cell table:style-name="TestScenario.C2" office:value-type="string">
            <text:p text:style-name="Table_20_Contents"><text:variable-get text:name="cond67.1" office:value-type="float" style:data-style-name="N0">8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Bring up a Picture Properties window. Right click on the Thumbnai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Satisfy yourself that the popup menu is the same as on a picture node in the tree and has the same functions.</text:p>
          </table:table-cell>
          <table:table-cell table:style-name="TestScenario.C2" office:value-type="string">
            <text:p text:style-name="Table_20_Contents"><text:variable-get text:name="cond68.1" office:value-type="float" style:data-style-name="N0">84.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Double click on a Thumbnail icon and confirm that the picutre browser is opened.</text:p>
          </table:table-cell>
          <table:table-cell table:style-name="TestScenario.C2" office:value-type="string">
            <text:p text:style-name="Table_20_Contents"><text:variable-get text:name="cond70.1" office:value-type="float" style:data-style-name="N0">8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Properties dialog change the highres URL of one of the pictures.</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on the refresh thumbnail icon and confirm that the thumbnail is rebuilt</text:p>
          </table:table-cell>
          <table:table-cell table:style-name="TestScenario.C2" office:value-type="string">
            <text:p text:style-name="Table_20_Contents"><text:variable-get text:name="cond73.1" office:value-type="float" style:data-style-name="N0">8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The lowres url is updated in the properties dialog by notification if a new name had to be assigned</text:p>
          </table:table-cell>
          <table:table-cell table:style-name="TestScenario.C2" office:value-type="string">
            <text:p text:style-name="Table_20_Contents"><text:variable-get text:name="cond73.3" office:value-type="float" style:data-style-name="N0">8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 move a group node on top of another group node that it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8.1" office:value-type="float" style:data-style-name="N0">12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from the <text:span text:style-name="T1">Thumbnail</text:span> browser onto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99.1" office:value-type="float" style:data-style-name="N0">12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ext:span text:style-name="T1">tree</text:span> drag-copy a group node on top of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0.1" office:value-type="float" style:data-style-name="N0">12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node from the <text:span text:style-name="T1">Thumbnail</text:span> browser onto another group node in the tree that is it's pe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d group is replicated at the place the target group was. The target group moves down one place.</text:p>
          </table:table-cell>
          <table:table-cell table:style-name="TestScenario.C2" office:value-type="string">
            <text:p text:style-name="Table_20_Contents"><text:variable-get text:name="cond101.1" office:value-type="float" style:data-style-name="N0">12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2.1" office:value-type="float" style:data-style-name="N0">12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group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3.1" office:value-type="float" style:data-style-name="N0">12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moved to the first position under the root node</text:p>
          </table:table-cell>
          <table:table-cell table:style-name="TestScenario.C2" office:value-type="string">
            <text:p text:style-name="Table_20_Contents"><text:variable-get text:name="cond104.1" office:value-type="float" style:data-style-name="N0">12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the root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is copied to the first position under the root node</text:p>
          </table:table-cell>
          <table:table-cell table:style-name="TestScenario.C2" office:value-type="string">
            <text:p text:style-name="Table_20_Contents"><text:variable-get text:name="cond105.1" office:value-type="float" style:data-style-name="N0">12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onto a picture node all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06.1" office:value-type="float" style:data-style-name="N0">13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copy a group node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7.1" office:value-type="float" style:data-style-name="N0">13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 – move a group node from the thumbnail browser onto a picture node <text:s/>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node is moved to the place of the picture in the tree. The picture is moved one down.</text:p>
          </table:table-cell>
          <table:table-cell table:style-name="TestScenario.C2" office:value-type="string">
            <text:p text:style-name="Table_20_Contents"><text:variable-get text:name="cond108.1" office:value-type="float" style:data-style-name="N0">132.01</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Drag – copy a group node from the thumbnail browser onto a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entire sub tree of the draggeed group is replicated at the place the target group was. The target picture moves down one place.</text:p>
          </table:table-cell>
          <table:table-cell table:style-name="TestScenario.C2" office:value-type="string">
            <text:p text:style-name="Table_20_Contents"><text:variable-get text:name="cond109.1" office:value-type="float" style:data-style-name="N0">13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node onto a child node of itself</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0.1" office:value-type="float" style:data-style-name="N0">13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the root node onto any other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n error is displayed and nothing happens</text:p>
          </table:table-cell>
          <table:table-cell table:style-name="TestScenario.C2" office:value-type="string">
            <text:p text:style-name="Table_20_Contents"><text:variable-get text:name="cond111.1" office:value-type="float" style:data-style-name="N0">13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move a picture node on top of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2.1" office:value-type="float" style:data-style-name="N0">13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thumbnail from the Thumbnail browser onto another pictur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dragged picture takes the place of the target node. The target node moves down one position in the tree</text:p>
          </table:table-cell>
          <table:table-cell table:style-name="TestScenario.C2" office:value-type="string">
            <text:p text:style-name="Table_20_Contents"><text:variable-get text:name="cond113.1" office:value-type="float" style:data-style-name="N0">13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picture node on top of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4.1" office:value-type="float" style:data-style-name="N0">13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thumbnail from the Thumbnail browser onto another picture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picture node is created at the place of the target node. The target node is moved down one position. The original node remains where it is.</text:p>
          </table:table-cell>
          <table:table-cell table:style-name="TestScenario.C2" office:value-type="string">
            <text:p text:style-name="Table_20_Contents"><text:variable-get text:name="cond115.1" office:value-type="float" style:data-style-name="N0">13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 – move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6.1" office:value-type="float" style:data-style-name="N0">14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In the tree drag-copy a picture node onto a group nod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new version of the picture is created as the last item in the target group.</text:p>
          </table:table-cell>
          <table:table-cell table:style-name="TestScenario.C2" office:value-type="string">
            <text:p text:style-name="Table_20_Contents"><text:variable-get text:name="cond117.1" office:value-type="float" style:data-style-name="N0">14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osition in the group</text:p>
          </table:table-cell>
          <table:table-cell table:style-name="TestScenario.C2" office:value-type="string">
            <text:p text:style-name="Table_20_Contents"><text:variable-get text:name="cond118.1" office:value-type="float" style:data-style-name="N0">14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pane onto a group node in the tre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osition in the group</text:p>
          </table:table-cell>
          <table:table-cell table:style-name="TestScenario.C2" office:value-type="string">
            <text:p text:style-name="Table_20_Contents"><text:variable-get text:name="cond119.1" office:value-type="float" style:data-style-name="N0">14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A popup menu allows the group to be placed before after into the target or abandon the operation.</text:p>
          </table:table-cell>
          <table:table-cell table:style-name="TestScenario.C2" office:value-type="string">
            <text:p text:style-name="Table_20_Contents"><text:variable-get text:name="cond120.1" office:value-type="float" style:data-style-name="N0">144.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1.1" office:value-type="float" style:data-style-name="N0">145.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group from the thumbnail browser onto a group in the thumbnail browser</text:p>
          </table:table-cell>
          <table:table-cell table:style-name="TestScenario.C2" office:value-type="string">
            <text:p text:style-name="Table_20_Contents"/>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The group is moved to the place of the target group. The target group is moved down one step. The tree updates and reflects this.</text:p>
          </table:table-cell>
          <table:table-cell table:style-name="TestScenario.C2" office:value-type="string">
            <text:p text:style-name="Table_20_Contents"><text:variable-get text:name="cond122.1" office:value-type="float" style:data-style-name="N0">14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group from the thumbnail browser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group structure is copied under a new group at the positon of the target group. The target group is moved down one step. The tree updates and reflects this.</text:p>
          </table:table-cell>
          <table:table-cell table:style-name="TestScenario.C2" office:value-type="string">
            <text:p text:style-name="Table_20_Contents"><text:variable-get text:name="cond123.1" office:value-type="float" style:data-style-name="N0">14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last picture in the group. The tree updates and reflects this.</text:p>
          </table:table-cell>
          <table:table-cell table:style-name="TestScenario.C2" office:value-type="string">
            <text:p text:style-name="Table_20_Contents"><text:variable-get text:name="cond124.1" office:value-type="float" style:data-style-name="N0">14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group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last picture in the group. The tree updates and reflects this.</text:p>
          </table:table-cell>
          <table:table-cell table:style-name="TestScenario.C2" office:value-type="string">
            <text:p text:style-name="Table_20_Contents"><text:variable-get text:name="cond125.1" office:value-type="float" style:data-style-name="N0">149.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6.1" office:value-type="float" style:data-style-name="N0">150.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ree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7.1" office:value-type="float" style:data-style-name="N0">151.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move a picture from the thumbnail browser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moved to the place of the target picture. The target picture moved down one place. The tree updates and reflect this.</text:p>
          </table:table-cell>
          <table:table-cell table:style-name="TestScenario.C2" office:value-type="string">
            <text:p text:style-name="Table_20_Contents"><text:variable-get text:name="cond128.1" office:value-type="float" style:data-style-name="N0">152.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Drag-copy a picture from the thumbnail browser onto a picture in the thumbnail browser</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 picture is copied to the place of the target picture. The target picture moved down one place. The tree updates and reflect this.</text:p>
          </table:table-cell>
          <table:table-cell table:style-name="TestScenario.C2" office:value-type="string">
            <text:p text:style-name="Table_20_Contents"><text:variable-get text:name="cond129.1" office:value-type="float" style:data-style-name="N0">153.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Open the <text:span text:style-name="T1">Edit | Collection Properties</text:span> dialog</text:p>
          </table:table-cell>
          <table:table-cell table:style-name="TestScenario.C2" office:value-type="string">
            <text:p text:style-name="Table_20_Contents"><text:variable-get text:name="cond158" office:value-type="float" style:data-style-name="N0">66</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the nodes</text:p>
          </table:table-cell>
          <table:table-cell table:style-name="TestScenario.C2" office:value-type="string">
            <text:p text:style-name="Table_20_Contents"><text:variable-get text:name="cond158.1" office:value-type="float" style:data-style-name="N0">66.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groups</text:p>
          </table:table-cell>
          <table:table-cell table:style-name="TestScenario.C2" office:value-type="string">
            <text:p text:style-name="Table_20_Contents"><text:variable-get text:name="cond158.2" office:value-type="float" style:data-style-name="N0">66.02</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Verify the count of pictures</text:p>
          </table:table-cell>
          <table:table-cell table:style-name="TestScenario.C2" office:value-type="string">
            <text:p text:style-name="Table_20_Contents"><text:variable-get text:name="cond158.3" office:value-type="float" style:data-style-name="N0">66.03</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Protected mode</text:p>
          </table:table-cell>
          <table:table-cell table:style-name="TestScenario.C2" office:value-type="string">
            <text:p text:style-name="Table_20_Contents"><text:variable-get text:name="cond160" office:value-type="float" style:data-style-name="N0">68</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missing</text:p>
          </table:table-cell>
          <table:table-cell table:style-name="TestScenario.C2" office:value-type="string">
            <text:p text:style-name="Table_20_Contents"><text:variable-get text:name="cond160.1" office:value-type="float" style:data-style-name="N0">68.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Switch the collection into Unprotected mode</text:p>
          </table:table-cell>
          <table:table-cell table:style-name="TestScenario.C2" office:value-type="string">
            <text:p text:style-name="Table_20_Contents"><text:variable-get text:name="cond159" office:value-type="float" style:data-style-name="N0">67</text:variable-get></text:p>
          </table:table-cell>
        </table:table-row>
        <text:soft-page-break/>
        <table:table-row>
          <table:table-cell table:style-name="TestScenario.A2" office:value-type="string">
            <text:p text:style-name="Table_20_Contents"/>
          </table:table-cell>
          <table:table-cell table:style-name="TestScenario.A2" office:value-type="string">
            <text:p text:style-name="Table_20_Contents">Open the Group Popup menu on a tree node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Group Popup menu on a group thumbnail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tree node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Open the Picture Popup menu on a group thumbnail and verify that the options to modify the tree are all present</text:p>
          </table:table-cell>
          <table:table-cell table:style-name="TestScenario.C2" office:value-type="string">
            <text:p text:style-name="Table_20_Contents"><text:variable-get text:name="cond159.1" office:value-type="float" style:data-style-name="N0">67.01</text:variable-get></text:p>
          </table:table-cell>
        </table:table-row>
        <table:table-row>
          <table:table-cell table:style-name="TestScenario.A2" office:value-type="string">
            <text:p text:style-name="Table_20_Contents"/>
          </table:table-cell>
          <table:table-cell table:style-name="TestScenario.A2" office:value-type="string">
            <text:p text:style-name="Table_20_Contents"/>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Using a File browser copy the thumbnail of a picture to a different plac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Make the copy write protected</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0In the Picture Properties window change the location of the thumbnail to the new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ose JPO and start it agian to make sure the thumbnail has to be read from the copied location</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Click Refresh Thumbnail (right click on the Thumbnail picture)</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Then click the refresh button in the Properties panel.</text:p>
          </table:table-cell>
          <table:table-cell table:style-name="TestScenario.C2" office:value-type="string">
            <text:p text:style-name="Table_20_Contents"/>
          </table:table-cell>
        </table:table-row>
        <table:table-row>
          <table:table-cell table:style-name="TestScenario.A2" office:value-type="string">
            <text:p text:style-name="Table_20_Contents"/>
          </table:table-cell>
          <table:table-cell table:style-name="TestScenario.A2" office:value-type="string">
            <text:p text:style-name="Table_20_Contents">Verify that the new thumbnail was created in the thumbnail Directory</text:p>
          </table:table-cell>
          <table:table-cell table:style-name="TestScenario.C2" office:value-type="string">
            <text:p text:style-name="Table_20_Contents"><text:variable-get text:name="cond73.2" office:value-type="float" style:data-style-name="N0">86.02</text:variable-ge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page-number="auto"/>
      <style:text-properties style:font-name="Helvetica" fo:font-size="10pt" fo:language="en" fo:country="GB" fo:font-weight="normal"/>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Helvetica1" fo:font-size="115%"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style:font-name="Helvetica" fo:font-size="8pt" fo:font-weight="normal"/>
    </style:style>
    <style:style style:name="Table_20_Contents" style:display-name="Table Contents" style:family="paragraph" style:parent-style-name="Text_20_body" style:class="extra">
      <style:paragraph-properties text:number-lines="false" text:line-number="0"/>
      <style:text-properties style:font-name="Helvetica"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7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7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Strikethrough" style:family="paragraph" style:parent-style-name="Standard" style:auto-update="true">
      <style:text-properties style:text-line-through-style="solid" fo:font-weight="normal"/>
    </style:style>
    <style:style style:name="Table_20_Conten_20_Crossed" style:display-name="Table Conten Crossed" style:family="paragraph" style:parent-style-name="Table_20_Contents">
      <style:text-properties fo:color="#800000" style:text-line-through-style="solid" fo:font-weight="normal"/>
    </style:style>
    <style:style style:name="DocumentTitle" style:family="paragraph" style:parent-style-name="Text">
      <style:paragraph-properties fo:text-align="center" style:justify-single-word="false" fo:padding="0.049cm" fo:border="0.035cm solid #000000"/>
      <style:text-properties style:font-name="Helvetica1" fo:font-size="40pt" fo:font-style="normal" fo:font-weight="bold"/>
    </style:style>
    <style:style style:name="Crossed_20_off_20_Table_20_Contents" style:display-name="Crossed off Table Contents" style:family="paragraph" style:parent-style-name="Table_20_Contents">
      <style:paragraph-properties fo:background-color="transparent">
        <style:background-image/>
      </style:paragraph-properties>
      <style:text-properties style:text-line-through-style="solid" style:text-line-through-type="dou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style:style>
    <style:style style:name="Footnote_20_Symbol" style:display-name="Footnote Symbol" style:family="text"/>
    <style:style style:name="Endnote_20_Symbol" style:display-name="Endnote Symbol"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1cm" fo:page-height="29.69cm" style:num-format="1" style:print-orientation="portrait" fo:margin-top="1.27cm" fo:margin-bottom="1.27cm" fo:margin-left="2.515cm" fo:margin-right="2.515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80" number:language="en" number:country="GB">
      <number:day/>
      <number:text>. </number:text>
      <number:month number:textual="true"/>
      <number:text>. </number:text>
      <number:year number:style="long"/>
    </number:date-style>
  </office:automatic-styles>
  <office:master-styles>
    <style:master-page style:name="Standard" style:page-layout-name="Mpm1">
      <style:footer>
        <text:p text:style-name="Footer">File: <text:file-name text:display="full">/richi/Src/Jpo/src/docsrc/JPO_TestScopeDocument.odt</text:file-name></text:p>
        <text:p text:style-name="Footer">Author: Richard Eigenmann</text:p>
        <text:p text:style-name="Footer">Last Update: <text:modification-date style:data-style-name="N5080">2. Jun. 2010</text:modification-date></text:p>
        <text:p text:style-name="Footer">Page: <text:page-number style:num-format="1" text:select-page="current">40</text:page-number>/<text:page-count>4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21$Build-9319</meta:generator>
    <meta:initial-creator>Richard Eigenmann</meta:initial-creator>
    <meta:creation-date>2001-07-17T07:57:43</meta:creation-date>
    <dc:date>2010-06-02T22:59:13</dc:date>
    <meta:printed-by> </meta:printed-by>
    <meta:print-date>2002-01-19T15:18:26</meta:print-date>
    <dc:language>en-GB</dc:language>
    <meta:editing-cycles>358</meta:editing-cycles>
    <meta:editing-duration>PT920H48M28S</meta:editing-duration>
    <meta:document-statistic meta:table-count="18" meta:image-count="0" meta:object-count="0" meta:page-count="40" meta:paragraph-count="1823" meta:word-count="12868" meta:character-count="68768"/>
    <meta:user-defined meta:name="Info 0"/>
    <meta:user-defined meta:name="Info 1"/>
    <meta:user-defined meta:name="Info 2"/>
    <meta:user-defined meta:name="Info 3"/>
  </office:meta>
</office:document-meta>
</file>